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donsker" table:style-name="ta1">
        <table:shapes>
          <draw:frame draw:z-index="0" draw:style-name="gr1" draw:text-style-name="P1" svg:width="11.3618in" svg:height="3.5453in" svg:x="2.0472in" svg:y="0.9307in">
            <draw:object draw:notify-on-update-of-ranges="data_donsker.A1:data_donsker.A1 data_donsker.A2:data_donsker.A1001 data_donsker.B1:data_donsker.B1 data_donsker.B2:data_donsker.B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7952661256621" calcext:value-type="float">
            <text:p>0.007952661256621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-0.027331383403073" calcext:value-type="float">
            <text:p>-0.027331383403073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-0.024739158181869" calcext:value-type="float">
            <text:p>-0.02473915818186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-0.049867008275222" calcext:value-type="float">
            <text:p>-0.04986700827522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9982970680208" calcext:value-type="float">
            <text:p>0.049982970680208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702942307178" calcext:value-type="float">
            <text:p>0.016702942307178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67047338431086" calcext:value-type="float">
            <text:p>0.067047338431086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75364961746229" calcext:value-type="float">
            <text:p>0.075364961746229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36965193126742" calcext:value-type="float">
            <text:p>0.03696519312674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0.07882593091689" calcext:value-type="float">
            <text:p>-0.07882593091689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70174687874027" calcext:value-type="float">
            <text:p>0.070174687874027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36794075609875" calcext:value-type="float">
            <text:p>0.036794075609875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6996587658932" calcext:value-type="float">
            <text:p>0.086996587658932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-0.066148395781616" calcext:value-type="float">
            <text:p>-0.06614839578161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0.133488964399313" calcext:value-type="float">
            <text:p>-0.133488964399313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3103828427299" calcext:value-type="float">
            <text:p>0.003103828427299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-0.055001180200179" calcext:value-type="float">
            <text:p>-0.055001180200179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-0.088619805854601" calcext:value-type="float">
            <text:p>-0.088619805854601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266080057213101" calcext:value-type="float">
            <text:p>0.26608005721310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41003921868092" calcext:value-type="float">
            <text:p>0.041003921868092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-0.029208372068287" calcext:value-type="float">
            <text:p>-0.029208372068287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-0.120148356053724" calcext:value-type="float">
            <text:p>-0.120148356053724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-0.022814600741976" calcext:value-type="float">
            <text:p>-0.022814600741976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011254883863267" calcext:value-type="float">
            <text:p>0.011254883863267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-0.007540561173691" calcext:value-type="float">
            <text:p>-0.007540561173691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10673072629448" calcext:value-type="float">
            <text:p>0.10673072629448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29310527370866" calcext:value-type="float">
            <text:p>0.029310527370866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185111520114893" calcext:value-type="float">
            <text:p>0.185111520114893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210755737909454" calcext:value-type="float">
            <text:p>0.21075573790945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130849985236727" calcext:value-type="float">
            <text:p>-0.130849985236727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-0.379236702322316" calcext:value-type="float">
            <text:p>-0.379236702322316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-0.049339188603066" calcext:value-type="float">
            <text:p>-0.049339188603066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-0.17641745270555" calcext:value-type="float">
            <text:p>-0.17641745270555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203754158517449" calcext:value-type="float">
            <text:p>0.203754158517449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133718334699988" calcext:value-type="float">
            <text:p>0.133718334699988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092766582622484" calcext:value-type="float">
            <text:p>0.092766582622484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25263131003243" calcext:value-type="float">
            <text:p>0.025263131003243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-0.221875435746396" calcext:value-type="float">
            <text:p>-0.221875435746396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67101812148446" calcext:value-type="float">
            <text:p>0.06710181214844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4036118549455" calcext:value-type="float">
            <text:p>0.014036118549455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-0.208672033571194" calcext:value-type="float">
            <text:p>-0.208672033571194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-0.091840601417783" calcext:value-type="float">
            <text:p>-0.091840601417783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-0.298187738529367" calcext:value-type="float">
            <text:p>-0.298187738529367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-0.021800977448195" calcext:value-type="float">
            <text:p>-0.021800977448195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-0.168522064982136" calcext:value-type="float">
            <text:p>-0.168522064982136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-0.28580912602003" calcext:value-type="float">
            <text:p>-0.28580912602003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-0.08549389267808" calcext:value-type="float">
            <text:p>-0.08549389267808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-0.115145144593387" calcext:value-type="float">
            <text:p>-0.115145144593387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182046054921869" calcext:value-type="float">
            <text:p>0.18204605492186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219827994862684" calcext:value-type="float">
            <text:p>-0.219827994862684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-0.025445695102481" calcext:value-type="float">
            <text:p>-0.025445695102481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-0.147122419195729" calcext:value-type="float">
            <text:p>-0.147122419195729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-0.006621095251748" calcext:value-type="float">
            <text:p>-0.006621095251748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038594460524141" calcext:value-type="float">
            <text:p>0.038594460524141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017397801748784" calcext:value-type="float">
            <text:p>0.017397801748784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098360497927228" calcext:value-type="float">
            <text:p>0.098360497927228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-0.143951250567736" calcext:value-type="float">
            <text:p>-0.143951250567736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094340175155872" calcext:value-type="float">
            <text:p>0.094340175155872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086417159925406" calcext:value-type="float">
            <text:p>0.08641715992540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512005440297854" calcext:value-type="float">
            <text:p>0.512005440297854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59570663138928" calcext:value-type="float">
            <text:p>0.059570663138928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57930286965782" calcext:value-type="float">
            <text:p>0.057930286965782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115244490352748" calcext:value-type="float">
            <text:p>0.115244490352748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250528718263535" calcext:value-type="float">
            <text:p>0.250528718263535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50236266082387" calcext:value-type="float">
            <text:p>0.050236266082387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-0.035950800745027" calcext:value-type="float">
            <text:p>-0.035950800745027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-0.034130624894657" calcext:value-type="float">
            <text:p>-0.034130624894657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156795443817629" calcext:value-type="float">
            <text:p>0.156795443817629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372897573484577" calcext:value-type="float">
            <text:p>0.37289757348457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69161106381587" calcext:value-type="float">
            <text:p>-0.069161106381587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075121370855535" calcext:value-type="float">
            <text:p>0.075121370855535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-0.096720870882764" calcext:value-type="float">
            <text:p>-0.096720870882764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.147427396828816" calcext:value-type="float">
            <text:p>0.147427396828816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-0.154193474041371" calcext:value-type="float">
            <text:p>-0.154193474041371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-0.136608137299852" calcext:value-type="float">
            <text:p>-0.136608137299852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284129046768918" calcext:value-type="float">
            <text:p>0.284129046768918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-0.091508202996827" calcext:value-type="float">
            <text:p>-0.091508202996827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-0.278507135335186" calcext:value-type="float">
            <text:p>-0.278507135335186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-0.378244901939125" calcext:value-type="float">
            <text:p>-0.3782449019391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76631047634095" calcext:value-type="float">
            <text:p>0.076631047634095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100030733530805" calcext:value-type="float">
            <text:p>0.100030733530805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81626859602513" calcext:value-type="float">
            <text:p>0.081626859602513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.678380188789326" calcext:value-type="float">
            <text:p>0.678380188789326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-0.181063298200774" calcext:value-type="float">
            <text:p>-0.181063298200774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-0.319556991479497" calcext:value-type="float">
            <text:p>-0.319556991479497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47756586828148" calcext:value-type="float">
            <text:p>0.47756586828148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215279935905574" calcext:value-type="float">
            <text:p>0.21527993590557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401209113986186" calcext:value-type="float">
            <text:p>0.401209113986186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-0.724179459038816" calcext:value-type="float">
            <text:p>-0.72417945903881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6953058457828" calcext:value-type="float">
            <text:p>0.06953058457828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-0.126624854252766" calcext:value-type="float">
            <text:p>-0.126624854252766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010315022388182" calcext:value-type="float">
            <text:p>0.010315022388182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-0.543876230261233" calcext:value-type="float">
            <text:p>-0.543876230261233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256233670294684" calcext:value-type="float">
            <text:p>0.256233670294684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-0.58836325490446" calcext:value-type="float">
            <text:p>-0.58836325490446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-0.308026059121364" calcext:value-type="float">
            <text:p>-0.308026059121364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441358629236747" calcext:value-type="float">
            <text:p>0.441358629236747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-0.099731834682378" calcext:value-type="float">
            <text:p>-0.099731834682378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102111013381957" calcext:value-type="float">
            <text:p>0.10211101338195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54456061944288" calcext:value-type="float">
            <text:p>-0.54456061944288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55173422207537" calcext:value-type="float">
            <text:p>0.155173422207537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-0.584774097384618" calcext:value-type="float">
            <text:p>-0.584774097384618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344165935177219" calcext:value-type="float">
            <text:p>0.344165935177219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-0.621102091998367" calcext:value-type="float">
            <text:p>-0.621102091998367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-0.124921385818495" calcext:value-type="float">
            <text:p>-0.124921385818495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342995053939249" calcext:value-type="float">
            <text:p>0.342995053939249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-0.0114922278947" calcext:value-type="float">
            <text:p>-0.0114922278947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248487115716736" calcext:value-type="float">
            <text:p>0.248487115716736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-0.100486062164621" calcext:value-type="float">
            <text:p>-0.10048606216462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304813740091208" calcext:value-type="float">
            <text:p>0.304813740091208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-0.462472793923757" calcext:value-type="float">
            <text:p>-0.462472793923757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-0.175255966035876" calcext:value-type="float">
            <text:p>-0.175255966035876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082004851767455" calcext:value-type="float">
            <text:p>0.082004851767455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-0.04444287068276" calcext:value-type="float">
            <text:p>-0.04444287068276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560953612299497" calcext:value-type="float">
            <text:p>0.560953612299497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230666703837311" calcext:value-type="float">
            <text:p>0.230666703837311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234126544037597" calcext:value-type="float">
            <text:p>0.234126544037597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-0.261522596144296" calcext:value-type="float">
            <text:p>-0.261522596144296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-0.448436429057223" calcext:value-type="float">
            <text:p>-0.44843642905722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94282848940512" calcext:value-type="float">
            <text:p>-0.094282848940512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-0.578194211107044" calcext:value-type="float">
            <text:p>-0.578194211107044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-0.010422053640846" calcext:value-type="float">
            <text:p>-0.010422053640846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33438913331223" calcext:value-type="float">
            <text:p>0.033438913331223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-0.066849518359582" calcext:value-type="float">
            <text:p>-0.06684951835958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435252611579958" calcext:value-type="float">
            <text:p>0.435252611579958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107018610954978" calcext:value-type="float">
            <text:p>0.107018610954978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-0.317400387878043" calcext:value-type="float">
            <text:p>-0.317400387878043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-0.334388439166991" calcext:value-type="float">
            <text:p>-0.334388439166991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-0.40912273420554" calcext:value-type="float">
            <text:p>-0.4091227342055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18252349471119" calcext:value-type="float">
            <text:p>0.18252349471119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-0.319574611092585" calcext:value-type="float">
            <text:p>-0.319574611092585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-0.042413320717844" calcext:value-type="float">
            <text:p>-0.042413320717844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169012074376349" calcext:value-type="float">
            <text:p>0.169012074376349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-0.981857526145318" calcext:value-type="float">
            <text:p>-0.981857526145318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-0.129648771679801" calcext:value-type="float">
            <text:p>-0.129648771679801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000841738590483" calcext:value-type="float">
            <text:p>0.000841738590483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0.525139012608606" calcext:value-type="float">
            <text:p>0.525139012608606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303093779330276" calcext:value-type="float">
            <text:p>0.303093779330276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350893987856727" calcext:value-type="float">
            <text:p>0.350893987856727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592831990177911" calcext:value-type="float">
            <text:p>0.592831990177911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-0.562297633939645" calcext:value-type="float">
            <text:p>-0.562297633939645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904306826596528" calcext:value-type="float">
            <text:p>0.904306826596528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351496983925159" calcext:value-type="float">
            <text:p>0.351496983925159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088481422843562" calcext:value-type="float">
            <text:p>0.088481422843562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270758917755159" calcext:value-type="float">
            <text:p>0.270758917755159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-0.192077966964804" calcext:value-type="float">
            <text:p>-0.192077966964804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335072625379125" calcext:value-type="float">
            <text:p>0.335072625379125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187970511427013" calcext:value-type="float">
            <text:p>0.187970511427013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-0.269961253904987" calcext:value-type="float">
            <text:p>-0.26996125390498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28930826094043" calcext:value-type="float">
            <text:p>0.28930826094043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15868007549399" calcext:value-type="float">
            <text:p>0.115868007549399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-0.152524016477461" calcext:value-type="float">
            <text:p>-0.152524016477461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-0.073730270658214" calcext:value-type="float">
            <text:p>-0.073730270658214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-0.344167704013907" calcext:value-type="float">
            <text:p>-0.344167704013907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307905279648974" calcext:value-type="float">
            <text:p>0.307905279648974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-0.274506270323457" calcext:value-type="float">
            <text:p>-0.274506270323457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-0.122185705990455" calcext:value-type="float">
            <text:p>-0.122185705990455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-0.287378137105838" calcext:value-type="float">
            <text:p>-0.287378137105838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.833339452510186" calcext:value-type="float">
            <text:p>0.83333945251018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4246152075773" calcext:value-type="float">
            <text:p>-0.04246152075773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-0.857880629679528" calcext:value-type="float">
            <text:p>-0.857880629679528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372375957885221" calcext:value-type="float">
            <text:p>0.372375957885221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0.336077116269601" calcext:value-type="float">
            <text:p>0.336077116269601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-0.369901421035447" calcext:value-type="float">
            <text:p>-0.369901421035447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535283020404313" calcext:value-type="float">
            <text:p>0.535283020404313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397207383728811" calcext:value-type="float">
            <text:p>0.397207383728811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0.097264677774932" calcext:value-type="float">
            <text:p>0.097264677774932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-0.247518719109748" calcext:value-type="float">
            <text:p>-0.247518719109748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397699218943911" calcext:value-type="float">
            <text:p>0.39769921894391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267872269501422" calcext:value-type="float">
            <text:p>-0.267872269501422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.277842844245613" calcext:value-type="float">
            <text:p>0.277842844245613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-0.275608981907888" calcext:value-type="float">
            <text:p>-0.275608981907888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0.335101689804491" calcext:value-type="float">
            <text:p>0.335101689804491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616296238662455" calcext:value-type="float">
            <text:p>0.61629623866245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143793889705141" calcext:value-type="float">
            <text:p>0.143793889705141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138886053815183" calcext:value-type="float">
            <text:p>0.138886053815183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.05360686563543" calcext:value-type="float">
            <text:p>0.05360686563543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774076240531738" calcext:value-type="float">
            <text:p>0.774076240531738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-0.624513169443434" calcext:value-type="float">
            <text:p>-0.62451316944343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220628622594008" calcext:value-type="float">
            <text:p>-0.220628622594008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.231353234437037" calcext:value-type="float">
            <text:p>0.231353234437037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-0.200361911918316" calcext:value-type="float">
            <text:p>-0.200361911918316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-0.496448392899753" calcext:value-type="float">
            <text:p>-0.496448392899753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-0.13114659900059" calcext:value-type="float">
            <text:p>-0.13114659900059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136432499379943" calcext:value-type="float">
            <text:p>0.136432499379943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-0.553908029407409" calcext:value-type="float">
            <text:p>-0.553908029407409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623776995672957" calcext:value-type="float">
            <text:p>0.623776995672957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307243982497039" calcext:value-type="float">
            <text:p>0.307243982497039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372472978451254" calcext:value-type="float">
            <text:p>0.37247297845125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20465641425831" calcext:value-type="float">
            <text:p>-0.020465641425831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-0.052433254834063" calcext:value-type="float">
            <text:p>-0.052433254834063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236004112451803" calcext:value-type="float">
            <text:p>0.236004112451803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025228464917056" calcext:value-type="float">
            <text:p>0.025228464917056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-0.197932569347615" calcext:value-type="float">
            <text:p>-0.197932569347615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6908761273811" calcext:value-type="float">
            <text:p>0.006908761273811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34728181826531" calcext:value-type="float">
            <text:p>0.34728181826531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036593809961331" calcext:value-type="float">
            <text:p>0.036593809961331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-0.462520556331783" calcext:value-type="float">
            <text:p>-0.462520556331783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1.09639626767723" calcext:value-type="float">
            <text:p>1.0963962676772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526011146919627" calcext:value-type="float">
            <text:p>-0.526011146919627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-0.034743114114008" calcext:value-type="float">
            <text:p>-0.034743114114008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065692745820435" calcext:value-type="float">
            <text:p>0.065692745820435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1.10538363087257" calcext:value-type="float">
            <text:p>1.10538363087257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586433477975122" calcext:value-type="float">
            <text:p>0.586433477975122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199271702729102" calcext:value-type="float">
            <text:p>0.199271702729102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-0.502033302922995" calcext:value-type="float">
            <text:p>-0.502033302922995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744474862725886" calcext:value-type="float">
            <text:p>0.744474862725886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-0.68342392119449" calcext:value-type="float">
            <text:p>-0.68342392119449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-0.204164140572871" calcext:value-type="float">
            <text:p>-0.20416414057287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314794191343749" calcext:value-type="float">
            <text:p>0.314794191343749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-0.776520337680793" calcext:value-type="float">
            <text:p>-0.776520337680793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-0.083012769923013" calcext:value-type="float">
            <text:p>-0.083012769923013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010461753010135" calcext:value-type="float">
            <text:p>0.010461753010135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141922391138657" calcext:value-type="float">
            <text:p>0.141922391138657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-0.261272964002109" calcext:value-type="float">
            <text:p>-0.261272964002109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040247675868318" calcext:value-type="float">
            <text:p>0.040247675868318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520620619168589" calcext:value-type="float">
            <text:p>0.520620619168589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-0.153717210875967" calcext:value-type="float">
            <text:p>-0.153717210875967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.332560125736205" calcext:value-type="float">
            <text:p>0.33256012573620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7058311851102" calcext:value-type="float">
            <text:p>0.27058311851102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287967625375146" calcext:value-type="float">
            <text:p>0.287967625375146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-0.106030281565618" calcext:value-type="float">
            <text:p>-0.106030281565618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-0.002510797234319" calcext:value-type="float">
            <text:p>-0.002510797234319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-0.343410952552851" calcext:value-type="float">
            <text:p>-0.343410952552851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-0.445009493023139" calcext:value-type="float">
            <text:p>-0.445009493023139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-0.332637500090383" calcext:value-type="float">
            <text:p>-0.332637500090383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546019569401408" calcext:value-type="float">
            <text:p>0.546019569401408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-1.10405085295446" calcext:value-type="float">
            <text:p>-1.10405085295446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242407963217473" calcext:value-type="float">
            <text:p>0.24240796321747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171079121629382" calcext:value-type="float">
            <text:p>0.171079121629382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157253970200957" calcext:value-type="float">
            <text:p>0.157253970200957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087579144681467" calcext:value-type="float">
            <text:p>0.087579144681467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416605675138291" calcext:value-type="float">
            <text:p>0.416605675138291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078340152163364" calcext:value-type="float">
            <text:p>0.078340152163364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671476519720301" calcext:value-type="float">
            <text:p>0.671476519720301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180367575550474" calcext:value-type="float">
            <text:p>0.180367575550474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111056435021745" calcext:value-type="float">
            <text:p>0.111056435021745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818457748914788" calcext:value-type="float">
            <text:p>0.818457748914788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-0.299546432162765" calcext:value-type="float">
            <text:p>-0.29954643216276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22975552905435" calcext:value-type="float">
            <text:p>-0.022975552905435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454454240226975" calcext:value-type="float">
            <text:p>0.454454240226975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117129341808233" calcext:value-type="float">
            <text:p>0.117129341808233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79707184326205" calcext:value-type="float">
            <text:p>0.79707184326205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299509239723014" calcext:value-type="float">
            <text:p>0.299509239723014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-0.295458989125541" calcext:value-type="float">
            <text:p>-0.295458989125541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-0.193771222558677" calcext:value-type="float">
            <text:p>-0.193771222558677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-0.254573015119728" calcext:value-type="float">
            <text:p>-0.254573015119728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18569800399263" calcext:value-type="float">
            <text:p>0.18569800399263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-0.422860640220864" calcext:value-type="float">
            <text:p>-0.42286064022086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79039875065884" calcext:value-type="float">
            <text:p>0.079039875065884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-0.057146127826423" calcext:value-type="float">
            <text:p>-0.057146127826423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565827808406785" calcext:value-type="float">
            <text:p>0.565827808406785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-0.06699805655675" calcext:value-type="float">
            <text:p>-0.06699805655675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1.21559621479136" calcext:value-type="float">
            <text:p>1.21559621479136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289791177744908" calcext:value-type="float">
            <text:p>0.289791177744908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351484274100526" calcext:value-type="float">
            <text:p>0.351484274100526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396023327481078" calcext:value-type="float">
            <text:p>0.396023327481078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-0.459335187215351" calcext:value-type="float">
            <text:p>-0.459335187215351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-0.63987088199364" calcext:value-type="float">
            <text:p>-0.6398708819936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518286767767399" calcext:value-type="float">
            <text:p>0.518286767767399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731217264474209" calcext:value-type="float">
            <text:p>0.731217264474209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025886346782129" calcext:value-type="float">
            <text:p>0.025886346782129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-1.20735253064431" calcext:value-type="float">
            <text:p>-1.2073525306443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473947842972889" calcext:value-type="float">
            <text:p>0.473947842972889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761935242406305" calcext:value-type="float">
            <text:p>0.761935242406305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-0.482642269470659" calcext:value-type="float">
            <text:p>-0.482642269470659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-0.662640777212076" calcext:value-type="float">
            <text:p>-0.662640777212076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-0.156609317309255" calcext:value-type="float">
            <text:p>-0.156609317309255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0.246074215389482" calcext:value-type="float">
            <text:p>0.24607421538948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123488927094832" calcext:value-type="float">
            <text:p>-0.123488927094832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0.247969850287268" calcext:value-type="float">
            <text:p>0.247969850287268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-0.967854798550875" calcext:value-type="float">
            <text:p>-0.967854798550875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-0.475319127817877" calcext:value-type="float">
            <text:p>-0.475319127817877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-0.245608183854012" calcext:value-type="float">
            <text:p>-0.24560818385401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62140408667647" calcext:value-type="float">
            <text:p>0.62140408667647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246420421400358" calcext:value-type="float">
            <text:p>0.246420421400358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778590510836191" calcext:value-type="float">
            <text:p>0.778590510836191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-0.333832389623928" calcext:value-type="float">
            <text:p>-0.333832389623928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374555728384387" calcext:value-type="float">
            <text:p>0.37455572838438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799033541921424" calcext:value-type="float">
            <text:p>0.799033541921424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589815922565162" calcext:value-type="float">
            <text:p>-0.589815922565162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-0.041158493316639" calcext:value-type="float">
            <text:p>-0.041158493316639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394368853523412" calcext:value-type="float">
            <text:p>0.394368853523412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-0.137898373783336" calcext:value-type="float">
            <text:p>-0.137898373783336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-0.578419935129395" calcext:value-type="float">
            <text:p>-0.578419935129395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654622664807855" calcext:value-type="float">
            <text:p>0.654622664807855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578826621585707" calcext:value-type="float">
            <text:p>0.578826621585707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872018864463334" calcext:value-type="float">
            <text:p>0.872018864463334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193647340535906" calcext:value-type="float">
            <text:p>0.19364734053590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978562715384848" calcext:value-type="float">
            <text:p>0.978562715384848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.436985257191402" calcext:value-type="float">
            <text:p>0.436985257191402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814182133401517" calcext:value-type="float">
            <text:p>0.814182133401517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.251645561495863" calcext:value-type="float">
            <text:p>0.251645561495863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-0.204799800983854" calcext:value-type="float">
            <text:p>-0.204799800983854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-0.949034126474677" calcext:value-type="float">
            <text:p>-0.949034126474677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-0.029163806046689" calcext:value-type="float">
            <text:p>-0.029163806046689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642820173498418" calcext:value-type="float">
            <text:p>0.642820173498418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-0.024073330009303" calcext:value-type="float">
            <text:p>-0.024073330009303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673747950548851" calcext:value-type="float">
            <text:p>0.67374795054885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443778186111272" calcext:value-type="float">
            <text:p>-0.443778186111272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.401297289181029" calcext:value-type="float">
            <text:p>0.401297289181029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11308640813414" calcext:value-type="float">
            <text:p>1.11308640813414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.308192507162167" calcext:value-type="float">
            <text:p>0.308192507162167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072110733279388" calcext:value-type="float">
            <text:p>0.072110733279388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1.4795128334294" calcext:value-type="float">
            <text:p>1.4795128334294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-0.039237600364149" calcext:value-type="float">
            <text:p>-0.039237600364149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-0.037174593666627" calcext:value-type="float">
            <text:p>-0.037174593666627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-0.945704095915031" calcext:value-type="float">
            <text:p>-0.945704095915031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-0.47813660888333" calcext:value-type="float">
            <text:p>-0.4781366088833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45387188464176" calcext:value-type="float">
            <text:p>0.045387188464176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-0.450974578438674" calcext:value-type="float">
            <text:p>-0.450974578438674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839854076959477" calcext:value-type="float">
            <text:p>0.839854076959477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-1.10697163297697" calcext:value-type="float">
            <text:p>-1.10697163297697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-0.724850827896023" calcext:value-type="float">
            <text:p>-0.724850827896023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458468121463653" calcext:value-type="float">
            <text:p>0.458468121463653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875004980344978" calcext:value-type="float">
            <text:p>0.875004980344978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728625788483185" calcext:value-type="float">
            <text:p>0.728625788483185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022162669069192" calcext:value-type="float">
            <text:p>0.022162669069192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-0.21062101233867" calcext:value-type="float">
            <text:p>-0.2106210123386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407952830786468" calcext:value-type="float">
            <text:p>-0.407952830786468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43647494533042" calcext:value-type="float">
            <text:p>0.43647494533042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218633432509" calcext:value-type="float">
            <text:p>0.218633432509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1.15609360695811" calcext:value-type="float">
            <text:p>1.15609360695811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177519763255889" calcext:value-type="float">
            <text:p>0.177519763255889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224848268346608" calcext:value-type="float">
            <text:p>0.224848268346608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314896358788043" calcext:value-type="float">
            <text:p>0.314896358788043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931418362303906" calcext:value-type="float">
            <text:p>0.931418362303906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14300171510827" calcext:value-type="float">
            <text:p>0.14300171510827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007748301266798" calcext:value-type="float">
            <text:p>0.00774830126679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208105704973353" calcext:value-type="float">
            <text:p>-0.208105704973353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-0.44350490301892" calcext:value-type="float">
            <text:p>-0.44350490301892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-0.010543824894123" calcext:value-type="float">
            <text:p>-0.010543824894123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-0.116362589678595" calcext:value-type="float">
            <text:p>-0.116362589678595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-0.82448136895437" calcext:value-type="float">
            <text:p>-0.82448136895437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-1.51928784109101" calcext:value-type="float">
            <text:p>-1.51928784109101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554904025417027" calcext:value-type="float">
            <text:p>0.554904025417027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-0.015636163670494" calcext:value-type="float">
            <text:p>-0.015636163670494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-0.030145475410463" calcext:value-type="float">
            <text:p>-0.030145475410463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320000378949136" calcext:value-type="float">
            <text:p>0.32000037894913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201467997516462" calcext:value-type="float">
            <text:p>-0.201467997516462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-0.406378071028165" calcext:value-type="float">
            <text:p>-0.406378071028165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-0.539739145552416" calcext:value-type="float">
            <text:p>-0.539739145552416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-0.21777754877397" calcext:value-type="float">
            <text:p>-0.21777754877397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052197849645039" calcext:value-type="float">
            <text:p>0.052197849645039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072753408296913" calcext:value-type="float">
            <text:p>0.072753408296913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096894760597767" calcext:value-type="float">
            <text:p>0.096894760597767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0.132907941001343" calcext:value-type="float">
            <text:p>0.132907941001343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192087333104194" calcext:value-type="float">
            <text:p>0.192087333104194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-0.387756587335431" calcext:value-type="float">
            <text:p>-0.38775658733543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98803851355504" calcext:value-type="float">
            <text:p>0.398803851355504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.17453004716007" calcext:value-type="float">
            <text:p>1.17453004716007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954771760817277" calcext:value-type="float">
            <text:p>0.954771760817277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0.341937493522009" calcext:value-type="float">
            <text:p>0.341937493522009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342666182566357" calcext:value-type="float">
            <text:p>0.342666182566357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441922283841258" calcext:value-type="float">
            <text:p>0.441922283841258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108909357194451" calcext:value-type="float">
            <text:p>0.108909357194451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-0.819608146101297" calcext:value-type="float">
            <text:p>-0.819608146101297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-0.346695402329718" calcext:value-type="float">
            <text:p>-0.346695402329718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-0.641495061734202" calcext:value-type="float">
            <text:p>-0.64149506173420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4356696931017" calcext:value-type="float">
            <text:p>0.004356696931017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-0.529910379829346" calcext:value-type="float">
            <text:p>-0.529910379829346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-0.552936108999006" calcext:value-type="float">
            <text:p>-0.552936108999006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763944997794956" calcext:value-type="float">
            <text:p>0.763944997794956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-0.477866041591426" calcext:value-type="float">
            <text:p>-0.477866041591426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377762536949876" calcext:value-type="float">
            <text:p>0.377762536949876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1.44917834547603" calcext:value-type="float">
            <text:p>1.44917834547603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0.02343597547496" calcext:value-type="float">
            <text:p>0.02343597547496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444649660314699" calcext:value-type="float">
            <text:p>0.444649660314699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0.162341985694798" calcext:value-type="float">
            <text:p>0.162341985694798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423258184100184" calcext:value-type="float">
            <text:p>-0.423258184100184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-0.073215344965807" calcext:value-type="float">
            <text:p>-0.073215344965807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-1.0161664565449" calcext:value-type="float">
            <text:p>-1.0161664565449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2.04198551698243" calcext:value-type="float">
            <text:p>2.04198551698243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0.100518181871413" calcext:value-type="float">
            <text:p>-0.10051818187141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44775449966684" calcext:value-type="float">
            <text:p>0.144775449966684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0.168509205033261" calcext:value-type="float">
            <text:p>-0.168509205033261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-0.328016797391995" calcext:value-type="float">
            <text:p>-0.328016797391995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246194613023203" calcext:value-type="float">
            <text:p>0.246194613023203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-1.1120039673127" calcext:value-type="float">
            <text:p>-1.112003967312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1.04701602740911" calcext:value-type="float">
            <text:p>-1.04701602740911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0.161836586504971" calcext:value-type="float">
            <text:p>0.161836586504971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0.80097572852775" calcext:value-type="float">
            <text:p>-0.80097572852775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0.297070008576076" calcext:value-type="float">
            <text:p>0.297070008576076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0.832182960136906" calcext:value-type="float">
            <text:p>-0.832182960136906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1.43034976472489" calcext:value-type="float">
            <text:p>1.43034976472489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0.426817134686594" calcext:value-type="float">
            <text:p>-0.42681713468659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-1.08590370122735" calcext:value-type="float">
            <text:p>-1.08590370122735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0.537380363275889" calcext:value-type="float">
            <text:p>-0.537380363275889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-0.342680966568636" calcext:value-type="float">
            <text:p>-0.34268096656863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209227119092335" calcext:value-type="float">
            <text:p>0.209227119092335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-0.106605214227355" calcext:value-type="float">
            <text:p>-0.106605214227355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00040369687596" calcext:value-type="float">
            <text:p>0.00040369687596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890950000470483" calcext:value-type="float">
            <text:p>0.890950000470483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352331337213313" calcext:value-type="float">
            <text:p>0.35233133721331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146231841585878" calcext:value-type="float">
            <text:p>0.146231841585878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0.018264860782056" calcext:value-type="float">
            <text:p>-0.018264860782056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-0.018969119717859" calcext:value-type="float">
            <text:p>-0.018969119717859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0.024829865663134" calcext:value-type="float">
            <text:p>-0.024829865663134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.00003811718219" calcext:value-type="float">
            <text:p>1.0000381171821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4416770416559" calcext:value-type="float">
            <text:p>0.114416770416559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0.673112324971017" calcext:value-type="float">
            <text:p>0.673112324971017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0640889198564" calcext:value-type="float">
            <text:p>0.0640889198564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-0.394627712894897" calcext:value-type="float">
            <text:p>-0.394627712894897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0.698768504082262" calcext:value-type="float">
            <text:p>-0.698768504082262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393232371119422" calcext:value-type="float">
            <text:p>0.393232371119422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.313697784575409" calcext:value-type="float">
            <text:p>0.313697784575409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0.150877522859029" calcext:value-type="float">
            <text:p>0.150877522859029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-0.546376831259473" calcext:value-type="float">
            <text:p>-0.546376831259473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0.130504865642597" calcext:value-type="float">
            <text:p>0.130504865642597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180019120523212" calcext:value-type="float">
            <text:p>0.180019120523212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.295758922920822" calcext:value-type="float">
            <text:p>0.295758922920822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.201660642926775" calcext:value-type="float">
            <text:p>0.201660642926775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-0.598911500774696" calcext:value-type="float">
            <text:p>-0.598911500774696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-1.08375834141068" calcext:value-type="float">
            <text:p>-1.0837583414106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3151260140694" calcext:value-type="float">
            <text:p>0.3151260140694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0.300888466588377" calcext:value-type="float">
            <text:p>0.300888466588377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-0.088432232139433" calcext:value-type="float">
            <text:p>-0.088432232139433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222869808681575" calcext:value-type="float">
            <text:p>0.222869808681575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272128654062351" calcext:value-type="float">
            <text:p>0.27212865406235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78418680667648" calcext:value-type="float">
            <text:p>0.078418680667648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0.281821807914864" calcext:value-type="float">
            <text:p>0.281821807914864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0.585993302930597" calcext:value-type="float">
            <text:p>0.585993302930597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-1.11723781343849" calcext:value-type="float">
            <text:p>-1.11723781343849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-0.140140924978706" calcext:value-type="float">
            <text:p>-0.14014092497870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88240602499415" calcext:value-type="float">
            <text:p>0.88240602499415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455775692487238" calcext:value-type="float">
            <text:p>0.455775692487238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-0.117343117877786" calcext:value-type="float">
            <text:p>-0.117343117877786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.227126597663616" calcext:value-type="float">
            <text:p>0.227126597663616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.486838870711975" calcext:value-type="float">
            <text:p>0.48683887071197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-0.588268079034138" calcext:value-type="float">
            <text:p>-0.588268079034138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-0.233571803584185" calcext:value-type="float">
            <text:p>-0.233571803584185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028399651324422" calcext:value-type="float">
            <text:p>0.028399651324422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-0.310871402639814" calcext:value-type="float">
            <text:p>-0.310871402639814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.089246697380148" calcext:value-type="float">
            <text:p>0.089246697380148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-0.020577522685655" calcext:value-type="float">
            <text:p>-0.020577522685655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-0.744735662128198" calcext:value-type="float">
            <text:p>-0.744735662128198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-0.408320997269808" calcext:value-type="float">
            <text:p>-0.408320997269808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-0.883011398976329" calcext:value-type="float">
            <text:p>-0.883011398976329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-1.1650230925188" calcext:value-type="float">
            <text:p>-1.165023092518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327438010363979" calcext:value-type="float">
            <text:p>0.327438010363979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0.681203921757513" calcext:value-type="float">
            <text:p>0.681203921757513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0.891406550696105" calcext:value-type="float">
            <text:p>0.891406550696105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.214842187859838" calcext:value-type="float">
            <text:p>0.214842187859838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-1.32441994699791" calcext:value-type="float">
            <text:p>-1.32441994699791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-0.204332356193151" calcext:value-type="float">
            <text:p>-0.204332356193151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0.836635071723689" calcext:value-type="float">
            <text:p>0.836635071723689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.124357919791836" calcext:value-type="float">
            <text:p>0.124357919791836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-0.050914826606664" calcext:value-type="float">
            <text:p>-0.050914826606664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-0.671309232195486" calcext:value-type="float">
            <text:p>-0.67130923219548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599751620305039" calcext:value-type="float">
            <text:p>-0.599751620305039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0.939914084303885" calcext:value-type="float">
            <text:p>0.939914084303885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0.284112374245571" calcext:value-type="float">
            <text:p>0.284112374245571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799718930709034" calcext:value-type="float">
            <text:p>0.799718930709034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-0.737884974531331" calcext:value-type="float">
            <text:p>-0.737884974531331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380199591160415" calcext:value-type="float">
            <text:p>0.380199591160415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102872029383573" calcext:value-type="float">
            <text:p>0.102872029383573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.508027047534166" calcext:value-type="float">
            <text:p>0.508027047534166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57737697280383" calcext:value-type="float">
            <text:p>0.57737697280383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1.39765666531181" calcext:value-type="float">
            <text:p>1.3976566653118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932259183543282" calcext:value-type="float">
            <text:p>0.932259183543282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1.34354436821551" calcext:value-type="float">
            <text:p>1.34354436821551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-1.19759563796396" calcext:value-type="float">
            <text:p>-1.19759563796396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-0.922029668042334" calcext:value-type="float">
            <text:p>-0.922029668042334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-0.179682839939071" calcext:value-type="float">
            <text:p>-0.179682839939071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-0.661380348707043" calcext:value-type="float">
            <text:p>-0.661380348707043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0.649983831753184" calcext:value-type="float">
            <text:p>0.649983831753184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0.8241176751512" calcext:value-type="float">
            <text:p>0.8241176751512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005012146139686" calcext:value-type="float">
            <text:p>0.005012146139686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-0.398091684739635" calcext:value-type="float">
            <text:p>-0.398091684739635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.82501256609329" calcext:value-type="float">
            <text:p>1.82501256609329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514945589393417" calcext:value-type="float">
            <text:p>0.514945589393417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.709588225919629" calcext:value-type="float">
            <text:p>0.709588225919629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0.211117846962499" calcext:value-type="float">
            <text:p>0.211117846962499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.009394885277263" calcext:value-type="float">
            <text:p>0.00939488527726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87434710450627" calcext:value-type="float">
            <text:p>0.087434710450627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-0.842604473991773" calcext:value-type="float">
            <text:p>-0.842604473991773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-0.072294168462495" calcext:value-type="float">
            <text:p>-0.072294168462495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-0.12935867202436" calcext:value-type="float">
            <text:p>-0.12935867202436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0.153120046374586" calcext:value-type="float">
            <text:p>0.15312004637458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421484537414327" calcext:value-type="float">
            <text:p>-0.421484537414327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-1.41261088503436" calcext:value-type="float">
            <text:p>-1.41261088503436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423976527678082" calcext:value-type="float">
            <text:p>0.423976527678082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1.577978544748" calcext:value-type="float">
            <text:p>1.577978544748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94802296198632" calcext:value-type="float">
            <text:p>0.94802296198632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-1.58510830442123" calcext:value-type="float">
            <text:p>-1.58510830442123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-1.28492367872237" calcext:value-type="float">
            <text:p>-1.28492367872237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-0.773385055589406" calcext:value-type="float">
            <text:p>-0.773385055589406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-0.435758900505386" calcext:value-type="float">
            <text:p>-0.435758900505386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.26460425138589" calcext:value-type="float">
            <text:p>0.2646042513858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514578296200178" calcext:value-type="float">
            <text:p>0.514578296200178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-0.01338828078017" calcext:value-type="float">
            <text:p>-0.01338828078017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0.808070419821077" calcext:value-type="float">
            <text:p>0.808070419821077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0.185676076039284" calcext:value-type="float">
            <text:p>0.185676076039284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.695696632354504" calcext:value-type="float">
            <text:p>0.69569663235450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411410084062437" calcext:value-type="float">
            <text:p>0.411410084062437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-0.041382678321335" calcext:value-type="float">
            <text:p>-0.041382678321335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660768445105508" calcext:value-type="float">
            <text:p>0.660768445105508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-0.639955089436724" calcext:value-type="float">
            <text:p>-0.639955089436724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-0.329907500993444" calcext:value-type="float">
            <text:p>-0.32990750099344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00823569102692" calcext:value-type="float">
            <text:p>0.900823569102692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0.982453660424233" calcext:value-type="float">
            <text:p>0.982453660424233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1.02209516456282" calcext:value-type="float">
            <text:p>-1.02209516456282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0.244632985039336" calcext:value-type="float">
            <text:p>0.244632985039336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-1.04492807039633" calcext:value-type="float">
            <text:p>-1.04492807039633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1.31663101773806" calcext:value-type="float">
            <text:p>1.31663101773806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-0.528637465499368" calcext:value-type="float">
            <text:p>-0.528637465499368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833220844768838" calcext:value-type="float">
            <text:p>0.833220844768838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0.197875329857022" calcext:value-type="float">
            <text:p>0.197875329857022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-0.455394484832379" calcext:value-type="float">
            <text:p>-0.45539448483237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824959322879594" calcext:value-type="float">
            <text:p>0.824959322879594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0.9972091872055" calcext:value-type="float">
            <text:p>0.9972091872055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-0.27365069073875" calcext:value-type="float">
            <text:p>-0.27365069073875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-0.62847171641909" calcext:value-type="float">
            <text:p>-0.62847171641909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-1.90183861861383" calcext:value-type="float">
            <text:p>-1.90183861861383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193541527762723" calcext:value-type="float">
            <text:p>0.193541527762723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-0.168821480328772" calcext:value-type="float">
            <text:p>-0.168821480328772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184929034077284" calcext:value-type="float">
            <text:p>0.184929034077284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-0.424957945444153" calcext:value-type="float">
            <text:p>-0.424957945444153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-0.694187853617415" calcext:value-type="float">
            <text:p>-0.69418785361741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367958689652679" calcext:value-type="float">
            <text:p>-0.367958689652679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0.848740287391586" calcext:value-type="float">
            <text:p>0.848740287391586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-0.61722968170817" calcext:value-type="float">
            <text:p>-0.61722968170817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-0.363581402703896" calcext:value-type="float">
            <text:p>-0.363581402703896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.249297528490565" calcext:value-type="float">
            <text:p>0.24929752849056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507480037363592" calcext:value-type="float">
            <text:p>0.507480037363592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-0.134449766876968" calcext:value-type="float">
            <text:p>-0.134449766876968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.14359902629371" calcext:value-type="float">
            <text:p>0.14359902629371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535909328986709" calcext:value-type="float">
            <text:p>0.535909328986709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-1.28585928851956" calcext:value-type="float">
            <text:p>-1.28585928851956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62683211597097" calcext:value-type="float">
            <text:p>0.062683211597097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.299299161387615" calcext:value-type="float">
            <text:p>0.299299161387615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-1.66494560376" calcext:value-type="float">
            <text:p>-1.66494560376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528287410110996" calcext:value-type="float">
            <text:p>0.528287410110996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-0.23550330925341" calcext:value-type="float">
            <text:p>-0.23550330925341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1.27380006722707" calcext:value-type="float">
            <text:p>1.27380006722707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-0.552044993301514" calcext:value-type="float">
            <text:p>-0.552044993301514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.336196896027954" calcext:value-type="float">
            <text:p>0.336196896027954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-0.433295433380967" calcext:value-type="float">
            <text:p>-0.433295433380967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0.29559506931962" calcext:value-type="float">
            <text:p>0.2955950693196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725883515032669" calcext:value-type="float">
            <text:p>-0.725883515032669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.101944419678161" calcext:value-type="float">
            <text:p>0.101944419678161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-0.045947672717748" calcext:value-type="float">
            <text:p>-0.045947672717748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-1.1949644075937" calcext:value-type="float">
            <text:p>-1.1949644075937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0.632898840222232" calcext:value-type="float">
            <text:p>0.632898840222232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-0.030910391567976" calcext:value-type="float">
            <text:p>-0.030910391567976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471332741144949" calcext:value-type="float">
            <text:p>0.471332741144949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188820264151181" calcext:value-type="float">
            <text:p>0.188820264151181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-0.819512276912927" calcext:value-type="float">
            <text:p>-0.819512276912927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-1.01351272036813" calcext:value-type="float">
            <text:p>-1.0135127203681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86418616719042" calcext:value-type="float">
            <text:p>0.386418616719042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.210804681813285" calcext:value-type="float">
            <text:p>0.210804681813285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618586593551998" calcext:value-type="float">
            <text:p>0.618586593551998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-1.6140833680015" calcext:value-type="float">
            <text:p>-1.6140833680015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-0.510885197076811" calcext:value-type="float">
            <text:p>-0.510885197076811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-0.569976176569133" calcext:value-type="float">
            <text:p>-0.569976176569133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0.171997477345953" calcext:value-type="float">
            <text:p>0.171997477345953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-0.466463317517087" calcext:value-type="float">
            <text:p>-0.466463317517087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-0.111834331578356" calcext:value-type="float">
            <text:p>-0.111834331578356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-0.658148500301095" calcext:value-type="float">
            <text:p>-0.65814850030109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1.13776355737856" calcext:value-type="float">
            <text:p>-1.13776355737856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0.674312232861151" calcext:value-type="float">
            <text:p>0.674312232861151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0.191421799811467" calcext:value-type="float">
            <text:p>0.191421799811467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-0.476771955853914" calcext:value-type="float">
            <text:p>-0.476771955853914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-0.536136120324873" calcext:value-type="float">
            <text:p>-0.536136120324873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387822326873503" calcext:value-type="float">
            <text:p>0.387822326873503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-0.614767239620736" calcext:value-type="float">
            <text:p>-0.614767239620736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-1.00653195796067" calcext:value-type="float">
            <text:p>-1.00653195796067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-0.126974016470519" calcext:value-type="float">
            <text:p>-0.126974016470519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82243415124936" calcext:value-type="float">
            <text:p>0.8224341512493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158741755680047" calcext:value-type="float">
            <text:p>-0.158741755680047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1.55183726333867" calcext:value-type="float">
            <text:p>1.55183726333867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467269779669989" calcext:value-type="float">
            <text:p>0.467269779669989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-0.800430307887447" calcext:value-type="float">
            <text:p>-0.800430307887447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07157897936808" calcext:value-type="float">
            <text:p>0.07157897936808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347254731882867" calcext:value-type="float">
            <text:p>0.347254731882867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-0.546959194141871" calcext:value-type="float">
            <text:p>-0.546959194141871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0.961614660380461" calcext:value-type="float">
            <text:p>0.961614660380461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0.044979473365825" calcext:value-type="float">
            <text:p>0.044979473365825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-0.570299026826539" calcext:value-type="float">
            <text:p>-0.57029902682653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401238566941563" calcext:value-type="float">
            <text:p>0.401238566941563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0.28796843287031" calcext:value-type="float">
            <text:p>0.28796843287031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-0.120858623985922" calcext:value-type="float">
            <text:p>-0.120858623985922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-1.51235568528488" calcext:value-type="float">
            <text:p>-1.51235568528488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1.2660328284089" calcext:value-type="float">
            <text:p>1.2660328284089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0.842287339546333" calcext:value-type="float">
            <text:p>-0.842287339546333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0.473040090583371" calcext:value-type="float">
            <text:p>0.473040090583371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-0.06609262607485" calcext:value-type="float">
            <text:p>-0.06609262607485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0.112839053291315" calcext:value-type="float">
            <text:p>-0.11283905329131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114477346093846" calcext:value-type="float">
            <text:p>0.11447734609384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48614820233617" calcext:value-type="float">
            <text:p>0.48614820233617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908018082049416" calcext:value-type="float">
            <text:p>0.908018082049416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0.770709857862966" calcext:value-type="float">
            <text:p>-0.770709857862966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-0.302355892313072" calcext:value-type="float">
            <text:p>-0.302355892313072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745942251628848" calcext:value-type="float">
            <text:p>0.74594225162884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0.199890720165499" calcext:value-type="float">
            <text:p>-0.199890720165499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705832596275502" calcext:value-type="float">
            <text:p>0.705832596275502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-0.421847270444394" calcext:value-type="float">
            <text:p>-0.421847270444394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0.165870968467258" calcext:value-type="float">
            <text:p>-0.165870968467258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-0.060424607387083" calcext:value-type="float">
            <text:p>-0.06042460738708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34240450695057" calcext:value-type="float">
            <text:p>1.34240450695057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-0.461581789896441" calcext:value-type="float">
            <text:p>-0.461581789896441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1.15650043185536" calcext:value-type="float">
            <text:p>1.15650043185536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0.395635179898454" calcext:value-type="float">
            <text:p>0.395635179898454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0.177354938447086" calcext:value-type="float">
            <text:p>0.177354938447086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-0.101121922072467" calcext:value-type="float">
            <text:p>-0.101121922072467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-0.655430443914306" calcext:value-type="float">
            <text:p>-0.655430443914306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-1.41394259836039" calcext:value-type="float">
            <text:p>-1.41394259836039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1.23386761657624" calcext:value-type="float">
            <text:p>1.23386761657624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-0.182630990151126" calcext:value-type="float">
            <text:p>-0.18263099015112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512555440691249" calcext:value-type="float">
            <text:p>-0.512555440691249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-0.598076816884018" calcext:value-type="float">
            <text:p>-0.598076816884018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-0.724317004229518" calcext:value-type="float">
            <text:p>-0.724317004229518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-0.574538320861019" calcext:value-type="float">
            <text:p>-0.574538320861019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0.551366731169532" calcext:value-type="float">
            <text:p>0.551366731169532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382109062514218" calcext:value-type="float">
            <text:p>0.382109062514218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-0.185160273353171" calcext:value-type="float">
            <text:p>-0.185160273353171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0.443336822245363" calcext:value-type="float">
            <text:p>0.443336822245363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075072318062089" calcext:value-type="float">
            <text:p>0.075072318062089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-1.28762779684788" calcext:value-type="float">
            <text:p>-1.28762779684788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0.588410666635957" calcext:value-type="float">
            <text:p>-0.588410666635957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1.17039770018826" calcext:value-type="float">
            <text:p>1.17039770018826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-0.659483249629343" calcext:value-type="float">
            <text:p>-0.659483249629343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-0.897429580671507" calcext:value-type="float">
            <text:p>-0.897429580671507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-0.374660841225096" calcext:value-type="float">
            <text:p>-0.374660841225096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1.72658839691511" calcext:value-type="float">
            <text:p>-1.72658839691511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0.100475098805486" calcext:value-type="float">
            <text:p>0.100475098805486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0.09465826056706" calcext:value-type="float">
            <text:p>0.09465826056706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-0.842083916478494" calcext:value-type="float">
            <text:p>-0.842083916478494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-1.17895794230503" calcext:value-type="float">
            <text:p>-1.1789579423050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0.317365749435136" calcext:value-type="float">
            <text:p>-0.317365749435136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-0.080030562154278" calcext:value-type="float">
            <text:p>-0.080030562154278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-0.032188928539311" calcext:value-type="float">
            <text:p>-0.032188928539311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.120466422277174" calcext:value-type="float">
            <text:p>0.120466422277174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1.03204964713674" calcext:value-type="float">
            <text:p>1.03204964713674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515896646638" calcext:value-type="float">
            <text:p>0.515896646638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-1.22860771200003" calcext:value-type="float">
            <text:p>-1.22860771200003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627363319010428" calcext:value-type="float">
            <text:p>0.627363319010428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0.51436240856404" calcext:value-type="float">
            <text:p>0.51436240856404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-0.025117022586523" calcext:value-type="float">
            <text:p>-0.02511702258652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.17899494467264" calcext:value-type="float">
            <text:p>1.17899494467264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1.54615340180085" calcext:value-type="float">
            <text:p>1.54615340180085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-0.156284850833015" calcext:value-type="float">
            <text:p>-0.156284850833015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0.634418708275696" calcext:value-type="float">
            <text:p>0.634418708275696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.098931657765549" calcext:value-type="float">
            <text:p>0.098931657765549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824669701888807" calcext:value-type="float">
            <text:p>0.824669701888807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2.06572496841712" calcext:value-type="float">
            <text:p>2.06572496841712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-0.292330944546458" calcext:value-type="float">
            <text:p>-0.292330944546458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-0.497241492992998" calcext:value-type="float">
            <text:p>-0.497241492992998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0.293353975585478" calcext:value-type="float">
            <text:p>0.29335397558547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1.32033118608151" calcext:value-type="float">
            <text:p>-1.32033118608151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-1.99484425431954" calcext:value-type="float">
            <text:p>-1.99484425431954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-1.34700003202469" calcext:value-type="float">
            <text:p>-1.34700003202469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-0.553188710435954" calcext:value-type="float">
            <text:p>-0.553188710435954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-0.206014337292834" calcext:value-type="float">
            <text:p>-0.20601433729283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810250220139017" calcext:value-type="float">
            <text:p>0.810250220139017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-0.250481492115082" calcext:value-type="float">
            <text:p>-0.250481492115082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-0.226167701586886" calcext:value-type="float">
            <text:p>-0.226167701586886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-1.02591667656588" calcext:value-type="float">
            <text:p>-1.02591667656588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.408800567907776" calcext:value-type="float">
            <text:p>0.40880056790777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64476358607006" calcext:value-type="float">
            <text:p>-0.64476358607006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-1.55629089278113" calcext:value-type="float">
            <text:p>-1.55629089278113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0.372225155072779" calcext:value-type="float">
            <text:p>0.372225155072779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-0.751713166714109" calcext:value-type="float">
            <text:p>-0.751713166714109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-0.703372412368272" calcext:value-type="float">
            <text:p>-0.703372412368272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-1.12433591830483" calcext:value-type="float">
            <text:p>-1.12433591830483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222539792808433" calcext:value-type="float">
            <text:p>0.222539792808433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-1.00230489946906" calcext:value-type="float">
            <text:p>-1.00230489946906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699407557667866" calcext:value-type="float">
            <text:p>0.699407557667866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0.589879158833344" calcext:value-type="float">
            <text:p>0.58987915883334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514685162103888" calcext:value-type="float">
            <text:p>0.514685162103888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0.043168183715867" calcext:value-type="float">
            <text:p>0.043168183715867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-0.03049191562871" calcext:value-type="float">
            <text:p>-0.03049191562871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981194295666237" calcext:value-type="float">
            <text:p>0.981194295666237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1.22789816908177" calcext:value-type="float">
            <text:p>1.22789816908177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122993232809197" calcext:value-type="float">
            <text:p>0.122993232809197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-0.291144662440515" calcext:value-type="float">
            <text:p>-0.291144662440515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-0.661668843225053" calcext:value-type="float">
            <text:p>-0.661668843225053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-2.04853354998537" calcext:value-type="float">
            <text:p>-2.04853354998537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-0.274294285807186" calcext:value-type="float">
            <text:p>-0.27429428580718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361964142158495" calcext:value-type="float">
            <text:p>0.361964142158495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022597084496152" calcext:value-type="float">
            <text:p>0.022597084496152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0.794451873188375" calcext:value-type="float">
            <text:p>0.794451873188375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-0.654433361423794" calcext:value-type="float">
            <text:p>-0.654433361423794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-0.657483356906728" calcext:value-type="float">
            <text:p>-0.657483356906728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1.3358173972125" calcext:value-type="float">
            <text:p>1.3358173972125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-0.042899711631043" calcext:value-type="float">
            <text:p>-0.042899711631043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-0.712082732071701" calcext:value-type="float">
            <text:p>-0.712082732071701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.582624755712019" calcext:value-type="float">
            <text:p>0.582624755712019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-0.171669881463564" calcext:value-type="float">
            <text:p>-0.17166988146356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.96544196298402" calcext:value-type="float">
            <text:p>1.96544196298402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0.968406130935435" calcext:value-type="float">
            <text:p>0.968406130935435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0.516554814983361" calcext:value-type="float">
            <text:p>0.516554814983361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-0.545347571354241" calcext:value-type="float">
            <text:p>-0.545347571354241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0.542882090928826" calcext:value-type="float">
            <text:p>0.542882090928826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2695465340146" calcext:value-type="float">
            <text:p>0.72695465340146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277126838006496" calcext:value-type="float">
            <text:p>0.277126838006496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-1.33950602175176" calcext:value-type="float">
            <text:p>-1.33950602175176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-0.595593479820831" calcext:value-type="float">
            <text:p>-0.595593479820831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-1.43687355234831" calcext:value-type="float">
            <text:p>-1.4368735523483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85400791970393" calcext:value-type="float">
            <text:p>1.8540079197039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63028459143499" calcext:value-type="float">
            <text:p>0.63028459143499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140592674881912" calcext:value-type="float">
            <text:p>0.140592674881912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-1.29994695536671" calcext:value-type="float">
            <text:p>-1.29994695536671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-0.656627709829219" calcext:value-type="float">
            <text:p>-0.656627709829219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-0.02281660576624" calcext:value-type="float">
            <text:p>-0.0228166057662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-1.34417782906176" calcext:value-type="float">
            <text:p>-1.34417782906176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37169586298416" calcext:value-type="float">
            <text:p>1.37169586298416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064649850113608" calcext:value-type="float">
            <text:p>0.064649850113608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.963280695992809" calcext:value-type="float">
            <text:p>0.963280695992809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.13559297309936" calcext:value-type="float">
            <text:p>2.13559297309936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0.708295078905077" calcext:value-type="float">
            <text:p>0.708295078905077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-0.779100019573519" calcext:value-type="float">
            <text:p>-0.779100019573519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-0.900600816262658" calcext:value-type="float">
            <text:p>-0.900600816262658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0.55644837710161" calcext:value-type="float">
            <text:p>0.55644837710161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657616184854536" calcext:value-type="float">
            <text:p>0.657616184854536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-0.035678594859618" calcext:value-type="float">
            <text:p>-0.035678594859618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-0.048392885273934" calcext:value-type="float">
            <text:p>-0.048392885273934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0.433025496817074" calcext:value-type="float">
            <text:p>0.433025496817074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-0.605315912908063" calcext:value-type="float">
            <text:p>-0.60531591290806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08880265542922" calcext:value-type="float">
            <text:p>0.708880265542922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508026165964087" calcext:value-type="float">
            <text:p>0.508026165964087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-1.36249846410632" calcext:value-type="float">
            <text:p>-1.36249846410632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0.668618254270314" calcext:value-type="float">
            <text:p>0.668618254270314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-0.21964872182756" calcext:value-type="float">
            <text:p>-0.2196487218275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234949367305668" calcext:value-type="float">
            <text:p>0.234949367305668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-0.456026471917295" calcext:value-type="float">
            <text:p>-0.456026471917295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-1.44494957087502" calcext:value-type="float">
            <text:p>-1.44494957087502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-1.7120302379706" calcext:value-type="float">
            <text:p>-1.7120302379706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-1.07424801202786" calcext:value-type="float">
            <text:p>-1.0742480120278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01856146353289" calcext:value-type="float">
            <text:p>0.001856146353289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-0.94102873518479" calcext:value-type="float">
            <text:p>-0.94102873518479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-0.876517934866289" calcext:value-type="float">
            <text:p>-0.876517934866289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1.50461418865838" calcext:value-type="float">
            <text:p>1.50461418865838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2.00333721234556" calcext:value-type="float">
            <text:p>2.00333721234556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688657496162416" calcext:value-type="float">
            <text:p>0.688657496162416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-0.444464397884809" calcext:value-type="float">
            <text:p>-0.444464397884809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-0.606400210444633" calcext:value-type="float">
            <text:p>-0.606400210444633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-0.254440960827167" calcext:value-type="float">
            <text:p>-0.254440960827167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0.094444224195238" calcext:value-type="float">
            <text:p>0.09444422419523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0.987001019563833" calcext:value-type="float">
            <text:p>-0.987001019563833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-0.159684235513348" calcext:value-type="float">
            <text:p>-0.159684235513348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.730303557000494" calcext:value-type="float">
            <text:p>0.730303557000494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0.583339038843174" calcext:value-type="float">
            <text:p>0.583339038843174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163576639637895" calcext:value-type="float">
            <text:p>0.163576639637895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388788173467407" calcext:value-type="float">
            <text:p>0.388788173467407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-0.354167165252911" calcext:value-type="float">
            <text:p>-0.354167165252911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-0.45853249125386" calcext:value-type="float">
            <text:p>-0.45853249125386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.018652446580021" calcext:value-type="float">
            <text:p>0.018652446580021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-0.513521645162674" calcext:value-type="float">
            <text:p>-0.51352164516267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61062601373449" calcext:value-type="float">
            <text:p>0.361062601373449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-0.817965247676051" calcext:value-type="float">
            <text:p>-0.817965247676051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-1.02263682941753" calcext:value-type="float">
            <text:p>-1.02263682941753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017091574045205" calcext:value-type="float">
            <text:p>0.017091574045205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-0.245244020100246" calcext:value-type="float">
            <text:p>-0.245244020100246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1.08134560836906" calcext:value-type="float">
            <text:p>1.08134560836906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.43094773371704" calcext:value-type="float">
            <text:p>0.43094773371704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-0.175345491119442" calcext:value-type="float">
            <text:p>-0.175345491119442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-1.31528766276296" calcext:value-type="float">
            <text:p>-1.31528766276296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-0.132814618244213" calcext:value-type="float">
            <text:p>-0.13281461824421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86293510318412" calcext:value-type="float">
            <text:p>0.986293510318412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0.421656007297763" calcext:value-type="float">
            <text:p>0.421656007297763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.18593400582166" calcext:value-type="float">
            <text:p>0.18593400582166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-1.8165833673554" calcext:value-type="float">
            <text:p>-1.8165833673554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.131705567670473" calcext:value-type="float">
            <text:p>0.131705567670473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.02210440089893" calcext:value-type="float">
            <text:p>1.02210440089893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-1.49023693823479" calcext:value-type="float">
            <text:p>-1.49023693823479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-0.767831154141279" calcext:value-type="float">
            <text:p>-0.767831154141279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141286722876451" calcext:value-type="float">
            <text:p>0.141286722876451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-0.060023467370509" calcext:value-type="float">
            <text:p>-0.06002346737050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05957308057351" calcext:value-type="float">
            <text:p>1.05957308057351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0.09380607096674" calcext:value-type="float">
            <text:p>0.09380607096674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-0.361231672782252" calcext:value-type="float">
            <text:p>-0.361231672782252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-0.455175454000688" calcext:value-type="float">
            <text:p>-0.455175454000688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-0.559131099029876" calcext:value-type="float">
            <text:p>-0.559131099029876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2.20338750507339" calcext:value-type="float">
            <text:p>2.20338750507339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264690959780078" calcext:value-type="float">
            <text:p>0.264690959780078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0.016328838065421" calcext:value-type="float">
            <text:p>0.016328838065421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-1.10871552835662" calcext:value-type="float">
            <text:p>-1.10871552835662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0.158508872221057" calcext:value-type="float">
            <text:p>0.15850887222105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0.53562393324702" calcext:value-type="float">
            <text:p>-0.53562393324702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-1.63827290451705" calcext:value-type="float">
            <text:p>-1.63827290451705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1.04053410617212" calcext:value-type="float">
            <text:p>1.04053410617212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.135598608478474" calcext:value-type="float">
            <text:p>0.135598608478474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.839037460769696" calcext:value-type="float">
            <text:p>0.839037460769696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-0.603429712895395" calcext:value-type="float">
            <text:p>-0.603429712895395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-0.269276129506209" calcext:value-type="float">
            <text:p>-0.269276129506209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-0.295186429243143" calcext:value-type="float">
            <text:p>-0.295186429243143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496769817364082" calcext:value-type="float">
            <text:p>0.496769817364082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-0.582901631202479" calcext:value-type="float">
            <text:p>-0.58290163120247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69651478149781" calcext:value-type="float">
            <text:p>1.69651478149781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-0.044480205835902" calcext:value-type="float">
            <text:p>-0.044480205835902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.61618670427287" calcext:value-type="float">
            <text:p>1.61618670427287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0.017899862410093" calcext:value-type="float">
            <text:p>0.017899862410093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0.638248531793591" calcext:value-type="float">
            <text:p>0.638248531793591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259059036852217" calcext:value-type="float">
            <text:p>0.259059036852217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1.33591565346378" calcext:value-type="float">
            <text:p>1.33591565346378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.228873582143608" calcext:value-type="float">
            <text:p>0.228873582143608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-0.579769255467277" calcext:value-type="float">
            <text:p>-0.579769255467277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0.208865909244272" calcext:value-type="float">
            <text:p>0.20886590924427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6944732568739" calcext:value-type="float">
            <text:p>0.26944732568739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0.721585362975805" calcext:value-type="float">
            <text:p>0.721585362975805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-0.205550525783424" calcext:value-type="float">
            <text:p>-0.205550525783424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-0.544918180039906" calcext:value-type="float">
            <text:p>-0.544918180039906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-0.093781937432189" calcext:value-type="float">
            <text:p>-0.093781937432189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-0.675390497872674" calcext:value-type="float">
            <text:p>-0.675390497872674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-0.571511567817409" calcext:value-type="float">
            <text:p>-0.571511567817409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-0.030954411175047" calcext:value-type="float">
            <text:p>-0.030954411175047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1.5129214430639" calcext:value-type="float">
            <text:p>1.5129214430639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0.925436831861703" calcext:value-type="float">
            <text:p>0.92543683186170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0.591493797352943" calcext:value-type="float">
            <text:p>-0.591493797352943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-0.760521442207951" calcext:value-type="float">
            <text:p>-0.760521442207951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.901925442948767" calcext:value-type="float">
            <text:p>0.901925442948767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-0.118543252732209" calcext:value-type="float">
            <text:p>-0.118543252732209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-0.430861840622252" calcext:value-type="float">
            <text:p>-0.430861840622252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932309260209001" calcext:value-type="float">
            <text:p>0.932309260209001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-0.584912087789209" calcext:value-type="float">
            <text:p>-0.584912087789209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397259037024157" calcext:value-type="float">
            <text:p>0.397259037024157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1.12780901828336" calcext:value-type="float">
            <text:p>1.12780901828336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715975788354354" calcext:value-type="float">
            <text:p>0.71597578835435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0.149698542401978" calcext:value-type="float">
            <text:p>-0.149698542401978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-1.04912568615443" calcext:value-type="float">
            <text:p>-1.04912568615443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1.12310928986384" calcext:value-type="float">
            <text:p>1.12310928986384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-1.06687699117567" calcext:value-type="float">
            <text:p>-1.06687699117567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495234377666891" calcext:value-type="float">
            <text:p>0.495234377666891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.91436728976901" calcext:value-type="float">
            <text:p>1.91436728976901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-1.10682133518729" calcext:value-type="float">
            <text:p>-1.10682133518729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-1.01245142715171" calcext:value-type="float">
            <text:p>-1.01245142715171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-0.081707309308112" calcext:value-type="float">
            <text:p>-0.081707309308112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-1.61315087192862" calcext:value-type="float">
            <text:p>-1.6131508719286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78799981613244" calcext:value-type="float">
            <text:p>0.378799981613244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-1.76279134065415" calcext:value-type="float">
            <text:p>-1.76279134065415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863481743676192" calcext:value-type="float">
            <text:p>0.863481743676192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1.03604036474519" calcext:value-type="float">
            <text:p>1.03604036474519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236263989306943" calcext:value-type="float">
            <text:p>0.236263989306943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633142168662176" calcext:value-type="float">
            <text:p>0.633142168662176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839327118670376" calcext:value-type="float">
            <text:p>0.839327118670376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-0.568648897444816" calcext:value-type="float">
            <text:p>-0.568648897444816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1.0120069764971" calcext:value-type="float">
            <text:p>1.0120069764971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0.60507815183674" calcext:value-type="float">
            <text:p>0.6050781518367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54608300319639" calcext:value-type="float">
            <text:p>0.854608300319639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-0.059602672520796" calcext:value-type="float">
            <text:p>-0.059602672520796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425301513379538" calcext:value-type="float">
            <text:p>0.425301513379538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0.793991784124942" calcext:value-type="float">
            <text:p>0.793991784124942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1.06342098712548" calcext:value-type="float">
            <text:p>1.06342098712548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-0.689282984013908" calcext:value-type="float">
            <text:p>-0.689282984013908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-0.246605021492178" calcext:value-type="float">
            <text:p>-0.246605021492178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.585163684964149" calcext:value-type="float">
            <text:p>0.585163684964149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1.14087606662086" calcext:value-type="float">
            <text:p>1.14087606662086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1.27126151857495" calcext:value-type="float">
            <text:p>1.2712615185749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33368949972846" calcext:value-type="float">
            <text:p>0.033368949972846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0.54042683053789" calcext:value-type="float">
            <text:p>0.54042683053789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.648140239357897" calcext:value-type="float">
            <text:p>0.648140239357897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0.938777040810285" calcext:value-type="float">
            <text:p>0.938777040810285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1.16114828629944" calcext:value-type="float">
            <text:p>1.16114828629944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162874934414018" calcext:value-type="float">
            <text:p>0.162874934414018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-0.255404616016252" calcext:value-type="float">
            <text:p>-0.255404616016252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268058368825091" calcext:value-type="float">
            <text:p>0.268058368825091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1.04693224850925" calcext:value-type="float">
            <text:p>1.04693224850925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-0.057344403427949" calcext:value-type="float">
            <text:p>-0.05734440342794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0.92542761950646" calcext:value-type="float">
            <text:p>-0.92542761950646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0.311747068322569" calcext:value-type="float">
            <text:p>0.311747068322569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.106106823359214" calcext:value-type="float">
            <text:p>0.106106823359214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0.545643776927412" calcext:value-type="float">
            <text:p>0.545643776927412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.78547703945814" calcext:value-type="float">
            <text:p>1.78547703945814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-1.46967460237584" calcext:value-type="float">
            <text:p>-1.46967460237584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-0.250817274156987" calcext:value-type="float">
            <text:p>-0.250817274156987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-0.781629154452763" calcext:value-type="float">
            <text:p>-0.781629154452763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-0.943039886623872" calcext:value-type="float">
            <text:p>-0.943039886623872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0.120466508968509" calcext:value-type="float">
            <text:p>0.12046650896850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.34277849960437" calcext:value-type="float">
            <text:p>1.34277849960437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-0.54566400000762" calcext:value-type="float">
            <text:p>-0.54566400000762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-0.096528393701357" calcext:value-type="float">
            <text:p>-0.096528393701357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-0.729993995747568" calcext:value-type="float">
            <text:p>-0.729993995747568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-0.073995416798312" calcext:value-type="float">
            <text:p>-0.073995416798312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919433455362581" calcext:value-type="float">
            <text:p>-0.919433455362581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995612990087944" calcext:value-type="float">
            <text:p>0.995612990087944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-0.191807085962616" calcext:value-type="float">
            <text:p>-0.191807085962616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-0.455718047744497" calcext:value-type="float">
            <text:p>-0.455718047744497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-0.684956186454374" calcext:value-type="float">
            <text:p>-0.68495618645437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20859786164373" calcext:value-type="float">
            <text:p>0.120859786164373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1.02632111793939" calcext:value-type="float">
            <text:p>1.02632111793939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1.07822487603542" calcext:value-type="float">
            <text:p>1.07822487603542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-1.17408726888566" calcext:value-type="float">
            <text:p>-1.17408726888566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-0.586323055928958" calcext:value-type="float">
            <text:p>-0.586323055928958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138747032881957" calcext:value-type="float">
            <text:p>0.138747032881957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.630332995281614" calcext:value-type="float">
            <text:p>0.630332995281614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-0.676350503389772" calcext:value-type="float">
            <text:p>-0.676350503389772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-0.075635473414878" calcext:value-type="float">
            <text:p>-0.075635473414878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0.711181629802697" calcext:value-type="float">
            <text:p>0.71118162980269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24770839853202" calcext:value-type="float">
            <text:p>0.24770839853202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-0.513350333895026" calcext:value-type="float">
            <text:p>-0.513350333895026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1.26745327957248" calcext:value-type="float">
            <text:p>1.26745327957248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-0.70427886196992" calcext:value-type="float">
            <text:p>-0.70427886196992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-1.16230627558028" calcext:value-type="float">
            <text:p>-1.16230627558028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269761288199905" calcext:value-type="float">
            <text:p>0.269761288199905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0.778061740006215" calcext:value-type="float">
            <text:p>0.778061740006215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0.3778302130044" calcext:value-type="float">
            <text:p>0.3778302130044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1.670605428609" calcext:value-type="float">
            <text:p>1.670605428609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0.351664862414052" calcext:value-type="float">
            <text:p>0.35166486241405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401860599857909" calcext:value-type="float">
            <text:p>-0.401860599857909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-1.03146333495884" calcext:value-type="float">
            <text:p>-1.03146333495884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-1.82760361511376" calcext:value-type="float">
            <text:p>-1.82760361511376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0.17742036589351" calcext:value-type="float">
            <text:p>0.17742036589351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-0.058866777341076" calcext:value-type="float">
            <text:p>-0.058866777341076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-0.39444565399063" calcext:value-type="float">
            <text:p>-0.39444565399063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-1.16232666113517" calcext:value-type="float">
            <text:p>-1.16232666113517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-0.124706032849438" calcext:value-type="float">
            <text:p>-0.124706032849438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-0.320762816550134" calcext:value-type="float">
            <text:p>-0.320762816550134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0.491655917201944" calcext:value-type="float">
            <text:p>0.49165591720194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03260902156902" calcext:value-type="float">
            <text:p>1.03260902156902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-0.098431367482118" calcext:value-type="float">
            <text:p>-0.098431367482118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652266272934336" calcext:value-type="float">
            <text:p>0.652266272934336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0.647161318062075" calcext:value-type="float">
            <text:p>0.647161318062075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.641244702920806" calcext:value-type="float">
            <text:p>0.641244702920806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-0.146947386361646" calcext:value-type="float">
            <text:p>-0.146947386361646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-0.959636828955474" calcext:value-type="float">
            <text:p>-0.959636828955474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0.146944069666689" calcext:value-type="float">
            <text:p>0.146944069666689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1.14703154032541" calcext:value-type="float">
            <text:p>1.14703154032541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-0.605717674607622" calcext:value-type="float">
            <text:p>-0.60571767460762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696748212426732" calcext:value-type="float">
            <text:p>0.696748212426732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1.6008698112513" calcext:value-type="float">
            <text:p>1.6008698112513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1.1690406287141" calcext:value-type="float">
            <text:p>1.1690406287141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-0.341612569252931" calcext:value-type="float">
            <text:p>-0.341612569252931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0.900811832087362" calcext:value-type="float">
            <text:p>0.900811832087362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-0.277325241059482" calcext:value-type="float">
            <text:p>-0.277325241059482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-1.53556705959063" calcext:value-type="float">
            <text:p>-1.53556705959063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3.07310127664636" calcext:value-type="float">
            <text:p>3.07310127664636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.281110014794005" calcext:value-type="float">
            <text:p>0.281110014794005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0.669473019307985" calcext:value-type="float">
            <text:p>0.66947301930798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0.529647970417323" calcext:value-type="float">
            <text:p>-0.529647970417323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-0.543773798697841" calcext:value-type="float">
            <text:p>-0.543773798697841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-0.961770884501304" calcext:value-type="float">
            <text:p>-0.961770884501304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1.74006597763418" calcext:value-type="float">
            <text:p>1.74006597763418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1.51844453937092" calcext:value-type="float">
            <text:p>1.51844453937092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794850141799875" calcext:value-type="float">
            <text:p>0.794850141799875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451679359092519" calcext:value-type="float">
            <text:p>0.451679359092519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-0.851084083951446" calcext:value-type="float">
            <text:p>-0.851084083951446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0.894629488120623" calcext:value-type="float">
            <text:p>0.894629488120623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-0.900846347432435" calcext:value-type="float">
            <text:p>-0.90084634743243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69745899338629" calcext:value-type="float">
            <text:p>0.069745899338629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-0.469593224003736" calcext:value-type="float">
            <text:p>-0.469593224003736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.821980544383071" calcext:value-type="float">
            <text:p>0.821980544383071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-0.676383604001304" calcext:value-type="float">
            <text:p>-0.676383604001304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889693629111583" calcext:value-type="float">
            <text:p>0.889693629111583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751958221669822" calcext:value-type="float">
            <text:p>0.751958221669822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1.34799287954033" calcext:value-type="float">
            <text:p>1.34799287954033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-0.401601653088991" calcext:value-type="float">
            <text:p>-0.401601653088991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-1.61030762259798" calcext:value-type="float">
            <text:p>-1.61030762259798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1.32659910723928" calcext:value-type="float">
            <text:p>1.3265991072392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138842226446837" calcext:value-type="float">
            <text:p>-0.138842226446837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-1.72235557430503" calcext:value-type="float">
            <text:p>-1.72235557430503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-0.275025335511245" calcext:value-type="float">
            <text:p>-0.275025335511245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-1.1534917389275" calcext:value-type="float">
            <text:p>-1.1534917389275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0.548455302830121" calcext:value-type="float">
            <text:p>0.548455302830121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946131875851583" calcext:value-type="float">
            <text:p>0.946131875851583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524592340239648" calcext:value-type="float">
            <text:p>0.524592340239648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.1024553140468" calcext:value-type="float">
            <text:p>0.1024553140468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0.127902254441044" calcext:value-type="float">
            <text:p>0.127902254441044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-0.1178879221761" calcext:value-type="float">
            <text:p>-0.117887922176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66879240212709" calcext:value-type="float">
            <text:p>1.66879240212709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-0.524507337047751" calcext:value-type="float">
            <text:p>-0.524507337047751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-0.645615677126235" calcext:value-type="float">
            <text:p>-0.645615677126235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-1.71755738844797" calcext:value-type="float">
            <text:p>-1.71755738844797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1.6664105578884" calcext:value-type="float">
            <text:p>1.6664105578884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105023986746898" calcext:value-type="float">
            <text:p>0.105023986746898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-0.633114609001067" calcext:value-type="float">
            <text:p>-0.633114609001067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-1.48888485046451" calcext:value-type="float">
            <text:p>-1.48888485046451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-0.432103338841198" calcext:value-type="float">
            <text:p>-0.432103338841198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0.030178581609563" calcext:value-type="float">
            <text:p>0.03017858160956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107831752241965" calcext:value-type="float">
            <text:p>0.107831752241965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.014868504552744" calcext:value-type="float">
            <text:p>0.014868504552744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1.03741152398501" calcext:value-type="float">
            <text:p>1.03741152398501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0.002865424347096" calcext:value-type="float">
            <text:p>0.002865424347096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-0.007976840949257" calcext:value-type="float">
            <text:p>-0.007976840949257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-1.18392989312054" calcext:value-type="float">
            <text:p>-1.18392989312054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.923339051930623" calcext:value-type="float">
            <text:p>0.923339051930623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-0.782518354078732" calcext:value-type="float">
            <text:p>-0.782518354078732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-0.358820760837131" calcext:value-type="float">
            <text:p>-0.358820760837131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0.136125143518583" calcext:value-type="float">
            <text:p>0.13612514351858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-1.57884692965832" calcext:value-type="float">
            <text:p>-1.57884692965832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-1.95079538861366" calcext:value-type="float">
            <text:p>-1.95079538861366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-1.16095527407288" calcext:value-type="float">
            <text:p>-1.16095527407288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51051081679395" calcext:value-type="float">
            <text:p>0.51051081679395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695001921424833" calcext:value-type="float">
            <text:p>0.695001921424833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140300637886614" calcext:value-type="float">
            <text:p>0.140300637886614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.462058235736205" calcext:value-type="float">
            <text:p>0.462058235736205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-1.04173258790516" calcext:value-type="float">
            <text:p>-1.04173258790516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-0.240825593331328" calcext:value-type="float">
            <text:p>-0.240825593331328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1.2486311672244" calcext:value-type="float">
            <text:p>1.248631167224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-1.0132754048413" calcext:value-type="float">
            <text:p>-1.0132754048413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.135378373112157" calcext:value-type="float">
            <text:p>0.135378373112157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597044110686846" calcext:value-type="float">
            <text:p>0.597044110686846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-0.666062799339474" calcext:value-type="float">
            <text:p>-0.666062799339474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-0.307541760975557" calcext:value-type="float">
            <text:p>-0.307541760975557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2.23679879501502" calcext:value-type="float">
            <text:p>2.23679879501502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1.11463133581847" calcext:value-type="float">
            <text:p>1.11463133581847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-0.805893253426383" calcext:value-type="float">
            <text:p>-0.805893253426383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-1.09640990794016" calcext:value-type="float">
            <text:p>-1.09640990794016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-0.420333635646" calcext:value-type="float">
            <text:p>-0.420333635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3T19:29:18.200825571</dc:date>
    <meta:editing-duration>PT3M42S</meta:editing-duration>
    <meta:editing-cycles>1</meta:editing-cycles>
    <meta:document-statistic meta:table-count="1" meta:cell-count="2002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ot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86cm" svg:height="9.006cm" xlink:href=".." xlink:type="simple" chart:class="chart:scatter" chart:style-name="ch1">
        <chart:title svg:x="12.918cm" svg:y="0.316cm" chart:style-name="ch2">
          <text:p>Brownian Path</text:p>
        </chart:title>
        <chart:subtitle svg:x="12.071cm" svg:y="1.275cm" chart:style-name="ch3">
          <text:p>Using "Donsker" Algorithm</text:p>
        </chart:subtitle>
        <chart:legend chart:legend-position="end" svg:x="26.272cm" svg:y="4.204cm" style:legend-expansion="high" chart:style-name="ch4"/>
        <chart:plot-area chart:style-name="ch5" table:cell-range-address="data_donsker.A1:data_donsker.B1001" chart:data-source-has-labels="row" svg:x="1.588cm" svg:y="2.138cm" svg:width="24.107cm" svg:height="5.707cm">
          <chart:coordinate-region svg:x="2.13cm" svg:y="2.337cm" svg:width="23.325cm" svg:height="5.309cm"/>
          <chart:axis chart:dimension="x" chart:name="primary-x" chart:style-name="ch6">
            <chart:title svg:x="13.227cm" svg:y="8.025cm" chart:style-name="ch7">
              <text:p>Time</text:p>
            </chart:title>
          </chart:axis>
          <chart:axis chart:dimension="y" chart:name="primary-y" chart:style-name="ch8">
            <chart:title svg:x="0.451cm" svg:y="5.63cm" chart:style-name="ch9">
              <text:p>Position</text:p>
            </chart:title>
            <chart:grid chart:style-name="ch10" chart:class="major"/>
          </chart:axis>
          <chart:series chart:style-name="ch11" chart:values-cell-range-address="data_donsker.B2:data_donsker.B1001" chart:label-cell-address="data_donsker.B1:data_donsker.B1" chart:class="chart:scatter">
            <chart:domain table:cell-range-address="data_donsker.A2:data_donsker.A1001"/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ition</text:p>
                <draw:g>
                  <svg:desc>data_donsker.B1:data_donske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_donsker.A2:data_donsker.A1001</svg:desc>
                </draw:g>
              </table:table-cell>
              <table:table-cell office:value-type="float" office:value="0">
                <text:p>0</text:p>
                <draw:g>
                  <svg:desc>data_donsker.B2:data_donsker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7952661256621">
                <text:p>0.007952661256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-0.027331383403073">
                <text:p>-0.027331383403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-0.024739158181869">
                <text:p>-0.024739158181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-0.049867008275222">
                <text:p>-0.049867008275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0.049982970680208">
                <text:p>0.049982970680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0.016702942307178">
                <text:p>0.016702942307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0.067047338431086">
                <text:p>0.067047338431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0.075364961746229">
                <text:p>0.075364961746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0.036965193126742">
                <text:p>0.036965193126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-0.07882593091689">
                <text:p>-0.07882593091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0.070174687874027">
                <text:p>0.070174687874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0.036794075609875">
                <text:p>0.036794075609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0.086996587658932">
                <text:p>0.086996587658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-0.066148395781616">
                <text:p>-0.066148395781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-0.133488964399313">
                <text:p>-0.133488964399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0.003103828427299">
                <text:p>0.003103828427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-0.055001180200179">
                <text:p>-0.055001180200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-0.088619805854601">
                <text:p>-0.088619805854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0.266080057213101">
                <text:p>0.2660800572131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0.041003921868092">
                <text:p>0.041003921868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-0.029208372068287">
                <text:p>-0.029208372068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-0.120148356053724">
                <text:p>-0.1201483560537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-0.022814600741976">
                <text:p>-0.022814600741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0.011254883863267">
                <text:p>0.011254883863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-0.007540561173691">
                <text:p>-0.0075405611736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0.10673072629448">
                <text:p>0.10673072629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0.029310527370866">
                <text:p>0.0293105273708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0.185111520114893">
                <text:p>0.1851115201148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0.210755737909454">
                <text:p>0.210755737909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-0.130849985236727">
                <text:p>-0.130849985236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-0.379236702322316">
                <text:p>-0.3792367023223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-0.049339188603066">
                <text:p>-0.049339188603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-0.17641745270555">
                <text:p>-0.176417452705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0.203754158517449">
                <text:p>0.2037541585174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0.133718334699988">
                <text:p>0.133718334699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0.092766582622484">
                <text:p>0.092766582622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0.025263131003243">
                <text:p>0.025263131003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-0.221875435746396">
                <text:p>-0.2218754357463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0.067101812148446">
                <text:p>0.067101812148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0.014036118549455">
                <text:p>0.0140361185494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-0.208672033571194">
                <text:p>-0.2086720335711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-0.091840601417783">
                <text:p>-0.0918406014177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-0.298187738529367">
                <text:p>-0.2981877385293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-0.021800977448195">
                <text:p>-0.021800977448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-0.168522064982136">
                <text:p>-0.168522064982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-0.28580912602003">
                <text:p>-0.28580912602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-0.08549389267808">
                <text:p>-0.08549389267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-0.115145144593387">
                <text:p>-0.1151451445933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0.182046054921869">
                <text:p>0.1820460549218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-0.219827994862684">
                <text:p>-0.2198279948626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-0.025445695102481">
                <text:p>-0.0254456951024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-0.147122419195729">
                <text:p>-0.147122419195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-0.006621095251748">
                <text:p>-0.0066210952517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0.038594460524141">
                <text:p>0.038594460524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0.017397801748784">
                <text:p>0.017397801748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0.098360497927228">
                <text:p>0.098360497927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-0.143951250567736">
                <text:p>-0.1439512505677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0.094340175155872">
                <text:p>0.0943401751558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0.086417159925406">
                <text:p>0.0864171599254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0.512005440297854">
                <text:p>0.512005440297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0.059570663138928">
                <text:p>0.059570663138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0.057930286965782">
                <text:p>0.0579302869657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0.115244490352748">
                <text:p>0.1152444903527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0.250528718263535">
                <text:p>0.2505287182635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0.050236266082387">
                <text:p>0.050236266082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-0.035950800745027">
                <text:p>-0.035950800745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-0.034130624894657">
                <text:p>-0.0341306248946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0.156795443817629">
                <text:p>0.1567954438176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0.372897573484577">
                <text:p>0.37289757348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-0.069161106381587">
                <text:p>-0.0691611063815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0.075121370855535">
                <text:p>0.0751213708555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-0.096720870882764">
                <text:p>-0.0967208708827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0.147427396828816">
                <text:p>0.1474273968288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-0.154193474041371">
                <text:p>-0.1541934740413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-0.136608137299852">
                <text:p>-0.136608137299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0.284129046768918">
                <text:p>0.284129046768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-0.091508202996827">
                <text:p>-0.0915082029968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-0.278507135335186">
                <text:p>-0.278507135335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-0.378244901939125">
                <text:p>-0.378244901939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0.076631047634095">
                <text:p>0.0766310476340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0.100030733530805">
                <text:p>0.1000307335308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0.081626859602513">
                <text:p>0.0816268596025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0.678380188789326">
                <text:p>0.6783801887893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-0.181063298200774">
                <text:p>-0.1810632982007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-0.319556991479497">
                <text:p>-0.319556991479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0.47756586828148">
                <text:p>0.47756586828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0.215279935905574">
                <text:p>0.2152799359055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0.401209113986186">
                <text:p>0.4012091139861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-0.724179459038816">
                <text:p>-0.7241794590388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0.06953058457828">
                <text:p>0.069530584578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-0.126624854252766">
                <text:p>-0.1266248542527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0.010315022388182">
                <text:p>0.0103150223881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-0.543876230261233">
                <text:p>-0.5438762302612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0.256233670294684">
                <text:p>0.256233670294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-0.58836325490446">
                <text:p>-0.588363254904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-0.308026059121364">
                <text:p>-0.3080260591213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0.441358629236747">
                <text:p>0.4413586292367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-0.099731834682378">
                <text:p>-0.0997318346823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0.102111013381957">
                <text:p>0.1021110133819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-0.54456061944288">
                <text:p>-0.544560619442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">
                <text:p>0.101</text:p>
              </table:table-cell>
              <table:table-cell office:value-type="float" office:value="0.155173422207537">
                <text:p>0.1551734222075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">
                <text:p>0.102</text:p>
              </table:table-cell>
              <table:table-cell office:value-type="float" office:value="-0.584774097384618">
                <text:p>-0.5847740973846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">
                <text:p>0.103</text:p>
              </table:table-cell>
              <table:table-cell office:value-type="float" office:value="0.344165935177219">
                <text:p>0.3441659351772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">
                <text:p>0.104</text:p>
              </table:table-cell>
              <table:table-cell office:value-type="float" office:value="-0.621102091998367">
                <text:p>-0.6211020919983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">
                <text:p>0.105</text:p>
              </table:table-cell>
              <table:table-cell office:value-type="float" office:value="-0.124921385818495">
                <text:p>-0.124921385818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">
                <text:p>0.106</text:p>
              </table:table-cell>
              <table:table-cell office:value-type="float" office:value="0.342995053939249">
                <text:p>0.3429950539392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  <table:table-cell office:value-type="float" office:value="-0.0114922278947">
                <text:p>-0.01149222789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">
                <text:p>0.108</text:p>
              </table:table-cell>
              <table:table-cell office:value-type="float" office:value="0.248487115716736">
                <text:p>0.2484871157167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">
                <text:p>0.109</text:p>
              </table:table-cell>
              <table:table-cell office:value-type="float" office:value="-0.100486062164621">
                <text:p>-0.1004860621646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">
                <text:p>0.11</text:p>
              </table:table-cell>
              <table:table-cell office:value-type="float" office:value="0.304813740091208">
                <text:p>0.304813740091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1">
                <text:p>0.111</text:p>
              </table:table-cell>
              <table:table-cell office:value-type="float" office:value="-0.462472793923757">
                <text:p>-0.4624727939237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2">
                <text:p>0.112</text:p>
              </table:table-cell>
              <table:table-cell office:value-type="float" office:value="-0.175255966035876">
                <text:p>-0.1752559660358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">
                <text:p>0.113</text:p>
              </table:table-cell>
              <table:table-cell office:value-type="float" office:value="0.082004851767455">
                <text:p>0.0820048517674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">
                <text:p>0.114</text:p>
              </table:table-cell>
              <table:table-cell office:value-type="float" office:value="-0.04444287068276">
                <text:p>-0.04444287068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">
                <text:p>0.115</text:p>
              </table:table-cell>
              <table:table-cell office:value-type="float" office:value="0.560953612299497">
                <text:p>0.5609536122994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">
                <text:p>0.116</text:p>
              </table:table-cell>
              <table:table-cell office:value-type="float" office:value="0.230666703837311">
                <text:p>0.2306667038373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7">
                <text:p>0.117</text:p>
              </table:table-cell>
              <table:table-cell office:value-type="float" office:value="0.234126544037597">
                <text:p>0.2341265440375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">
                <text:p>0.118</text:p>
              </table:table-cell>
              <table:table-cell office:value-type="float" office:value="-0.261522596144296">
                <text:p>-0.2615225961442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9">
                <text:p>0.119</text:p>
              </table:table-cell>
              <table:table-cell office:value-type="float" office:value="-0.448436429057223">
                <text:p>-0.4484364290572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">
                <text:p>0.12</text:p>
              </table:table-cell>
              <table:table-cell office:value-type="float" office:value="-0.094282848940512">
                <text:p>-0.0942828489405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1">
                <text:p>0.121</text:p>
              </table:table-cell>
              <table:table-cell office:value-type="float" office:value="-0.578194211107044">
                <text:p>-0.5781942111070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">
                <text:p>0.122</text:p>
              </table:table-cell>
              <table:table-cell office:value-type="float" office:value="-0.010422053640846">
                <text:p>-0.0104220536408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3">
                <text:p>0.123</text:p>
              </table:table-cell>
              <table:table-cell office:value-type="float" office:value="0.033438913331223">
                <text:p>0.0334389133312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">
                <text:p>0.124</text:p>
              </table:table-cell>
              <table:table-cell office:value-type="float" office:value="-0.066849518359582">
                <text:p>-0.0668495183595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0.435252611579958">
                <text:p>0.435252611579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">
                <text:p>0.126</text:p>
              </table:table-cell>
              <table:table-cell office:value-type="float" office:value="0.107018610954978">
                <text:p>0.1070186109549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">
                <text:p>0.127</text:p>
              </table:table-cell>
              <table:table-cell office:value-type="float" office:value="-0.317400387878043">
                <text:p>-0.3174003878780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">
                <text:p>0.128</text:p>
              </table:table-cell>
              <table:table-cell office:value-type="float" office:value="-0.334388439166991">
                <text:p>-0.334388439166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9">
                <text:p>0.129</text:p>
              </table:table-cell>
              <table:table-cell office:value-type="float" office:value="-0.40912273420554">
                <text:p>-0.409122734205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">
                <text:p>0.13</text:p>
              </table:table-cell>
              <table:table-cell office:value-type="float" office:value="0.18252349471119">
                <text:p>0.182523494711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">
                <text:p>0.131</text:p>
              </table:table-cell>
              <table:table-cell office:value-type="float" office:value="-0.319574611092585">
                <text:p>-0.319574611092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2">
                <text:p>0.132</text:p>
              </table:table-cell>
              <table:table-cell office:value-type="float" office:value="-0.042413320717844">
                <text:p>-0.0424133207178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">
                <text:p>0.133</text:p>
              </table:table-cell>
              <table:table-cell office:value-type="float" office:value="0.169012074376349">
                <text:p>0.1690120743763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4">
                <text:p>0.134</text:p>
              </table:table-cell>
              <table:table-cell office:value-type="float" office:value="-0.981857526145318">
                <text:p>-0.9818575261453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5">
                <text:p>0.135</text:p>
              </table:table-cell>
              <table:table-cell office:value-type="float" office:value="-0.129648771679801">
                <text:p>-0.1296487716798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">
                <text:p>0.136</text:p>
              </table:table-cell>
              <table:table-cell office:value-type="float" office:value="0.000841738590483">
                <text:p>0.0008417385904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">
                <text:p>0.137</text:p>
              </table:table-cell>
              <table:table-cell office:value-type="float" office:value="0.525139012608606">
                <text:p>0.5251390126086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8">
                <text:p>0.138</text:p>
              </table:table-cell>
              <table:table-cell office:value-type="float" office:value="0.303093779330276">
                <text:p>0.3030937793302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">
                <text:p>0.139</text:p>
              </table:table-cell>
              <table:table-cell office:value-type="float" office:value="0.350893987856727">
                <text:p>0.3508939878567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0.592831990177911">
                <text:p>0.5928319901779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">
                <text:p>0.141</text:p>
              </table:table-cell>
              <table:table-cell office:value-type="float" office:value="-0.562297633939645">
                <text:p>-0.5622976339396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">
                <text:p>0.142</text:p>
              </table:table-cell>
              <table:table-cell office:value-type="float" office:value="0.904306826596528">
                <text:p>0.9043068265965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3">
                <text:p>0.143</text:p>
              </table:table-cell>
              <table:table-cell office:value-type="float" office:value="0.351496983925159">
                <text:p>0.3514969839251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">
                <text:p>0.144</text:p>
              </table:table-cell>
              <table:table-cell office:value-type="float" office:value="0.088481422843562">
                <text:p>0.0884814228435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">
                <text:p>0.145</text:p>
              </table:table-cell>
              <table:table-cell office:value-type="float" office:value="0.270758917755159">
                <text:p>0.2707589177551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6">
                <text:p>0.146</text:p>
              </table:table-cell>
              <table:table-cell office:value-type="float" office:value="-0.192077966964804">
                <text:p>-0.1920779669648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7">
                <text:p>0.147</text:p>
              </table:table-cell>
              <table:table-cell office:value-type="float" office:value="0.335072625379125">
                <text:p>0.335072625379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">
                <text:p>0.148</text:p>
              </table:table-cell>
              <table:table-cell office:value-type="float" office:value="0.187970511427013">
                <text:p>0.1879705114270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">
                <text:p>0.149</text:p>
              </table:table-cell>
              <table:table-cell office:value-type="float" office:value="-0.269961253904987">
                <text:p>-0.2699612539049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">
                <text:p>0.15</text:p>
              </table:table-cell>
              <table:table-cell office:value-type="float" office:value="0.28930826094043">
                <text:p>0.289308260940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1">
                <text:p>0.151</text:p>
              </table:table-cell>
              <table:table-cell office:value-type="float" office:value="0.115868007549399">
                <text:p>0.1158680075493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">
                <text:p>0.152</text:p>
              </table:table-cell>
              <table:table-cell office:value-type="float" office:value="-0.152524016477461">
                <text:p>-0.1525240164774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3">
                <text:p>0.153</text:p>
              </table:table-cell>
              <table:table-cell office:value-type="float" office:value="-0.073730270658214">
                <text:p>-0.0737302706582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4">
                <text:p>0.154</text:p>
              </table:table-cell>
              <table:table-cell office:value-type="float" office:value="-0.344167704013907">
                <text:p>-0.3441677040139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">
                <text:p>0.155</text:p>
              </table:table-cell>
              <table:table-cell office:value-type="float" office:value="0.307905279648974">
                <text:p>0.307905279648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">
                <text:p>0.156</text:p>
              </table:table-cell>
              <table:table-cell office:value-type="float" office:value="-0.274506270323457">
                <text:p>-0.2745062703234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7">
                <text:p>0.157</text:p>
              </table:table-cell>
              <table:table-cell office:value-type="float" office:value="-0.122185705990455">
                <text:p>-0.1221857059904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">
                <text:p>0.158</text:p>
              </table:table-cell>
              <table:table-cell office:value-type="float" office:value="-0.287378137105838">
                <text:p>-0.2873781371058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9">
                <text:p>0.159</text:p>
              </table:table-cell>
              <table:table-cell office:value-type="float" office:value="0.833339452510186">
                <text:p>0.8333394525101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">
                <text:p>0.16</text:p>
              </table:table-cell>
              <table:table-cell office:value-type="float" office:value="-0.04246152075773">
                <text:p>-0.042461520757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1">
                <text:p>0.161</text:p>
              </table:table-cell>
              <table:table-cell office:value-type="float" office:value="-0.857880629679528">
                <text:p>-0.8578806296795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">
                <text:p>0.162</text:p>
              </table:table-cell>
              <table:table-cell office:value-type="float" office:value="0.372375957885221">
                <text:p>0.372375957885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">
                <text:p>0.163</text:p>
              </table:table-cell>
              <table:table-cell office:value-type="float" office:value="0.336077116269601">
                <text:p>0.3360771162696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4">
                <text:p>0.164</text:p>
              </table:table-cell>
              <table:table-cell office:value-type="float" office:value="-0.369901421035447">
                <text:p>-0.3699014210354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">
                <text:p>0.165</text:p>
              </table:table-cell>
              <table:table-cell office:value-type="float" office:value="0.535283020404313">
                <text:p>0.5352830204043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">
                <text:p>0.166</text:p>
              </table:table-cell>
              <table:table-cell office:value-type="float" office:value="0.397207383728811">
                <text:p>0.3972073837288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">
                <text:p>0.167</text:p>
              </table:table-cell>
              <table:table-cell office:value-type="float" office:value="0.097264677774932">
                <text:p>0.0972646777749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8">
                <text:p>0.168</text:p>
              </table:table-cell>
              <table:table-cell office:value-type="float" office:value="-0.247518719109748">
                <text:p>-0.247518719109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">
                <text:p>0.169</text:p>
              </table:table-cell>
              <table:table-cell office:value-type="float" office:value="0.397699218943911">
                <text:p>0.3976992189439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">
                <text:p>0.17</text:p>
              </table:table-cell>
              <table:table-cell office:value-type="float" office:value="-0.267872269501422">
                <text:p>-0.2678722695014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">
                <text:p>0.171</text:p>
              </table:table-cell>
              <table:table-cell office:value-type="float" office:value="0.277842844245613">
                <text:p>0.2778428442456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2">
                <text:p>0.172</text:p>
              </table:table-cell>
              <table:table-cell office:value-type="float" office:value="-0.275608981907888">
                <text:p>-0.2756089819078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3">
                <text:p>0.173</text:p>
              </table:table-cell>
              <table:table-cell office:value-type="float" office:value="0.335101689804491">
                <text:p>0.3351016898044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4">
                <text:p>0.174</text:p>
              </table:table-cell>
              <table:table-cell office:value-type="float" office:value="0.616296238662455">
                <text:p>0.6162962386624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">
                <text:p>0.175</text:p>
              </table:table-cell>
              <table:table-cell office:value-type="float" office:value="0.143793889705141">
                <text:p>0.1437938897051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">
                <text:p>0.176</text:p>
              </table:table-cell>
              <table:table-cell office:value-type="float" office:value="0.138886053815183">
                <text:p>0.1388860538151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">
                <text:p>0.177</text:p>
              </table:table-cell>
              <table:table-cell office:value-type="float" office:value="0.05360686563543">
                <text:p>0.053606865635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">
                <text:p>0.178</text:p>
              </table:table-cell>
              <table:table-cell office:value-type="float" office:value="0.774076240531738">
                <text:p>0.7740762405317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9">
                <text:p>0.179</text:p>
              </table:table-cell>
              <table:table-cell office:value-type="float" office:value="-0.624513169443434">
                <text:p>-0.6245131694434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">
                <text:p>0.18</text:p>
              </table:table-cell>
              <table:table-cell office:value-type="float" office:value="-0.220628622594008">
                <text:p>-0.2206286225940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1">
                <text:p>0.181</text:p>
              </table:table-cell>
              <table:table-cell office:value-type="float" office:value="0.231353234437037">
                <text:p>0.2313532344370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2">
                <text:p>0.182</text:p>
              </table:table-cell>
              <table:table-cell office:value-type="float" office:value="-0.200361911918316">
                <text:p>-0.2003619119183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">
                <text:p>0.183</text:p>
              </table:table-cell>
              <table:table-cell office:value-type="float" office:value="-0.496448392899753">
                <text:p>-0.4964483928997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4">
                <text:p>0.184</text:p>
              </table:table-cell>
              <table:table-cell office:value-type="float" office:value="-0.13114659900059">
                <text:p>-0.131146599000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5">
                <text:p>0.185</text:p>
              </table:table-cell>
              <table:table-cell office:value-type="float" office:value="0.136432499379943">
                <text:p>0.1364324993799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">
                <text:p>0.186</text:p>
              </table:table-cell>
              <table:table-cell office:value-type="float" office:value="-0.553908029407409">
                <text:p>-0.5539080294074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">
                <text:p>0.187</text:p>
              </table:table-cell>
              <table:table-cell office:value-type="float" office:value="0.623776995672957">
                <text:p>0.6237769956729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8">
                <text:p>0.188</text:p>
              </table:table-cell>
              <table:table-cell office:value-type="float" office:value="0.307243982497039">
                <text:p>0.3072439824970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9">
                <text:p>0.189</text:p>
              </table:table-cell>
              <table:table-cell office:value-type="float" office:value="0.372472978451254">
                <text:p>0.3724729784512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">
                <text:p>0.19</text:p>
              </table:table-cell>
              <table:table-cell office:value-type="float" office:value="-0.020465641425831">
                <text:p>-0.0204656414258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1">
                <text:p>0.191</text:p>
              </table:table-cell>
              <table:table-cell office:value-type="float" office:value="-0.052433254834063">
                <text:p>-0.0524332548340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">
                <text:p>0.192</text:p>
              </table:table-cell>
              <table:table-cell office:value-type="float" office:value="0.236004112451803">
                <text:p>0.2360041124518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3">
                <text:p>0.193</text:p>
              </table:table-cell>
              <table:table-cell office:value-type="float" office:value="0.025228464917056">
                <text:p>0.0252284649170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4">
                <text:p>0.194</text:p>
              </table:table-cell>
              <table:table-cell office:value-type="float" office:value="-0.197932569347615">
                <text:p>-0.1979325693476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5">
                <text:p>0.195</text:p>
              </table:table-cell>
              <table:table-cell office:value-type="float" office:value="0.006908761273811">
                <text:p>0.0069087612738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">
                <text:p>0.196</text:p>
              </table:table-cell>
              <table:table-cell office:value-type="float" office:value="0.34728181826531">
                <text:p>0.347281818265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7">
                <text:p>0.197</text:p>
              </table:table-cell>
              <table:table-cell office:value-type="float" office:value="0.036593809961331">
                <text:p>0.0365938099613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">
                <text:p>0.198</text:p>
              </table:table-cell>
              <table:table-cell office:value-type="float" office:value="-0.462520556331783">
                <text:p>-0.4625205563317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">
                <text:p>0.199</text:p>
              </table:table-cell>
              <table:table-cell office:value-type="float" office:value="1.09639626767723">
                <text:p>1.096396267677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-0.526011146919627">
                <text:p>-0.5260111469196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1">
                <text:p>0.201</text:p>
              </table:table-cell>
              <table:table-cell office:value-type="float" office:value="-0.034743114114008">
                <text:p>-0.0347431141140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">
                <text:p>0.202</text:p>
              </table:table-cell>
              <table:table-cell office:value-type="float" office:value="0.065692745820435">
                <text:p>0.0656927458204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">
                <text:p>0.203</text:p>
              </table:table-cell>
              <table:table-cell office:value-type="float" office:value="1.10538363087257">
                <text:p>1.105383630872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4">
                <text:p>0.204</text:p>
              </table:table-cell>
              <table:table-cell office:value-type="float" office:value="0.586433477975122">
                <text:p>0.5864334779751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">
                <text:p>0.205</text:p>
              </table:table-cell>
              <table:table-cell office:value-type="float" office:value="0.199271702729102">
                <text:p>0.1992717027291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6">
                <text:p>0.206</text:p>
              </table:table-cell>
              <table:table-cell office:value-type="float" office:value="-0.502033302922995">
                <text:p>-0.5020333029229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">
                <text:p>0.207</text:p>
              </table:table-cell>
              <table:table-cell office:value-type="float" office:value="0.744474862725886">
                <text:p>0.7444748627258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8">
                <text:p>0.208</text:p>
              </table:table-cell>
              <table:table-cell office:value-type="float" office:value="-0.68342392119449">
                <text:p>-0.683423921194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9">
                <text:p>0.209</text:p>
              </table:table-cell>
              <table:table-cell office:value-type="float" office:value="-0.204164140572871">
                <text:p>-0.2041641405728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">
                <text:p>0.21</text:p>
              </table:table-cell>
              <table:table-cell office:value-type="float" office:value="0.314794191343749">
                <text:p>0.3147941913437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1">
                <text:p>0.211</text:p>
              </table:table-cell>
              <table:table-cell office:value-type="float" office:value="-0.776520337680793">
                <text:p>-0.7765203376807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">
                <text:p>0.212</text:p>
              </table:table-cell>
              <table:table-cell office:value-type="float" office:value="-0.083012769923013">
                <text:p>-0.0830127699230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">
                <text:p>0.213</text:p>
              </table:table-cell>
              <table:table-cell office:value-type="float" office:value="0.010461753010135">
                <text:p>0.0104617530101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">
                <text:p>0.214</text:p>
              </table:table-cell>
              <table:table-cell office:value-type="float" office:value="0.141922391138657">
                <text:p>0.1419223911386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">
                <text:p>0.215</text:p>
              </table:table-cell>
              <table:table-cell office:value-type="float" office:value="-0.261272964002109">
                <text:p>-0.2612729640021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">
                <text:p>0.216</text:p>
              </table:table-cell>
              <table:table-cell office:value-type="float" office:value="0.040247675868318">
                <text:p>0.0402476758683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">
                <text:p>0.217</text:p>
              </table:table-cell>
              <table:table-cell office:value-type="float" office:value="0.520620619168589">
                <text:p>0.5206206191685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8">
                <text:p>0.218</text:p>
              </table:table-cell>
              <table:table-cell office:value-type="float" office:value="-0.153717210875967">
                <text:p>-0.1537172108759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">
                <text:p>0.219</text:p>
              </table:table-cell>
              <table:table-cell office:value-type="float" office:value="0.332560125736205">
                <text:p>0.3325601257362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">
                <text:p>0.22</text:p>
              </table:table-cell>
              <table:table-cell office:value-type="float" office:value="0.27058311851102">
                <text:p>0.270583118511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1">
                <text:p>0.221</text:p>
              </table:table-cell>
              <table:table-cell office:value-type="float" office:value="0.287967625375146">
                <text:p>0.2879676253751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2">
                <text:p>0.222</text:p>
              </table:table-cell>
              <table:table-cell office:value-type="float" office:value="-0.106030281565618">
                <text:p>-0.1060302815656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3">
                <text:p>0.223</text:p>
              </table:table-cell>
              <table:table-cell office:value-type="float" office:value="-0.002510797234319">
                <text:p>-0.0025107972343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4">
                <text:p>0.224</text:p>
              </table:table-cell>
              <table:table-cell office:value-type="float" office:value="-0.343410952552851">
                <text:p>-0.3434109525528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5">
                <text:p>0.225</text:p>
              </table:table-cell>
              <table:table-cell office:value-type="float" office:value="-0.445009493023139">
                <text:p>-0.4450094930231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6">
                <text:p>0.226</text:p>
              </table:table-cell>
              <table:table-cell office:value-type="float" office:value="-0.332637500090383">
                <text:p>-0.3326375000903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7">
                <text:p>0.227</text:p>
              </table:table-cell>
              <table:table-cell office:value-type="float" office:value="0.546019569401408">
                <text:p>0.5460195694014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8">
                <text:p>0.228</text:p>
              </table:table-cell>
              <table:table-cell office:value-type="float" office:value="-1.10405085295446">
                <text:p>-1.104050852954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">
                <text:p>0.229</text:p>
              </table:table-cell>
              <table:table-cell office:value-type="float" office:value="0.242407963217473">
                <text:p>0.2424079632174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">
                <text:p>0.23</text:p>
              </table:table-cell>
              <table:table-cell office:value-type="float" office:value="0.171079121629382">
                <text:p>0.1710791216293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1">
                <text:p>0.231</text:p>
              </table:table-cell>
              <table:table-cell office:value-type="float" office:value="0.157253970200957">
                <text:p>0.1572539702009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2">
                <text:p>0.232</text:p>
              </table:table-cell>
              <table:table-cell office:value-type="float" office:value="0.087579144681467">
                <text:p>0.0875791446814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3">
                <text:p>0.233</text:p>
              </table:table-cell>
              <table:table-cell office:value-type="float" office:value="0.416605675138291">
                <text:p>0.4166056751382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">
                <text:p>0.234</text:p>
              </table:table-cell>
              <table:table-cell office:value-type="float" office:value="0.078340152163364">
                <text:p>0.0783401521633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5">
                <text:p>0.235</text:p>
              </table:table-cell>
              <table:table-cell office:value-type="float" office:value="0.671476519720301">
                <text:p>0.6714765197203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6">
                <text:p>0.236</text:p>
              </table:table-cell>
              <table:table-cell office:value-type="float" office:value="0.180367575550474">
                <text:p>0.1803675755504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">
                <text:p>0.237</text:p>
              </table:table-cell>
              <table:table-cell office:value-type="float" office:value="0.111056435021745">
                <text:p>0.1110564350217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8">
                <text:p>0.238</text:p>
              </table:table-cell>
              <table:table-cell office:value-type="float" office:value="0.818457748914788">
                <text:p>0.8184577489147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9">
                <text:p>0.239</text:p>
              </table:table-cell>
              <table:table-cell office:value-type="float" office:value="-0.299546432162765">
                <text:p>-0.2995464321627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">
                <text:p>0.24</text:p>
              </table:table-cell>
              <table:table-cell office:value-type="float" office:value="-0.022975552905435">
                <text:p>-0.0229755529054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">
                <text:p>0.241</text:p>
              </table:table-cell>
              <table:table-cell office:value-type="float" office:value="0.454454240226975">
                <text:p>0.4544542402269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2">
                <text:p>0.242</text:p>
              </table:table-cell>
              <table:table-cell office:value-type="float" office:value="0.117129341808233">
                <text:p>0.1171293418082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">
                <text:p>0.243</text:p>
              </table:table-cell>
              <table:table-cell office:value-type="float" office:value="0.79707184326205">
                <text:p>0.797071843262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4">
                <text:p>0.244</text:p>
              </table:table-cell>
              <table:table-cell office:value-type="float" office:value="0.299509239723014">
                <text:p>0.2995092397230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5">
                <text:p>0.245</text:p>
              </table:table-cell>
              <table:table-cell office:value-type="float" office:value="-0.295458989125541">
                <text:p>-0.2954589891255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6">
                <text:p>0.246</text:p>
              </table:table-cell>
              <table:table-cell office:value-type="float" office:value="-0.193771222558677">
                <text:p>-0.1937712225586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7">
                <text:p>0.247</text:p>
              </table:table-cell>
              <table:table-cell office:value-type="float" office:value="-0.254573015119728">
                <text:p>-0.2545730151197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8">
                <text:p>0.248</text:p>
              </table:table-cell>
              <table:table-cell office:value-type="float" office:value="0.18569800399263">
                <text:p>0.185698003992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9">
                <text:p>0.249</text:p>
              </table:table-cell>
              <table:table-cell office:value-type="float" office:value="-0.422860640220864">
                <text:p>-0.4228606402208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">
                <text:p>0.25</text:p>
              </table:table-cell>
              <table:table-cell office:value-type="float" office:value="0.079039875065884">
                <text:p>0.0790398750658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">
                <text:p>0.251</text:p>
              </table:table-cell>
              <table:table-cell office:value-type="float" office:value="-0.057146127826423">
                <text:p>-0.0571461278264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2">
                <text:p>0.252</text:p>
              </table:table-cell>
              <table:table-cell office:value-type="float" office:value="0.565827808406785">
                <text:p>0.5658278084067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3">
                <text:p>0.253</text:p>
              </table:table-cell>
              <table:table-cell office:value-type="float" office:value="-0.06699805655675">
                <text:p>-0.066998056556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4">
                <text:p>0.254</text:p>
              </table:table-cell>
              <table:table-cell office:value-type="float" office:value="1.21559621479136">
                <text:p>1.215596214791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5">
                <text:p>0.255</text:p>
              </table:table-cell>
              <table:table-cell office:value-type="float" office:value="0.289791177744908">
                <text:p>0.2897911777449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6">
                <text:p>0.256</text:p>
              </table:table-cell>
              <table:table-cell office:value-type="float" office:value="0.351484274100526">
                <text:p>0.3514842741005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7">
                <text:p>0.257</text:p>
              </table:table-cell>
              <table:table-cell office:value-type="float" office:value="0.396023327481078">
                <text:p>0.3960233274810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8">
                <text:p>0.258</text:p>
              </table:table-cell>
              <table:table-cell office:value-type="float" office:value="-0.459335187215351">
                <text:p>-0.4593351872153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9">
                <text:p>0.259</text:p>
              </table:table-cell>
              <table:table-cell office:value-type="float" office:value="-0.63987088199364">
                <text:p>-0.639870881993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">
                <text:p>0.26</text:p>
              </table:table-cell>
              <table:table-cell office:value-type="float" office:value="0.518286767767399">
                <text:p>0.5182867677673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1">
                <text:p>0.261</text:p>
              </table:table-cell>
              <table:table-cell office:value-type="float" office:value="0.731217264474209">
                <text:p>0.7312172644742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2">
                <text:p>0.262</text:p>
              </table:table-cell>
              <table:table-cell office:value-type="float" office:value="0.025886346782129">
                <text:p>0.0258863467821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3">
                <text:p>0.263</text:p>
              </table:table-cell>
              <table:table-cell office:value-type="float" office:value="-1.20735253064431">
                <text:p>-1.207352530644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4">
                <text:p>0.264</text:p>
              </table:table-cell>
              <table:table-cell office:value-type="float" office:value="0.473947842972889">
                <text:p>0.4739478429728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5">
                <text:p>0.265</text:p>
              </table:table-cell>
              <table:table-cell office:value-type="float" office:value="0.761935242406305">
                <text:p>0.7619352424063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6">
                <text:p>0.266</text:p>
              </table:table-cell>
              <table:table-cell office:value-type="float" office:value="-0.482642269470659">
                <text:p>-0.4826422694706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7">
                <text:p>0.267</text:p>
              </table:table-cell>
              <table:table-cell office:value-type="float" office:value="-0.662640777212076">
                <text:p>-0.6626407772120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-0.156609317309255">
                <text:p>-0.1566093173092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9">
                <text:p>0.269</text:p>
              </table:table-cell>
              <table:table-cell office:value-type="float" office:value="0.246074215389482">
                <text:p>0.2460742153894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">
                <text:p>0.27</text:p>
              </table:table-cell>
              <table:table-cell office:value-type="float" office:value="-0.123488927094832">
                <text:p>-0.1234889270948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1">
                <text:p>0.271</text:p>
              </table:table-cell>
              <table:table-cell office:value-type="float" office:value="0.247969850287268">
                <text:p>0.2479698502872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2">
                <text:p>0.272</text:p>
              </table:table-cell>
              <table:table-cell office:value-type="float" office:value="-0.967854798550875">
                <text:p>-0.9678547985508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3">
                <text:p>0.273</text:p>
              </table:table-cell>
              <table:table-cell office:value-type="float" office:value="-0.475319127817877">
                <text:p>-0.4753191278178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">
                <text:p>0.274</text:p>
              </table:table-cell>
              <table:table-cell office:value-type="float" office:value="-0.245608183854012">
                <text:p>-0.2456081838540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5">
                <text:p>0.275</text:p>
              </table:table-cell>
              <table:table-cell office:value-type="float" office:value="0.62140408667647">
                <text:p>0.621404086676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6">
                <text:p>0.276</text:p>
              </table:table-cell>
              <table:table-cell office:value-type="float" office:value="0.246420421400358">
                <text:p>0.2464204214003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7">
                <text:p>0.277</text:p>
              </table:table-cell>
              <table:table-cell office:value-type="float" office:value="0.778590510836191">
                <text:p>0.7785905108361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8">
                <text:p>0.278</text:p>
              </table:table-cell>
              <table:table-cell office:value-type="float" office:value="-0.333832389623928">
                <text:p>-0.3338323896239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9">
                <text:p>0.279</text:p>
              </table:table-cell>
              <table:table-cell office:value-type="float" office:value="0.374555728384387">
                <text:p>0.3745557283843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">
                <text:p>0.28</text:p>
              </table:table-cell>
              <table:table-cell office:value-type="float" office:value="0.799033541921424">
                <text:p>0.7990335419214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1">
                <text:p>0.281</text:p>
              </table:table-cell>
              <table:table-cell office:value-type="float" office:value="-0.589815922565162">
                <text:p>-0.5898159225651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2">
                <text:p>0.282</text:p>
              </table:table-cell>
              <table:table-cell office:value-type="float" office:value="-0.041158493316639">
                <text:p>-0.0411584933166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3">
                <text:p>0.283</text:p>
              </table:table-cell>
              <table:table-cell office:value-type="float" office:value="0.394368853523412">
                <text:p>0.3943688535234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4">
                <text:p>0.284</text:p>
              </table:table-cell>
              <table:table-cell office:value-type="float" office:value="-0.137898373783336">
                <text:p>-0.1378983737833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5">
                <text:p>0.285</text:p>
              </table:table-cell>
              <table:table-cell office:value-type="float" office:value="-0.578419935129395">
                <text:p>-0.5784199351293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6">
                <text:p>0.286</text:p>
              </table:table-cell>
              <table:table-cell office:value-type="float" office:value="0.654622664807855">
                <text:p>0.6546226648078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7">
                <text:p>0.287</text:p>
              </table:table-cell>
              <table:table-cell office:value-type="float" office:value="0.578826621585707">
                <text:p>0.5788266215857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8">
                <text:p>0.288</text:p>
              </table:table-cell>
              <table:table-cell office:value-type="float" office:value="0.872018864463334">
                <text:p>0.8720188644633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9">
                <text:p>0.289</text:p>
              </table:table-cell>
              <table:table-cell office:value-type="float" office:value="0.193647340535906">
                <text:p>0.1936473405359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">
                <text:p>0.29</text:p>
              </table:table-cell>
              <table:table-cell office:value-type="float" office:value="0.978562715384848">
                <text:p>0.9785627153848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1">
                <text:p>0.291</text:p>
              </table:table-cell>
              <table:table-cell office:value-type="float" office:value="0.436985257191402">
                <text:p>0.4369852571914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2">
                <text:p>0.292</text:p>
              </table:table-cell>
              <table:table-cell office:value-type="float" office:value="0.814182133401517">
                <text:p>0.8141821334015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3">
                <text:p>0.293</text:p>
              </table:table-cell>
              <table:table-cell office:value-type="float" office:value="0.251645561495863">
                <text:p>0.2516455614958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4">
                <text:p>0.294</text:p>
              </table:table-cell>
              <table:table-cell office:value-type="float" office:value="-0.204799800983854">
                <text:p>-0.2047998009838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5">
                <text:p>0.295</text:p>
              </table:table-cell>
              <table:table-cell office:value-type="float" office:value="-0.949034126474677">
                <text:p>-0.9490341264746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6">
                <text:p>0.296</text:p>
              </table:table-cell>
              <table:table-cell office:value-type="float" office:value="-0.029163806046689">
                <text:p>-0.0291638060466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7">
                <text:p>0.297</text:p>
              </table:table-cell>
              <table:table-cell office:value-type="float" office:value="0.642820173498418">
                <text:p>0.6428201734984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8">
                <text:p>0.298</text:p>
              </table:table-cell>
              <table:table-cell office:value-type="float" office:value="-0.024073330009303">
                <text:p>-0.0240733300093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9">
                <text:p>0.299</text:p>
              </table:table-cell>
              <table:table-cell office:value-type="float" office:value="0.673747950548851">
                <text:p>0.6737479505488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">
                <text:p>0.3</text:p>
              </table:table-cell>
              <table:table-cell office:value-type="float" office:value="-0.443778186111272">
                <text:p>-0.4437781861112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1">
                <text:p>0.301</text:p>
              </table:table-cell>
              <table:table-cell office:value-type="float" office:value="0.401297289181029">
                <text:p>0.4012972891810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2">
                <text:p>0.302</text:p>
              </table:table-cell>
              <table:table-cell office:value-type="float" office:value="1.11308640813414">
                <text:p>1.113086408134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3">
                <text:p>0.303</text:p>
              </table:table-cell>
              <table:table-cell office:value-type="float" office:value="0.308192507162167">
                <text:p>0.3081925071621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4">
                <text:p>0.304</text:p>
              </table:table-cell>
              <table:table-cell office:value-type="float" office:value="0.072110733279388">
                <text:p>0.0721107332793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5">
                <text:p>0.305</text:p>
              </table:table-cell>
              <table:table-cell office:value-type="float" office:value="1.4795128334294">
                <text:p>1.47951283342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6">
                <text:p>0.306</text:p>
              </table:table-cell>
              <table:table-cell office:value-type="float" office:value="-0.039237600364149">
                <text:p>-0.0392376003641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7">
                <text:p>0.307</text:p>
              </table:table-cell>
              <table:table-cell office:value-type="float" office:value="-0.037174593666627">
                <text:p>-0.0371745936666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8">
                <text:p>0.308</text:p>
              </table:table-cell>
              <table:table-cell office:value-type="float" office:value="-0.945704095915031">
                <text:p>-0.9457040959150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9">
                <text:p>0.309</text:p>
              </table:table-cell>
              <table:table-cell office:value-type="float" office:value="-0.47813660888333">
                <text:p>-0.47813660888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">
                <text:p>0.31</text:p>
              </table:table-cell>
              <table:table-cell office:value-type="float" office:value="0.045387188464176">
                <text:p>0.0453871884641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1">
                <text:p>0.311</text:p>
              </table:table-cell>
              <table:table-cell office:value-type="float" office:value="-0.450974578438674">
                <text:p>-0.4509745784386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2">
                <text:p>0.312</text:p>
              </table:table-cell>
              <table:table-cell office:value-type="float" office:value="0.839854076959477">
                <text:p>0.8398540769594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3">
                <text:p>0.313</text:p>
              </table:table-cell>
              <table:table-cell office:value-type="float" office:value="-1.10697163297697">
                <text:p>-1.106971632976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4">
                <text:p>0.314</text:p>
              </table:table-cell>
              <table:table-cell office:value-type="float" office:value="-0.724850827896023">
                <text:p>-0.724850827896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5">
                <text:p>0.315</text:p>
              </table:table-cell>
              <table:table-cell office:value-type="float" office:value="0.458468121463653">
                <text:p>0.4584681214636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6">
                <text:p>0.316</text:p>
              </table:table-cell>
              <table:table-cell office:value-type="float" office:value="0.875004980344978">
                <text:p>0.8750049803449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7">
                <text:p>0.317</text:p>
              </table:table-cell>
              <table:table-cell office:value-type="float" office:value="0.728625788483185">
                <text:p>0.7286257884831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8">
                <text:p>0.318</text:p>
              </table:table-cell>
              <table:table-cell office:value-type="float" office:value="0.022162669069192">
                <text:p>0.0221626690691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19">
                <text:p>0.319</text:p>
              </table:table-cell>
              <table:table-cell office:value-type="float" office:value="-0.21062101233867">
                <text:p>-0.21062101233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">
                <text:p>0.32</text:p>
              </table:table-cell>
              <table:table-cell office:value-type="float" office:value="-0.407952830786468">
                <text:p>-0.4079528307864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1">
                <text:p>0.321</text:p>
              </table:table-cell>
              <table:table-cell office:value-type="float" office:value="0.43647494533042">
                <text:p>0.436474945330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2">
                <text:p>0.322</text:p>
              </table:table-cell>
              <table:table-cell office:value-type="float" office:value="0.218633432509">
                <text:p>0.2186334325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3">
                <text:p>0.323</text:p>
              </table:table-cell>
              <table:table-cell office:value-type="float" office:value="1.15609360695811">
                <text:p>1.156093606958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4">
                <text:p>0.324</text:p>
              </table:table-cell>
              <table:table-cell office:value-type="float" office:value="0.177519763255889">
                <text:p>0.1775197632558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5">
                <text:p>0.325</text:p>
              </table:table-cell>
              <table:table-cell office:value-type="float" office:value="0.224848268346608">
                <text:p>0.2248482683466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6">
                <text:p>0.326</text:p>
              </table:table-cell>
              <table:table-cell office:value-type="float" office:value="0.314896358788043">
                <text:p>0.3148963587880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7">
                <text:p>0.327</text:p>
              </table:table-cell>
              <table:table-cell office:value-type="float" office:value="0.931418362303906">
                <text:p>0.9314183623039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8">
                <text:p>0.328</text:p>
              </table:table-cell>
              <table:table-cell office:value-type="float" office:value="0.14300171510827">
                <text:p>0.143001715108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9">
                <text:p>0.329</text:p>
              </table:table-cell>
              <table:table-cell office:value-type="float" office:value="0.007748301266798">
                <text:p>0.0077483012667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">
                <text:p>0.33</text:p>
              </table:table-cell>
              <table:table-cell office:value-type="float" office:value="-0.208105704973353">
                <text:p>-0.2081057049733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1">
                <text:p>0.331</text:p>
              </table:table-cell>
              <table:table-cell office:value-type="float" office:value="-0.44350490301892">
                <text:p>-0.443504903018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2">
                <text:p>0.332</text:p>
              </table:table-cell>
              <table:table-cell office:value-type="float" office:value="-0.010543824894123">
                <text:p>-0.0105438248941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3">
                <text:p>0.333</text:p>
              </table:table-cell>
              <table:table-cell office:value-type="float" office:value="-0.116362589678595">
                <text:p>-0.1163625896785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4">
                <text:p>0.334</text:p>
              </table:table-cell>
              <table:table-cell office:value-type="float" office:value="-0.82448136895437">
                <text:p>-0.824481368954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5">
                <text:p>0.335</text:p>
              </table:table-cell>
              <table:table-cell office:value-type="float" office:value="-1.51928784109101">
                <text:p>-1.519287841091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6">
                <text:p>0.336</text:p>
              </table:table-cell>
              <table:table-cell office:value-type="float" office:value="0.554904025417027">
                <text:p>0.5549040254170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7">
                <text:p>0.337</text:p>
              </table:table-cell>
              <table:table-cell office:value-type="float" office:value="-0.015636163670494">
                <text:p>-0.0156361636704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8">
                <text:p>0.338</text:p>
              </table:table-cell>
              <table:table-cell office:value-type="float" office:value="-0.030145475410463">
                <text:p>-0.0301454754104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9">
                <text:p>0.339</text:p>
              </table:table-cell>
              <table:table-cell office:value-type="float" office:value="0.320000378949136">
                <text:p>0.3200003789491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">
                <text:p>0.34</text:p>
              </table:table-cell>
              <table:table-cell office:value-type="float" office:value="-0.201467997516462">
                <text:p>-0.2014679975164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1">
                <text:p>0.341</text:p>
              </table:table-cell>
              <table:table-cell office:value-type="float" office:value="-0.406378071028165">
                <text:p>-0.4063780710281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42">
                <text:p>0.342</text:p>
              </table:table-cell>
              <table:table-cell office:value-type="float" office:value="-0.539739145552416">
                <text:p>-0.5397391455524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3">
                <text:p>0.343</text:p>
              </table:table-cell>
              <table:table-cell office:value-type="float" office:value="-0.21777754877397">
                <text:p>-0.217777548773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4">
                <text:p>0.344</text:p>
              </table:table-cell>
              <table:table-cell office:value-type="float" office:value="0.052197849645039">
                <text:p>0.0521978496450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45">
                <text:p>0.345</text:p>
              </table:table-cell>
              <table:table-cell office:value-type="float" office:value="0.072753408296913">
                <text:p>0.0727534082969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46">
                <text:p>0.346</text:p>
              </table:table-cell>
              <table:table-cell office:value-type="float" office:value="0.096894760597767">
                <text:p>0.0968947605977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7">
                <text:p>0.347</text:p>
              </table:table-cell>
              <table:table-cell office:value-type="float" office:value="0.132907941001343">
                <text:p>0.1329079410013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8">
                <text:p>0.348</text:p>
              </table:table-cell>
              <table:table-cell office:value-type="float" office:value="0.192087333104194">
                <text:p>0.1920873331041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9">
                <text:p>0.349</text:p>
              </table:table-cell>
              <table:table-cell office:value-type="float" office:value="-0.387756587335431">
                <text:p>-0.3877565873354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">
                <text:p>0.35</text:p>
              </table:table-cell>
              <table:table-cell office:value-type="float" office:value="0.398803851355504">
                <text:p>0.3988038513555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1">
                <text:p>0.351</text:p>
              </table:table-cell>
              <table:table-cell office:value-type="float" office:value="1.17453004716007">
                <text:p>1.174530047160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2">
                <text:p>0.352</text:p>
              </table:table-cell>
              <table:table-cell office:value-type="float" office:value="0.954771760817277">
                <text:p>0.9547717608172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3">
                <text:p>0.353</text:p>
              </table:table-cell>
              <table:table-cell office:value-type="float" office:value="0.341937493522009">
                <text:p>0.3419374935220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4">
                <text:p>0.354</text:p>
              </table:table-cell>
              <table:table-cell office:value-type="float" office:value="0.342666182566357">
                <text:p>0.3426661825663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5">
                <text:p>0.355</text:p>
              </table:table-cell>
              <table:table-cell office:value-type="float" office:value="0.441922283841258">
                <text:p>0.4419222838412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6">
                <text:p>0.356</text:p>
              </table:table-cell>
              <table:table-cell office:value-type="float" office:value="0.108909357194451">
                <text:p>0.1089093571944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7">
                <text:p>0.357</text:p>
              </table:table-cell>
              <table:table-cell office:value-type="float" office:value="-0.819608146101297">
                <text:p>-0.8196081461012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8">
                <text:p>0.358</text:p>
              </table:table-cell>
              <table:table-cell office:value-type="float" office:value="-0.346695402329718">
                <text:p>-0.3466954023297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9">
                <text:p>0.359</text:p>
              </table:table-cell>
              <table:table-cell office:value-type="float" office:value="-0.641495061734202">
                <text:p>-0.6414950617342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">
                <text:p>0.36</text:p>
              </table:table-cell>
              <table:table-cell office:value-type="float" office:value="0.004356696931017">
                <text:p>0.0043566969310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1">
                <text:p>0.361</text:p>
              </table:table-cell>
              <table:table-cell office:value-type="float" office:value="-0.529910379829346">
                <text:p>-0.5299103798293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2">
                <text:p>0.362</text:p>
              </table:table-cell>
              <table:table-cell office:value-type="float" office:value="-0.552936108999006">
                <text:p>-0.5529361089990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3">
                <text:p>0.363</text:p>
              </table:table-cell>
              <table:table-cell office:value-type="float" office:value="0.763944997794956">
                <text:p>0.7639449977949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4">
                <text:p>0.364</text:p>
              </table:table-cell>
              <table:table-cell office:value-type="float" office:value="-0.477866041591426">
                <text:p>-0.4778660415914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5">
                <text:p>0.365</text:p>
              </table:table-cell>
              <table:table-cell office:value-type="float" office:value="0.377762536949876">
                <text:p>0.3777625369498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6">
                <text:p>0.366</text:p>
              </table:table-cell>
              <table:table-cell office:value-type="float" office:value="1.44917834547603">
                <text:p>1.449178345476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7">
                <text:p>0.367</text:p>
              </table:table-cell>
              <table:table-cell office:value-type="float" office:value="0.02343597547496">
                <text:p>0.023435975474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8">
                <text:p>0.368</text:p>
              </table:table-cell>
              <table:table-cell office:value-type="float" office:value="0.444649660314699">
                <text:p>0.4446496603146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9">
                <text:p>0.369</text:p>
              </table:table-cell>
              <table:table-cell office:value-type="float" office:value="0.162341985694798">
                <text:p>0.1623419856947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">
                <text:p>0.37</text:p>
              </table:table-cell>
              <table:table-cell office:value-type="float" office:value="-0.423258184100184">
                <text:p>-0.4232581841001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1">
                <text:p>0.371</text:p>
              </table:table-cell>
              <table:table-cell office:value-type="float" office:value="-0.073215344965807">
                <text:p>-0.0732153449658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2">
                <text:p>0.372</text:p>
              </table:table-cell>
              <table:table-cell office:value-type="float" office:value="-1.0161664565449">
                <text:p>-1.01616645654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3">
                <text:p>0.373</text:p>
              </table:table-cell>
              <table:table-cell office:value-type="float" office:value="2.04198551698243">
                <text:p>2.041985516982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4">
                <text:p>0.374</text:p>
              </table:table-cell>
              <table:table-cell office:value-type="float" office:value="-0.100518181871413">
                <text:p>-0.1005181818714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5">
                <text:p>0.375</text:p>
              </table:table-cell>
              <table:table-cell office:value-type="float" office:value="0.144775449966684">
                <text:p>0.1447754499666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6">
                <text:p>0.376</text:p>
              </table:table-cell>
              <table:table-cell office:value-type="float" office:value="-0.168509205033261">
                <text:p>-0.1685092050332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7">
                <text:p>0.377</text:p>
              </table:table-cell>
              <table:table-cell office:value-type="float" office:value="-0.328016797391995">
                <text:p>-0.3280167973919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8">
                <text:p>0.378</text:p>
              </table:table-cell>
              <table:table-cell office:value-type="float" office:value="0.246194613023203">
                <text:p>0.2461946130232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9">
                <text:p>0.379</text:p>
              </table:table-cell>
              <table:table-cell office:value-type="float" office:value="-1.1120039673127">
                <text:p>-1.11200396731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">
                <text:p>0.38</text:p>
              </table:table-cell>
              <table:table-cell office:value-type="float" office:value="-1.04701602740911">
                <text:p>-1.047016027409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1">
                <text:p>0.381</text:p>
              </table:table-cell>
              <table:table-cell office:value-type="float" office:value="0.161836586504971">
                <text:p>0.1618365865049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2">
                <text:p>0.382</text:p>
              </table:table-cell>
              <table:table-cell office:value-type="float" office:value="-0.80097572852775">
                <text:p>-0.800975728527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3">
                <text:p>0.383</text:p>
              </table:table-cell>
              <table:table-cell office:value-type="float" office:value="0.297070008576076">
                <text:p>0.2970700085760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4">
                <text:p>0.384</text:p>
              </table:table-cell>
              <table:table-cell office:value-type="float" office:value="-0.832182960136906">
                <text:p>-0.8321829601369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5">
                <text:p>0.385</text:p>
              </table:table-cell>
              <table:table-cell office:value-type="float" office:value="1.43034976472489">
                <text:p>1.430349764724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6">
                <text:p>0.386</text:p>
              </table:table-cell>
              <table:table-cell office:value-type="float" office:value="-0.426817134686594">
                <text:p>-0.4268171346865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7">
                <text:p>0.387</text:p>
              </table:table-cell>
              <table:table-cell office:value-type="float" office:value="-1.08590370122735">
                <text:p>-1.085903701227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8">
                <text:p>0.388</text:p>
              </table:table-cell>
              <table:table-cell office:value-type="float" office:value="-0.537380363275889">
                <text:p>-0.5373803632758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9">
                <text:p>0.389</text:p>
              </table:table-cell>
              <table:table-cell office:value-type="float" office:value="-0.342680966568636">
                <text:p>-0.3426809665686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">
                <text:p>0.39</text:p>
              </table:table-cell>
              <table:table-cell office:value-type="float" office:value="0.209227119092335">
                <text:p>0.2092271190923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1">
                <text:p>0.391</text:p>
              </table:table-cell>
              <table:table-cell office:value-type="float" office:value="-0.106605214227355">
                <text:p>-0.1066052142273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2">
                <text:p>0.392</text:p>
              </table:table-cell>
              <table:table-cell office:value-type="float" office:value="0.00040369687596">
                <text:p>0.000403696875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3">
                <text:p>0.393</text:p>
              </table:table-cell>
              <table:table-cell office:value-type="float" office:value="0.890950000470483">
                <text:p>0.8909500004704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4">
                <text:p>0.394</text:p>
              </table:table-cell>
              <table:table-cell office:value-type="float" office:value="0.352331337213313">
                <text:p>0.3523313372133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5">
                <text:p>0.395</text:p>
              </table:table-cell>
              <table:table-cell office:value-type="float" office:value="0.146231841585878">
                <text:p>0.1462318415858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6">
                <text:p>0.396</text:p>
              </table:table-cell>
              <table:table-cell office:value-type="float" office:value="-0.018264860782056">
                <text:p>-0.0182648607820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7">
                <text:p>0.397</text:p>
              </table:table-cell>
              <table:table-cell office:value-type="float" office:value="-0.018969119717859">
                <text:p>-0.0189691197178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8">
                <text:p>0.398</text:p>
              </table:table-cell>
              <table:table-cell office:value-type="float" office:value="-0.024829865663134">
                <text:p>-0.0248298656631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9">
                <text:p>0.399</text:p>
              </table:table-cell>
              <table:table-cell office:value-type="float" office:value="1.00003811718219">
                <text:p>1.000038117182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">
                <text:p>0.4</text:p>
              </table:table-cell>
              <table:table-cell office:value-type="float" office:value="0.114416770416559">
                <text:p>0.1144167704165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1">
                <text:p>0.401</text:p>
              </table:table-cell>
              <table:table-cell office:value-type="float" office:value="0.673112324971017">
                <text:p>0.6731123249710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2">
                <text:p>0.402</text:p>
              </table:table-cell>
              <table:table-cell office:value-type="float" office:value="0.0640889198564">
                <text:p>0.06408891985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3">
                <text:p>0.403</text:p>
              </table:table-cell>
              <table:table-cell office:value-type="float" office:value="-0.394627712894897">
                <text:p>-0.3946277128948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4">
                <text:p>0.404</text:p>
              </table:table-cell>
              <table:table-cell office:value-type="float" office:value="-0.698768504082262">
                <text:p>-0.6987685040822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5">
                <text:p>0.405</text:p>
              </table:table-cell>
              <table:table-cell office:value-type="float" office:value="0.393232371119422">
                <text:p>0.3932323711194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6">
                <text:p>0.406</text:p>
              </table:table-cell>
              <table:table-cell office:value-type="float" office:value="0.313697784575409">
                <text:p>0.3136977845754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7">
                <text:p>0.407</text:p>
              </table:table-cell>
              <table:table-cell office:value-type="float" office:value="0.150877522859029">
                <text:p>0.1508775228590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8">
                <text:p>0.408</text:p>
              </table:table-cell>
              <table:table-cell office:value-type="float" office:value="-0.546376831259473">
                <text:p>-0.5463768312594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09">
                <text:p>0.409</text:p>
              </table:table-cell>
              <table:table-cell office:value-type="float" office:value="0.130504865642597">
                <text:p>0.1305048656425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">
                <text:p>0.41</text:p>
              </table:table-cell>
              <table:table-cell office:value-type="float" office:value="0.180019120523212">
                <text:p>0.1800191205232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1">
                <text:p>0.411</text:p>
              </table:table-cell>
              <table:table-cell office:value-type="float" office:value="0.295758922920822">
                <text:p>0.2957589229208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2">
                <text:p>0.412</text:p>
              </table:table-cell>
              <table:table-cell office:value-type="float" office:value="0.201660642926775">
                <text:p>0.2016606429267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3">
                <text:p>0.413</text:p>
              </table:table-cell>
              <table:table-cell office:value-type="float" office:value="-0.598911500774696">
                <text:p>-0.5989115007746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4">
                <text:p>0.414</text:p>
              </table:table-cell>
              <table:table-cell office:value-type="float" office:value="-1.08375834141068">
                <text:p>-1.083758341410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5">
                <text:p>0.415</text:p>
              </table:table-cell>
              <table:table-cell office:value-type="float" office:value="0.3151260140694">
                <text:p>0.31512601406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6">
                <text:p>0.416</text:p>
              </table:table-cell>
              <table:table-cell office:value-type="float" office:value="0.300888466588377">
                <text:p>0.3008884665883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7">
                <text:p>0.417</text:p>
              </table:table-cell>
              <table:table-cell office:value-type="float" office:value="-0.088432232139433">
                <text:p>-0.0884322321394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8">
                <text:p>0.418</text:p>
              </table:table-cell>
              <table:table-cell office:value-type="float" office:value="0.222869808681575">
                <text:p>0.2228698086815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19">
                <text:p>0.419</text:p>
              </table:table-cell>
              <table:table-cell office:value-type="float" office:value="0.272128654062351">
                <text:p>0.2721286540623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2">
                <text:p>0.42</text:p>
              </table:table-cell>
              <table:table-cell office:value-type="float" office:value="0.078418680667648">
                <text:p>0.0784186806676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1">
                <text:p>0.421</text:p>
              </table:table-cell>
              <table:table-cell office:value-type="float" office:value="0.281821807914864">
                <text:p>0.2818218079148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2">
                <text:p>0.422</text:p>
              </table:table-cell>
              <table:table-cell office:value-type="float" office:value="0.585993302930597">
                <text:p>0.5859933029305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23">
                <text:p>0.423</text:p>
              </table:table-cell>
              <table:table-cell office:value-type="float" office:value="-1.11723781343849">
                <text:p>-1.117237813438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24">
                <text:p>0.424</text:p>
              </table:table-cell>
              <table:table-cell office:value-type="float" office:value="-0.140140924978706">
                <text:p>-0.1401409249787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5">
                <text:p>0.425</text:p>
              </table:table-cell>
              <table:table-cell office:value-type="float" office:value="0.88240602499415">
                <text:p>0.882406024994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26">
                <text:p>0.426</text:p>
              </table:table-cell>
              <table:table-cell office:value-type="float" office:value="0.455775692487238">
                <text:p>0.4557756924872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7">
                <text:p>0.427</text:p>
              </table:table-cell>
              <table:table-cell office:value-type="float" office:value="-0.117343117877786">
                <text:p>-0.1173431178777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8">
                <text:p>0.428</text:p>
              </table:table-cell>
              <table:table-cell office:value-type="float" office:value="0.227126597663616">
                <text:p>0.2271265976636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29">
                <text:p>0.429</text:p>
              </table:table-cell>
              <table:table-cell office:value-type="float" office:value="0.486838870711975">
                <text:p>0.4868388707119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">
                <text:p>0.43</text:p>
              </table:table-cell>
              <table:table-cell office:value-type="float" office:value="-0.588268079034138">
                <text:p>-0.5882680790341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1">
                <text:p>0.431</text:p>
              </table:table-cell>
              <table:table-cell office:value-type="float" office:value="-0.233571803584185">
                <text:p>-0.2335718035841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2">
                <text:p>0.432</text:p>
              </table:table-cell>
              <table:table-cell office:value-type="float" office:value="0.028399651324422">
                <text:p>0.0283996513244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3">
                <text:p>0.433</text:p>
              </table:table-cell>
              <table:table-cell office:value-type="float" office:value="-0.310871402639814">
                <text:p>-0.3108714026398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4">
                <text:p>0.434</text:p>
              </table:table-cell>
              <table:table-cell office:value-type="float" office:value="0.089246697380148">
                <text:p>0.0892466973801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5">
                <text:p>0.435</text:p>
              </table:table-cell>
              <table:table-cell office:value-type="float" office:value="-0.020577522685655">
                <text:p>-0.0205775226856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6">
                <text:p>0.436</text:p>
              </table:table-cell>
              <table:table-cell office:value-type="float" office:value="-0.744735662128198">
                <text:p>-0.7447356621281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7">
                <text:p>0.437</text:p>
              </table:table-cell>
              <table:table-cell office:value-type="float" office:value="-0.408320997269808">
                <text:p>-0.4083209972698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8">
                <text:p>0.438</text:p>
              </table:table-cell>
              <table:table-cell office:value-type="float" office:value="-0.883011398976329">
                <text:p>-0.8830113989763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39">
                <text:p>0.439</text:p>
              </table:table-cell>
              <table:table-cell office:value-type="float" office:value="-1.1650230925188">
                <text:p>-1.16502309251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">
                <text:p>0.44</text:p>
              </table:table-cell>
              <table:table-cell office:value-type="float" office:value="0.327438010363979">
                <text:p>0.3274380103639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41">
                <text:p>0.441</text:p>
              </table:table-cell>
              <table:table-cell office:value-type="float" office:value="0.681203921757513">
                <text:p>0.6812039217575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42">
                <text:p>0.442</text:p>
              </table:table-cell>
              <table:table-cell office:value-type="float" office:value="0.891406550696105">
                <text:p>0.8914065506961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3">
                <text:p>0.443</text:p>
              </table:table-cell>
              <table:table-cell office:value-type="float" office:value="0.214842187859838">
                <text:p>0.21484218785983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4">
                <text:p>0.444</text:p>
              </table:table-cell>
              <table:table-cell office:value-type="float" office:value="-1.32441994699791">
                <text:p>-1.324419946997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5">
                <text:p>0.445</text:p>
              </table:table-cell>
              <table:table-cell office:value-type="float" office:value="-0.204332356193151">
                <text:p>-0.2043323561931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6">
                <text:p>0.446</text:p>
              </table:table-cell>
              <table:table-cell office:value-type="float" office:value="0.836635071723689">
                <text:p>0.8366350717236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7">
                <text:p>0.447</text:p>
              </table:table-cell>
              <table:table-cell office:value-type="float" office:value="0.124357919791836">
                <text:p>0.1243579197918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8">
                <text:p>0.448</text:p>
              </table:table-cell>
              <table:table-cell office:value-type="float" office:value="-0.050914826606664">
                <text:p>-0.0509148266066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49">
                <text:p>0.449</text:p>
              </table:table-cell>
              <table:table-cell office:value-type="float" office:value="-0.671309232195486">
                <text:p>-0.6713092321954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">
                <text:p>0.45</text:p>
              </table:table-cell>
              <table:table-cell office:value-type="float" office:value="-0.599751620305039">
                <text:p>-0.5997516203050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1">
                <text:p>0.451</text:p>
              </table:table-cell>
              <table:table-cell office:value-type="float" office:value="0.939914084303885">
                <text:p>0.9399140843038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2">
                <text:p>0.452</text:p>
              </table:table-cell>
              <table:table-cell office:value-type="float" office:value="0.284112374245571">
                <text:p>0.2841123742455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3">
                <text:p>0.453</text:p>
              </table:table-cell>
              <table:table-cell office:value-type="float" office:value="0.799718930709034">
                <text:p>0.7997189307090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4">
                <text:p>0.454</text:p>
              </table:table-cell>
              <table:table-cell office:value-type="float" office:value="-0.737884974531331">
                <text:p>-0.7378849745313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5">
                <text:p>0.455</text:p>
              </table:table-cell>
              <table:table-cell office:value-type="float" office:value="0.380199591160415">
                <text:p>0.3801995911604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6">
                <text:p>0.456</text:p>
              </table:table-cell>
              <table:table-cell office:value-type="float" office:value="0.102872029383573">
                <text:p>0.1028720293835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7">
                <text:p>0.457</text:p>
              </table:table-cell>
              <table:table-cell office:value-type="float" office:value="0.508027047534166">
                <text:p>0.5080270475341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8">
                <text:p>0.458</text:p>
              </table:table-cell>
              <table:table-cell office:value-type="float" office:value="0.57737697280383">
                <text:p>0.577376972803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59">
                <text:p>0.459</text:p>
              </table:table-cell>
              <table:table-cell office:value-type="float" office:value="1.39765666531181">
                <text:p>1.397656665311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">
                <text:p>0.46</text:p>
              </table:table-cell>
              <table:table-cell office:value-type="float" office:value="0.932259183543282">
                <text:p>0.9322591835432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1">
                <text:p>0.461</text:p>
              </table:table-cell>
              <table:table-cell office:value-type="float" office:value="1.34354436821551">
                <text:p>1.343544368215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62">
                <text:p>0.462</text:p>
              </table:table-cell>
              <table:table-cell office:value-type="float" office:value="-1.19759563796396">
                <text:p>-1.197595637963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3">
                <text:p>0.463</text:p>
              </table:table-cell>
              <table:table-cell office:value-type="float" office:value="-0.922029668042334">
                <text:p>-0.9220296680423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4">
                <text:p>0.464</text:p>
              </table:table-cell>
              <table:table-cell office:value-type="float" office:value="-0.179682839939071">
                <text:p>-0.1796828399390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5">
                <text:p>0.465</text:p>
              </table:table-cell>
              <table:table-cell office:value-type="float" office:value="-0.661380348707043">
                <text:p>-0.6613803487070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6">
                <text:p>0.466</text:p>
              </table:table-cell>
              <table:table-cell office:value-type="float" office:value="0.649983831753184">
                <text:p>0.6499838317531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7">
                <text:p>0.467</text:p>
              </table:table-cell>
              <table:table-cell office:value-type="float" office:value="0.8241176751512">
                <text:p>0.82411767515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8">
                <text:p>0.468</text:p>
              </table:table-cell>
              <table:table-cell office:value-type="float" office:value="0.005012146139686">
                <text:p>0.0050121461396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69">
                <text:p>0.469</text:p>
              </table:table-cell>
              <table:table-cell office:value-type="float" office:value="-0.398091684739635">
                <text:p>-0.3980916847396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">
                <text:p>0.47</text:p>
              </table:table-cell>
              <table:table-cell office:value-type="float" office:value="1.82501256609329">
                <text:p>1.825012566093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71">
                <text:p>0.471</text:p>
              </table:table-cell>
              <table:table-cell office:value-type="float" office:value="0.514945589393417">
                <text:p>0.5149455893934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2">
                <text:p>0.472</text:p>
              </table:table-cell>
              <table:table-cell office:value-type="float" office:value="0.709588225919629">
                <text:p>0.7095882259196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3">
                <text:p>0.473</text:p>
              </table:table-cell>
              <table:table-cell office:value-type="float" office:value="0.211117846962499">
                <text:p>0.2111178469624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4">
                <text:p>0.474</text:p>
              </table:table-cell>
              <table:table-cell office:value-type="float" office:value="0.009394885277263">
                <text:p>0.0093948852772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5">
                <text:p>0.475</text:p>
              </table:table-cell>
              <table:table-cell office:value-type="float" office:value="0.087434710450627">
                <text:p>0.0874347104506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6">
                <text:p>0.476</text:p>
              </table:table-cell>
              <table:table-cell office:value-type="float" office:value="-0.842604473991773">
                <text:p>-0.8426044739917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7">
                <text:p>0.477</text:p>
              </table:table-cell>
              <table:table-cell office:value-type="float" office:value="-0.072294168462495">
                <text:p>-0.0722941684624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8">
                <text:p>0.478</text:p>
              </table:table-cell>
              <table:table-cell office:value-type="float" office:value="-0.12935867202436">
                <text:p>-0.129358672024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9">
                <text:p>0.479</text:p>
              </table:table-cell>
              <table:table-cell office:value-type="float" office:value="0.153120046374586">
                <text:p>0.1531200463745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">
                <text:p>0.48</text:p>
              </table:table-cell>
              <table:table-cell office:value-type="float" office:value="-0.421484537414327">
                <text:p>-0.4214845374143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1">
                <text:p>0.481</text:p>
              </table:table-cell>
              <table:table-cell office:value-type="float" office:value="-1.41261088503436">
                <text:p>-1.412610885034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2">
                <text:p>0.482</text:p>
              </table:table-cell>
              <table:table-cell office:value-type="float" office:value="0.423976527678082">
                <text:p>0.4239765276780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3">
                <text:p>0.483</text:p>
              </table:table-cell>
              <table:table-cell office:value-type="float" office:value="1.577978544748">
                <text:p>1.5779785447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4">
                <text:p>0.484</text:p>
              </table:table-cell>
              <table:table-cell office:value-type="float" office:value="0.94802296198632">
                <text:p>0.948022961986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5">
                <text:p>0.485</text:p>
              </table:table-cell>
              <table:table-cell office:value-type="float" office:value="-1.58510830442123">
                <text:p>-1.585108304421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6">
                <text:p>0.486</text:p>
              </table:table-cell>
              <table:table-cell office:value-type="float" office:value="-1.28492367872237">
                <text:p>-1.284923678722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7">
                <text:p>0.487</text:p>
              </table:table-cell>
              <table:table-cell office:value-type="float" office:value="-0.773385055589406">
                <text:p>-0.7733850555894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8">
                <text:p>0.488</text:p>
              </table:table-cell>
              <table:table-cell office:value-type="float" office:value="-0.435758900505386">
                <text:p>-0.4357589005053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89">
                <text:p>0.489</text:p>
              </table:table-cell>
              <table:table-cell office:value-type="float" office:value="0.26460425138589">
                <text:p>0.264604251385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">
                <text:p>0.49</text:p>
              </table:table-cell>
              <table:table-cell office:value-type="float" office:value="0.514578296200178">
                <text:p>0.5145782962001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1">
                <text:p>0.491</text:p>
              </table:table-cell>
              <table:table-cell office:value-type="float" office:value="-0.01338828078017">
                <text:p>-0.013388280780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2">
                <text:p>0.492</text:p>
              </table:table-cell>
              <table:table-cell office:value-type="float" office:value="0.808070419821077">
                <text:p>0.8080704198210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3">
                <text:p>0.493</text:p>
              </table:table-cell>
              <table:table-cell office:value-type="float" office:value="0.185676076039284">
                <text:p>0.1856760760392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4">
                <text:p>0.494</text:p>
              </table:table-cell>
              <table:table-cell office:value-type="float" office:value="0.695696632354504">
                <text:p>0.6956966323545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5">
                <text:p>0.495</text:p>
              </table:table-cell>
              <table:table-cell office:value-type="float" office:value="0.411410084062437">
                <text:p>0.4114100840624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6">
                <text:p>0.496</text:p>
              </table:table-cell>
              <table:table-cell office:value-type="float" office:value="-0.041382678321335">
                <text:p>-0.0413826783213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7">
                <text:p>0.497</text:p>
              </table:table-cell>
              <table:table-cell office:value-type="float" office:value="0.660768445105508">
                <text:p>0.6607684451055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8">
                <text:p>0.498</text:p>
              </table:table-cell>
              <table:table-cell office:value-type="float" office:value="-0.639955089436724">
                <text:p>-0.6399550894367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99">
                <text:p>0.499</text:p>
              </table:table-cell>
              <table:table-cell office:value-type="float" office:value="-0.329907500993444">
                <text:p>-0.3299075009934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">
                <text:p>0.5</text:p>
              </table:table-cell>
              <table:table-cell office:value-type="float" office:value="0.900823569102692">
                <text:p>0.9008235691026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01">
                <text:p>0.501</text:p>
              </table:table-cell>
              <table:table-cell office:value-type="float" office:value="0.982453660424233">
                <text:p>0.9824536604242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2">
                <text:p>0.502</text:p>
              </table:table-cell>
              <table:table-cell office:value-type="float" office:value="-1.02209516456282">
                <text:p>-1.0220951645628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3">
                <text:p>0.503</text:p>
              </table:table-cell>
              <table:table-cell office:value-type="float" office:value="0.244632985039336">
                <text:p>0.2446329850393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4">
                <text:p>0.504</text:p>
              </table:table-cell>
              <table:table-cell office:value-type="float" office:value="-1.04492807039633">
                <text:p>-1.044928070396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5">
                <text:p>0.505</text:p>
              </table:table-cell>
              <table:table-cell office:value-type="float" office:value="1.31663101773806">
                <text:p>1.316631017738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06">
                <text:p>0.506</text:p>
              </table:table-cell>
              <table:table-cell office:value-type="float" office:value="-0.528637465499368">
                <text:p>-0.5286374654993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7">
                <text:p>0.507</text:p>
              </table:table-cell>
              <table:table-cell office:value-type="float" office:value="0.833220844768838">
                <text:p>0.8332208447688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8">
                <text:p>0.508</text:p>
              </table:table-cell>
              <table:table-cell office:value-type="float" office:value="0.197875329857022">
                <text:p>0.1978753298570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09">
                <text:p>0.509</text:p>
              </table:table-cell>
              <table:table-cell office:value-type="float" office:value="-0.455394484832379">
                <text:p>-0.4553944848323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">
                <text:p>0.51</text:p>
              </table:table-cell>
              <table:table-cell office:value-type="float" office:value="0.824959322879594">
                <text:p>0.8249593228795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1">
                <text:p>0.511</text:p>
              </table:table-cell>
              <table:table-cell office:value-type="float" office:value="0.9972091872055">
                <text:p>0.99720918720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2">
                <text:p>0.512</text:p>
              </table:table-cell>
              <table:table-cell office:value-type="float" office:value="-0.27365069073875">
                <text:p>-0.273650690738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3">
                <text:p>0.513</text:p>
              </table:table-cell>
              <table:table-cell office:value-type="float" office:value="-0.62847171641909">
                <text:p>-0.628471716419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4">
                <text:p>0.514</text:p>
              </table:table-cell>
              <table:table-cell office:value-type="float" office:value="-1.90183861861383">
                <text:p>-1.901838618613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5">
                <text:p>0.515</text:p>
              </table:table-cell>
              <table:table-cell office:value-type="float" office:value="0.193541527762723">
                <text:p>0.1935415277627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6">
                <text:p>0.516</text:p>
              </table:table-cell>
              <table:table-cell office:value-type="float" office:value="-0.168821480328772">
                <text:p>-0.16882148032877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7">
                <text:p>0.517</text:p>
              </table:table-cell>
              <table:table-cell office:value-type="float" office:value="0.184929034077284">
                <text:p>0.1849290340772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8">
                <text:p>0.518</text:p>
              </table:table-cell>
              <table:table-cell office:value-type="float" office:value="-0.424957945444153">
                <text:p>-0.4249579454441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19">
                <text:p>0.519</text:p>
              </table:table-cell>
              <table:table-cell office:value-type="float" office:value="-0.694187853617415">
                <text:p>-0.6941878536174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">
                <text:p>0.52</text:p>
              </table:table-cell>
              <table:table-cell office:value-type="float" office:value="-0.367958689652679">
                <text:p>-0.36795868965267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1">
                <text:p>0.521</text:p>
              </table:table-cell>
              <table:table-cell office:value-type="float" office:value="0.848740287391586">
                <text:p>0.8487402873915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2">
                <text:p>0.522</text:p>
              </table:table-cell>
              <table:table-cell office:value-type="float" office:value="-0.61722968170817">
                <text:p>-0.617229681708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23">
                <text:p>0.523</text:p>
              </table:table-cell>
              <table:table-cell office:value-type="float" office:value="-0.363581402703896">
                <text:p>-0.3635814027038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4">
                <text:p>0.524</text:p>
              </table:table-cell>
              <table:table-cell office:value-type="float" office:value="0.249297528490565">
                <text:p>0.2492975284905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5">
                <text:p>0.525</text:p>
              </table:table-cell>
              <table:table-cell office:value-type="float" office:value="0.507480037363592">
                <text:p>0.5074800373635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26">
                <text:p>0.526</text:p>
              </table:table-cell>
              <table:table-cell office:value-type="float" office:value="-0.134449766876968">
                <text:p>-0.1344497668769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7">
                <text:p>0.527</text:p>
              </table:table-cell>
              <table:table-cell office:value-type="float" office:value="0.14359902629371">
                <text:p>0.1435990262937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28">
                <text:p>0.528</text:p>
              </table:table-cell>
              <table:table-cell office:value-type="float" office:value="0.535909328986709">
                <text:p>0.53590932898670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29">
                <text:p>0.529</text:p>
              </table:table-cell>
              <table:table-cell office:value-type="float" office:value="-1.28585928851956">
                <text:p>-1.285859288519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">
                <text:p>0.53</text:p>
              </table:table-cell>
              <table:table-cell office:value-type="float" office:value="0.062683211597097">
                <text:p>0.0626832115970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1">
                <text:p>0.531</text:p>
              </table:table-cell>
              <table:table-cell office:value-type="float" office:value="0.299299161387615">
                <text:p>0.2992991613876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32">
                <text:p>0.532</text:p>
              </table:table-cell>
              <table:table-cell office:value-type="float" office:value="-1.66494560376">
                <text:p>-1.664945603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3">
                <text:p>0.533</text:p>
              </table:table-cell>
              <table:table-cell office:value-type="float" office:value="0.528287410110996">
                <text:p>0.5282874101109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34">
                <text:p>0.534</text:p>
              </table:table-cell>
              <table:table-cell office:value-type="float" office:value="-0.23550330925341">
                <text:p>-0.235503309253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35">
                <text:p>0.535</text:p>
              </table:table-cell>
              <table:table-cell office:value-type="float" office:value="1.27380006722707">
                <text:p>1.273800067227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36">
                <text:p>0.536</text:p>
              </table:table-cell>
              <table:table-cell office:value-type="float" office:value="-0.552044993301514">
                <text:p>-0.5520449933015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7">
                <text:p>0.537</text:p>
              </table:table-cell>
              <table:table-cell office:value-type="float" office:value="0.336196896027954">
                <text:p>0.3361968960279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38">
                <text:p>0.538</text:p>
              </table:table-cell>
              <table:table-cell office:value-type="float" office:value="-0.433295433380967">
                <text:p>-0.4332954333809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39">
                <text:p>0.539</text:p>
              </table:table-cell>
              <table:table-cell office:value-type="float" office:value="0.29559506931962">
                <text:p>0.295595069319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4">
                <text:p>0.54</text:p>
              </table:table-cell>
              <table:table-cell office:value-type="float" office:value="-0.725883515032669">
                <text:p>-0.7258835150326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41">
                <text:p>0.541</text:p>
              </table:table-cell>
              <table:table-cell office:value-type="float" office:value="0.101944419678161">
                <text:p>0.1019444196781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2">
                <text:p>0.542</text:p>
              </table:table-cell>
              <table:table-cell office:value-type="float" office:value="-0.045947672717748">
                <text:p>-0.04594767271774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3">
                <text:p>0.543</text:p>
              </table:table-cell>
              <table:table-cell office:value-type="float" office:value="-1.1949644075937">
                <text:p>-1.19496440759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4">
                <text:p>0.544</text:p>
              </table:table-cell>
              <table:table-cell office:value-type="float" office:value="0.632898840222232">
                <text:p>0.63289884022223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45">
                <text:p>0.545</text:p>
              </table:table-cell>
              <table:table-cell office:value-type="float" office:value="-0.030910391567976">
                <text:p>-0.0309103915679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46">
                <text:p>0.546</text:p>
              </table:table-cell>
              <table:table-cell office:value-type="float" office:value="0.471332741144949">
                <text:p>0.4713327411449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7">
                <text:p>0.547</text:p>
              </table:table-cell>
              <table:table-cell office:value-type="float" office:value="0.188820264151181">
                <text:p>0.1888202641511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48">
                <text:p>0.548</text:p>
              </table:table-cell>
              <table:table-cell office:value-type="float" office:value="-0.819512276912927">
                <text:p>-0.8195122769129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49">
                <text:p>0.549</text:p>
              </table:table-cell>
              <table:table-cell office:value-type="float" office:value="-1.01351272036813">
                <text:p>-1.013512720368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5">
                <text:p>0.55</text:p>
              </table:table-cell>
              <table:table-cell office:value-type="float" office:value="0.386418616719042">
                <text:p>0.38641861671904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51">
                <text:p>0.551</text:p>
              </table:table-cell>
              <table:table-cell office:value-type="float" office:value="0.210804681813285">
                <text:p>0.2108046818132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52">
                <text:p>0.552</text:p>
              </table:table-cell>
              <table:table-cell office:value-type="float" office:value="0.618586593551998">
                <text:p>0.6185865935519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53">
                <text:p>0.553</text:p>
              </table:table-cell>
              <table:table-cell office:value-type="float" office:value="-1.6140833680015">
                <text:p>-1.61408336800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4">
                <text:p>0.554</text:p>
              </table:table-cell>
              <table:table-cell office:value-type="float" office:value="-0.510885197076811">
                <text:p>-0.5108851970768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5">
                <text:p>0.555</text:p>
              </table:table-cell>
              <table:table-cell office:value-type="float" office:value="-0.569976176569133">
                <text:p>-0.5699761765691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6">
                <text:p>0.556</text:p>
              </table:table-cell>
              <table:table-cell office:value-type="float" office:value="0.171997477345953">
                <text:p>0.1719974773459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57">
                <text:p>0.557</text:p>
              </table:table-cell>
              <table:table-cell office:value-type="float" office:value="-0.466463317517087">
                <text:p>-0.46646331751708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58">
                <text:p>0.558</text:p>
              </table:table-cell>
              <table:table-cell office:value-type="float" office:value="-0.111834331578356">
                <text:p>-0.1118343315783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59">
                <text:p>0.559</text:p>
              </table:table-cell>
              <table:table-cell office:value-type="float" office:value="-0.658148500301095">
                <text:p>-0.6581485003010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6">
                <text:p>0.56</text:p>
              </table:table-cell>
              <table:table-cell office:value-type="float" office:value="-1.13776355737856">
                <text:p>-1.137763557378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61">
                <text:p>0.561</text:p>
              </table:table-cell>
              <table:table-cell office:value-type="float" office:value="0.674312232861151">
                <text:p>0.6743122328611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62">
                <text:p>0.562</text:p>
              </table:table-cell>
              <table:table-cell office:value-type="float" office:value="0.191421799811467">
                <text:p>0.1914217998114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63">
                <text:p>0.563</text:p>
              </table:table-cell>
              <table:table-cell office:value-type="float" office:value="-0.476771955853914">
                <text:p>-0.4767719558539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64">
                <text:p>0.564</text:p>
              </table:table-cell>
              <table:table-cell office:value-type="float" office:value="-0.536136120324873">
                <text:p>-0.53613612032487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65">
                <text:p>0.565</text:p>
              </table:table-cell>
              <table:table-cell office:value-type="float" office:value="0.387822326873503">
                <text:p>0.3878223268735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66">
                <text:p>0.566</text:p>
              </table:table-cell>
              <table:table-cell office:value-type="float" office:value="-0.614767239620736">
                <text:p>-0.6147672396207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67">
                <text:p>0.567</text:p>
              </table:table-cell>
              <table:table-cell office:value-type="float" office:value="-1.00653195796067">
                <text:p>-1.006531957960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68">
                <text:p>0.568</text:p>
              </table:table-cell>
              <table:table-cell office:value-type="float" office:value="-0.126974016470519">
                <text:p>-0.1269740164705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69">
                <text:p>0.569</text:p>
              </table:table-cell>
              <table:table-cell office:value-type="float" office:value="0.82243415124936">
                <text:p>0.822434151249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">
                <text:p>0.57</text:p>
              </table:table-cell>
              <table:table-cell office:value-type="float" office:value="-0.158741755680047">
                <text:p>-0.1587417556800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1">
                <text:p>0.571</text:p>
              </table:table-cell>
              <table:table-cell office:value-type="float" office:value="1.55183726333867">
                <text:p>1.551837263338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2">
                <text:p>0.572</text:p>
              </table:table-cell>
              <table:table-cell office:value-type="float" office:value="0.467269779669989">
                <text:p>0.4672697796699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73">
                <text:p>0.573</text:p>
              </table:table-cell>
              <table:table-cell office:value-type="float" office:value="-0.800430307887447">
                <text:p>-0.8004303078874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4">
                <text:p>0.574</text:p>
              </table:table-cell>
              <table:table-cell office:value-type="float" office:value="0.07157897936808">
                <text:p>0.071578979368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5">
                <text:p>0.575</text:p>
              </table:table-cell>
              <table:table-cell office:value-type="float" office:value="0.347254731882867">
                <text:p>0.34725473188286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76">
                <text:p>0.576</text:p>
              </table:table-cell>
              <table:table-cell office:value-type="float" office:value="-0.546959194141871">
                <text:p>-0.5469591941418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77">
                <text:p>0.577</text:p>
              </table:table-cell>
              <table:table-cell office:value-type="float" office:value="0.961614660380461">
                <text:p>0.96161466038046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8">
                <text:p>0.578</text:p>
              </table:table-cell>
              <table:table-cell office:value-type="float" office:value="0.044979473365825">
                <text:p>0.0449794733658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79">
                <text:p>0.579</text:p>
              </table:table-cell>
              <table:table-cell office:value-type="float" office:value="-0.570299026826539">
                <text:p>-0.5702990268265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">
                <text:p>0.58</text:p>
              </table:table-cell>
              <table:table-cell office:value-type="float" office:value="0.401238566941563">
                <text:p>0.4012385669415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1">
                <text:p>0.581</text:p>
              </table:table-cell>
              <table:table-cell office:value-type="float" office:value="0.28796843287031">
                <text:p>0.287968432870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2">
                <text:p>0.582</text:p>
              </table:table-cell>
              <table:table-cell office:value-type="float" office:value="-0.120858623985922">
                <text:p>-0.1208586239859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3">
                <text:p>0.583</text:p>
              </table:table-cell>
              <table:table-cell office:value-type="float" office:value="-1.51235568528488">
                <text:p>-1.512355685284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4">
                <text:p>0.584</text:p>
              </table:table-cell>
              <table:table-cell office:value-type="float" office:value="1.2660328284089">
                <text:p>1.26603282840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5">
                <text:p>0.585</text:p>
              </table:table-cell>
              <table:table-cell office:value-type="float" office:value="-0.842287339546333">
                <text:p>-0.8422873395463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86">
                <text:p>0.586</text:p>
              </table:table-cell>
              <table:table-cell office:value-type="float" office:value="0.473040090583371">
                <text:p>0.4730400905833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87">
                <text:p>0.587</text:p>
              </table:table-cell>
              <table:table-cell office:value-type="float" office:value="-0.06609262607485">
                <text:p>-0.0660926260748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88">
                <text:p>0.588</text:p>
              </table:table-cell>
              <table:table-cell office:value-type="float" office:value="-0.112839053291315">
                <text:p>-0.1128390532913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89">
                <text:p>0.589</text:p>
              </table:table-cell>
              <table:table-cell office:value-type="float" office:value="0.114477346093846">
                <text:p>0.1144773460938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">
                <text:p>0.59</text:p>
              </table:table-cell>
              <table:table-cell office:value-type="float" office:value="0.48614820233617">
                <text:p>0.486148202336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1">
                <text:p>0.591</text:p>
              </table:table-cell>
              <table:table-cell office:value-type="float" office:value="0.908018082049416">
                <text:p>0.9080180820494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2">
                <text:p>0.592</text:p>
              </table:table-cell>
              <table:table-cell office:value-type="float" office:value="-0.770709857862966">
                <text:p>-0.77070985786296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3">
                <text:p>0.593</text:p>
              </table:table-cell>
              <table:table-cell office:value-type="float" office:value="-0.302355892313072">
                <text:p>-0.30235589231307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4">
                <text:p>0.594</text:p>
              </table:table-cell>
              <table:table-cell office:value-type="float" office:value="0.745942251628848">
                <text:p>0.7459422516288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5">
                <text:p>0.595</text:p>
              </table:table-cell>
              <table:table-cell office:value-type="float" office:value="-0.199890720165499">
                <text:p>-0.1998907201654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6">
                <text:p>0.596</text:p>
              </table:table-cell>
              <table:table-cell office:value-type="float" office:value="0.705832596275502">
                <text:p>0.7058325962755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7">
                <text:p>0.597</text:p>
              </table:table-cell>
              <table:table-cell office:value-type="float" office:value="-0.421847270444394">
                <text:p>-0.4218472704443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8">
                <text:p>0.598</text:p>
              </table:table-cell>
              <table:table-cell office:value-type="float" office:value="-0.165870968467258">
                <text:p>-0.16587096846725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99">
                <text:p>0.599</text:p>
              </table:table-cell>
              <table:table-cell office:value-type="float" office:value="-0.060424607387083">
                <text:p>-0.06042460738708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">
                <text:p>0.6</text:p>
              </table:table-cell>
              <table:table-cell office:value-type="float" office:value="1.34240450695057">
                <text:p>1.342404506950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1">
                <text:p>0.601</text:p>
              </table:table-cell>
              <table:table-cell office:value-type="float" office:value="-0.461581789896441">
                <text:p>-0.4615817898964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2">
                <text:p>0.602</text:p>
              </table:table-cell>
              <table:table-cell office:value-type="float" office:value="1.15650043185536">
                <text:p>1.156500431855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3">
                <text:p>0.603</text:p>
              </table:table-cell>
              <table:table-cell office:value-type="float" office:value="0.395635179898454">
                <text:p>0.3956351798984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4">
                <text:p>0.604</text:p>
              </table:table-cell>
              <table:table-cell office:value-type="float" office:value="0.177354938447086">
                <text:p>0.1773549384470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5">
                <text:p>0.605</text:p>
              </table:table-cell>
              <table:table-cell office:value-type="float" office:value="-0.101121922072467">
                <text:p>-0.1011219220724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6">
                <text:p>0.606</text:p>
              </table:table-cell>
              <table:table-cell office:value-type="float" office:value="-0.655430443914306">
                <text:p>-0.6554304439143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7">
                <text:p>0.607</text:p>
              </table:table-cell>
              <table:table-cell office:value-type="float" office:value="-1.41394259836039">
                <text:p>-1.413942598360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8">
                <text:p>0.608</text:p>
              </table:table-cell>
              <table:table-cell office:value-type="float" office:value="1.23386761657624">
                <text:p>1.233867616576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09">
                <text:p>0.609</text:p>
              </table:table-cell>
              <table:table-cell office:value-type="float" office:value="-0.182630990151126">
                <text:p>-0.1826309901511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1">
                <text:p>0.61</text:p>
              </table:table-cell>
              <table:table-cell office:value-type="float" office:value="-0.512555440691249">
                <text:p>-0.5125554406912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11">
                <text:p>0.611</text:p>
              </table:table-cell>
              <table:table-cell office:value-type="float" office:value="-0.598076816884018">
                <text:p>-0.5980768168840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12">
                <text:p>0.612</text:p>
              </table:table-cell>
              <table:table-cell office:value-type="float" office:value="-0.724317004229518">
                <text:p>-0.7243170042295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3">
                <text:p>0.613</text:p>
              </table:table-cell>
              <table:table-cell office:value-type="float" office:value="-0.574538320861019">
                <text:p>-0.5745383208610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14">
                <text:p>0.614</text:p>
              </table:table-cell>
              <table:table-cell office:value-type="float" office:value="0.551366731169532">
                <text:p>0.5513667311695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15">
                <text:p>0.615</text:p>
              </table:table-cell>
              <table:table-cell office:value-type="float" office:value="0.382109062514218">
                <text:p>0.3821090625142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16">
                <text:p>0.616</text:p>
              </table:table-cell>
              <table:table-cell office:value-type="float" office:value="-0.185160273353171">
                <text:p>-0.18516027335317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17">
                <text:p>0.617</text:p>
              </table:table-cell>
              <table:table-cell office:value-type="float" office:value="0.443336822245363">
                <text:p>0.4433368222453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18">
                <text:p>0.618</text:p>
              </table:table-cell>
              <table:table-cell office:value-type="float" office:value="0.075072318062089">
                <text:p>0.07507231806208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19">
                <text:p>0.619</text:p>
              </table:table-cell>
              <table:table-cell office:value-type="float" office:value="-1.28762779684788">
                <text:p>-1.287627796847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">
                <text:p>0.62</text:p>
              </table:table-cell>
              <table:table-cell office:value-type="float" office:value="-0.588410666635957">
                <text:p>-0.5884106666359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21">
                <text:p>0.621</text:p>
              </table:table-cell>
              <table:table-cell office:value-type="float" office:value="1.17039770018826">
                <text:p>1.1703977001882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22">
                <text:p>0.622</text:p>
              </table:table-cell>
              <table:table-cell office:value-type="float" office:value="-0.659483249629343">
                <text:p>-0.6594832496293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3">
                <text:p>0.623</text:p>
              </table:table-cell>
              <table:table-cell office:value-type="float" office:value="-0.897429580671507">
                <text:p>-0.8974295806715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24">
                <text:p>0.624</text:p>
              </table:table-cell>
              <table:table-cell office:value-type="float" office:value="-0.374660841225096">
                <text:p>-0.3746608412250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5">
                <text:p>0.625</text:p>
              </table:table-cell>
              <table:table-cell office:value-type="float" office:value="-1.72658839691511">
                <text:p>-1.726588396915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26">
                <text:p>0.626</text:p>
              </table:table-cell>
              <table:table-cell office:value-type="float" office:value="0.100475098805486">
                <text:p>0.1004750988054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27">
                <text:p>0.627</text:p>
              </table:table-cell>
              <table:table-cell office:value-type="float" office:value="0.09465826056706">
                <text:p>0.094658260567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8">
                <text:p>0.628</text:p>
              </table:table-cell>
              <table:table-cell office:value-type="float" office:value="-0.842083916478494">
                <text:p>-0.84208391647849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29">
                <text:p>0.629</text:p>
              </table:table-cell>
              <table:table-cell office:value-type="float" office:value="-1.17895794230503">
                <text:p>-1.178957942305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3">
                <text:p>0.63</text:p>
              </table:table-cell>
              <table:table-cell office:value-type="float" office:value="-0.317365749435136">
                <text:p>-0.3173657494351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1">
                <text:p>0.631</text:p>
              </table:table-cell>
              <table:table-cell office:value-type="float" office:value="-0.080030562154278">
                <text:p>-0.08003056215427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2">
                <text:p>0.632</text:p>
              </table:table-cell>
              <table:table-cell office:value-type="float" office:value="-0.032188928539311">
                <text:p>-0.0321889285393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33">
                <text:p>0.633</text:p>
              </table:table-cell>
              <table:table-cell office:value-type="float" office:value="0.120466422277174">
                <text:p>0.1204664222771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34">
                <text:p>0.634</text:p>
              </table:table-cell>
              <table:table-cell office:value-type="float" office:value="1.03204964713674">
                <text:p>1.0320496471367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5">
                <text:p>0.635</text:p>
              </table:table-cell>
              <table:table-cell office:value-type="float" office:value="0.515896646638">
                <text:p>0.5158966466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36">
                <text:p>0.636</text:p>
              </table:table-cell>
              <table:table-cell office:value-type="float" office:value="-1.22860771200003">
                <text:p>-1.2286077120000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7">
                <text:p>0.637</text:p>
              </table:table-cell>
              <table:table-cell office:value-type="float" office:value="0.627363319010428">
                <text:p>0.6273633190104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38">
                <text:p>0.638</text:p>
              </table:table-cell>
              <table:table-cell office:value-type="float" office:value="0.51436240856404">
                <text:p>0.514362408564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39">
                <text:p>0.639</text:p>
              </table:table-cell>
              <table:table-cell office:value-type="float" office:value="-0.025117022586523">
                <text:p>-0.02511702258652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4">
                <text:p>0.64</text:p>
              </table:table-cell>
              <table:table-cell office:value-type="float" office:value="1.17899494467264">
                <text:p>1.178994944672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1">
                <text:p>0.641</text:p>
              </table:table-cell>
              <table:table-cell office:value-type="float" office:value="1.54615340180085">
                <text:p>1.546153401800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2">
                <text:p>0.642</text:p>
              </table:table-cell>
              <table:table-cell office:value-type="float" office:value="-0.156284850833015">
                <text:p>-0.1562848508330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3">
                <text:p>0.643</text:p>
              </table:table-cell>
              <table:table-cell office:value-type="float" office:value="0.634418708275696">
                <text:p>0.63441870827569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4">
                <text:p>0.644</text:p>
              </table:table-cell>
              <table:table-cell office:value-type="float" office:value="0.098931657765549">
                <text:p>0.0989316577655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45">
                <text:p>0.645</text:p>
              </table:table-cell>
              <table:table-cell office:value-type="float" office:value="0.824669701888807">
                <text:p>0.8246697018888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46">
                <text:p>0.646</text:p>
              </table:table-cell>
              <table:table-cell office:value-type="float" office:value="2.06572496841712">
                <text:p>2.065724968417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47">
                <text:p>0.647</text:p>
              </table:table-cell>
              <table:table-cell office:value-type="float" office:value="-0.292330944546458">
                <text:p>-0.29233094454645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48">
                <text:p>0.648</text:p>
              </table:table-cell>
              <table:table-cell office:value-type="float" office:value="-0.497241492992998">
                <text:p>-0.4972414929929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49">
                <text:p>0.649</text:p>
              </table:table-cell>
              <table:table-cell office:value-type="float" office:value="0.293353975585478">
                <text:p>0.29335397558547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5">
                <text:p>0.65</text:p>
              </table:table-cell>
              <table:table-cell office:value-type="float" office:value="-1.32033118608151">
                <text:p>-1.320331186081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1">
                <text:p>0.651</text:p>
              </table:table-cell>
              <table:table-cell office:value-type="float" office:value="-1.99484425431954">
                <text:p>-1.994844254319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52">
                <text:p>0.652</text:p>
              </table:table-cell>
              <table:table-cell office:value-type="float" office:value="-1.34700003202469">
                <text:p>-1.347000032024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53">
                <text:p>0.653</text:p>
              </table:table-cell>
              <table:table-cell office:value-type="float" office:value="-0.553188710435954">
                <text:p>-0.5531887104359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54">
                <text:p>0.654</text:p>
              </table:table-cell>
              <table:table-cell office:value-type="float" office:value="-0.206014337292834">
                <text:p>-0.2060143372928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5">
                <text:p>0.655</text:p>
              </table:table-cell>
              <table:table-cell office:value-type="float" office:value="0.810250220139017">
                <text:p>0.8102502201390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56">
                <text:p>0.656</text:p>
              </table:table-cell>
              <table:table-cell office:value-type="float" office:value="-0.250481492115082">
                <text:p>-0.25048149211508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7">
                <text:p>0.657</text:p>
              </table:table-cell>
              <table:table-cell office:value-type="float" office:value="-0.226167701586886">
                <text:p>-0.2261677015868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58">
                <text:p>0.658</text:p>
              </table:table-cell>
              <table:table-cell office:value-type="float" office:value="-1.02591667656588">
                <text:p>-1.025916676565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59">
                <text:p>0.659</text:p>
              </table:table-cell>
              <table:table-cell office:value-type="float" office:value="0.408800567907776">
                <text:p>0.40880056790777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6">
                <text:p>0.66</text:p>
              </table:table-cell>
              <table:table-cell office:value-type="float" office:value="-0.64476358607006">
                <text:p>-0.644763586070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1">
                <text:p>0.661</text:p>
              </table:table-cell>
              <table:table-cell office:value-type="float" office:value="-1.55629089278113">
                <text:p>-1.556290892781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2">
                <text:p>0.662</text:p>
              </table:table-cell>
              <table:table-cell office:value-type="float" office:value="0.372225155072779">
                <text:p>0.37222515507277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3">
                <text:p>0.663</text:p>
              </table:table-cell>
              <table:table-cell office:value-type="float" office:value="-0.751713166714109">
                <text:p>-0.7517131667141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4">
                <text:p>0.664</text:p>
              </table:table-cell>
              <table:table-cell office:value-type="float" office:value="-0.703372412368272">
                <text:p>-0.70337241236827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65">
                <text:p>0.665</text:p>
              </table:table-cell>
              <table:table-cell office:value-type="float" office:value="-1.12433591830483">
                <text:p>-1.124335918304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66">
                <text:p>0.666</text:p>
              </table:table-cell>
              <table:table-cell office:value-type="float" office:value="0.222539792808433">
                <text:p>0.2225397928084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67">
                <text:p>0.667</text:p>
              </table:table-cell>
              <table:table-cell office:value-type="float" office:value="-1.00230489946906">
                <text:p>-1.002304899469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68">
                <text:p>0.668</text:p>
              </table:table-cell>
              <table:table-cell office:value-type="float" office:value="0.699407557667866">
                <text:p>0.6994075576678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69">
                <text:p>0.669</text:p>
              </table:table-cell>
              <table:table-cell office:value-type="float" office:value="0.589879158833344">
                <text:p>0.58987915883334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7">
                <text:p>0.67</text:p>
              </table:table-cell>
              <table:table-cell office:value-type="float" office:value="0.514685162103888">
                <text:p>0.51468516210388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71">
                <text:p>0.671</text:p>
              </table:table-cell>
              <table:table-cell office:value-type="float" office:value="0.043168183715867">
                <text:p>0.0431681837158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2">
                <text:p>0.672</text:p>
              </table:table-cell>
              <table:table-cell office:value-type="float" office:value="-0.03049191562871">
                <text:p>-0.0304919156287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73">
                <text:p>0.673</text:p>
              </table:table-cell>
              <table:table-cell office:value-type="float" office:value="0.981194295666237">
                <text:p>0.9811942956662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74">
                <text:p>0.674</text:p>
              </table:table-cell>
              <table:table-cell office:value-type="float" office:value="1.22789816908177">
                <text:p>1.227898169081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75">
                <text:p>0.675</text:p>
              </table:table-cell>
              <table:table-cell office:value-type="float" office:value="0.122993232809197">
                <text:p>0.12299323280919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76">
                <text:p>0.676</text:p>
              </table:table-cell>
              <table:table-cell office:value-type="float" office:value="-0.291144662440515">
                <text:p>-0.2911446624405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7">
                <text:p>0.677</text:p>
              </table:table-cell>
              <table:table-cell office:value-type="float" office:value="-0.661668843225053">
                <text:p>-0.66166884322505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78">
                <text:p>0.678</text:p>
              </table:table-cell>
              <table:table-cell office:value-type="float" office:value="-2.04853354998537">
                <text:p>-2.0485335499853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79">
                <text:p>0.679</text:p>
              </table:table-cell>
              <table:table-cell office:value-type="float" office:value="-0.274294285807186">
                <text:p>-0.2742942858071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8">
                <text:p>0.68</text:p>
              </table:table-cell>
              <table:table-cell office:value-type="float" office:value="0.361964142158495">
                <text:p>0.3619641421584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81">
                <text:p>0.681</text:p>
              </table:table-cell>
              <table:table-cell office:value-type="float" office:value="0.022597084496152">
                <text:p>0.0225970844961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2">
                <text:p>0.682</text:p>
              </table:table-cell>
              <table:table-cell office:value-type="float" office:value="0.794451873188375">
                <text:p>0.7944518731883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3">
                <text:p>0.683</text:p>
              </table:table-cell>
              <table:table-cell office:value-type="float" office:value="-0.654433361423794">
                <text:p>-0.6544333614237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84">
                <text:p>0.684</text:p>
              </table:table-cell>
              <table:table-cell office:value-type="float" office:value="-0.657483356906728">
                <text:p>-0.65748335690672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85">
                <text:p>0.685</text:p>
              </table:table-cell>
              <table:table-cell office:value-type="float" office:value="1.3358173972125">
                <text:p>1.33581739721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86">
                <text:p>0.686</text:p>
              </table:table-cell>
              <table:table-cell office:value-type="float" office:value="-0.042899711631043">
                <text:p>-0.0428997116310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87">
                <text:p>0.687</text:p>
              </table:table-cell>
              <table:table-cell office:value-type="float" office:value="-0.712082732071701">
                <text:p>-0.71208273207170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88">
                <text:p>0.688</text:p>
              </table:table-cell>
              <table:table-cell office:value-type="float" office:value="0.582624755712019">
                <text:p>0.5826247557120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89">
                <text:p>0.689</text:p>
              </table:table-cell>
              <table:table-cell office:value-type="float" office:value="-0.171669881463564">
                <text:p>-0.17166988146356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9">
                <text:p>0.69</text:p>
              </table:table-cell>
              <table:table-cell office:value-type="float" office:value="1.96544196298402">
                <text:p>1.965441962984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91">
                <text:p>0.691</text:p>
              </table:table-cell>
              <table:table-cell office:value-type="float" office:value="0.968406130935435">
                <text:p>0.96840613093543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92">
                <text:p>0.692</text:p>
              </table:table-cell>
              <table:table-cell office:value-type="float" office:value="0.516554814983361">
                <text:p>0.5165548149833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3">
                <text:p>0.693</text:p>
              </table:table-cell>
              <table:table-cell office:value-type="float" office:value="-0.545347571354241">
                <text:p>-0.54534757135424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94">
                <text:p>0.694</text:p>
              </table:table-cell>
              <table:table-cell office:value-type="float" office:value="0.542882090928826">
                <text:p>0.54288209092882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95">
                <text:p>0.695</text:p>
              </table:table-cell>
              <table:table-cell office:value-type="float" office:value="0.72695465340146">
                <text:p>0.726954653401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6">
                <text:p>0.696</text:p>
              </table:table-cell>
              <table:table-cell office:value-type="float" office:value="0.277126838006496">
                <text:p>0.2771268380064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7">
                <text:p>0.697</text:p>
              </table:table-cell>
              <table:table-cell office:value-type="float" office:value="-1.33950602175176">
                <text:p>-1.339506021751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98">
                <text:p>0.698</text:p>
              </table:table-cell>
              <table:table-cell office:value-type="float" office:value="-0.595593479820831">
                <text:p>-0.5955934798208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99">
                <text:p>0.699</text:p>
              </table:table-cell>
              <table:table-cell office:value-type="float" office:value="-1.43687355234831">
                <text:p>-1.436873552348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">
                <text:p>0.7</text:p>
              </table:table-cell>
              <table:table-cell office:value-type="float" office:value="1.85400791970393">
                <text:p>1.854007919703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1">
                <text:p>0.701</text:p>
              </table:table-cell>
              <table:table-cell office:value-type="float" office:value="0.63028459143499">
                <text:p>0.630284591434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02">
                <text:p>0.702</text:p>
              </table:table-cell>
              <table:table-cell office:value-type="float" office:value="0.140592674881912">
                <text:p>0.1405926748819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3">
                <text:p>0.703</text:p>
              </table:table-cell>
              <table:table-cell office:value-type="float" office:value="-1.29994695536671">
                <text:p>-1.2999469553667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4">
                <text:p>0.704</text:p>
              </table:table-cell>
              <table:table-cell office:value-type="float" office:value="-0.656627709829219">
                <text:p>-0.6566277098292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5">
                <text:p>0.705</text:p>
              </table:table-cell>
              <table:table-cell office:value-type="float" office:value="-0.02281660576624">
                <text:p>-0.022816605766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6">
                <text:p>0.706</text:p>
              </table:table-cell>
              <table:table-cell office:value-type="float" office:value="-1.34417782906176">
                <text:p>-1.3441778290617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7">
                <text:p>0.707</text:p>
              </table:table-cell>
              <table:table-cell office:value-type="float" office:value="1.37169586298416">
                <text:p>1.371695862984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08">
                <text:p>0.708</text:p>
              </table:table-cell>
              <table:table-cell office:value-type="float" office:value="0.064649850113608">
                <text:p>0.0646498501136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09">
                <text:p>0.709</text:p>
              </table:table-cell>
              <table:table-cell office:value-type="float" office:value="0.963280695992809">
                <text:p>0.96328069599280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1">
                <text:p>0.71</text:p>
              </table:table-cell>
              <table:table-cell office:value-type="float" office:value="2.13559297309936">
                <text:p>2.1355929730993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11">
                <text:p>0.711</text:p>
              </table:table-cell>
              <table:table-cell office:value-type="float" office:value="0.708295078905077">
                <text:p>0.70829507890507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12">
                <text:p>0.712</text:p>
              </table:table-cell>
              <table:table-cell office:value-type="float" office:value="-0.779100019573519">
                <text:p>-0.7791000195735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13">
                <text:p>0.713</text:p>
              </table:table-cell>
              <table:table-cell office:value-type="float" office:value="-0.900600816262658">
                <text:p>-0.9006008162626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4">
                <text:p>0.714</text:p>
              </table:table-cell>
              <table:table-cell office:value-type="float" office:value="0.55644837710161">
                <text:p>0.5564483771016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15">
                <text:p>0.715</text:p>
              </table:table-cell>
              <table:table-cell office:value-type="float" office:value="0.657616184854536">
                <text:p>0.65761618485453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16">
                <text:p>0.716</text:p>
              </table:table-cell>
              <table:table-cell office:value-type="float" office:value="-0.035678594859618">
                <text:p>-0.0356785948596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7">
                <text:p>0.717</text:p>
              </table:table-cell>
              <table:table-cell office:value-type="float" office:value="-0.048392885273934">
                <text:p>-0.0483928852739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18">
                <text:p>0.718</text:p>
              </table:table-cell>
              <table:table-cell office:value-type="float" office:value="0.433025496817074">
                <text:p>0.43302549681707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19">
                <text:p>0.719</text:p>
              </table:table-cell>
              <table:table-cell office:value-type="float" office:value="-0.605315912908063">
                <text:p>-0.60531591290806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2">
                <text:p>0.72</text:p>
              </table:table-cell>
              <table:table-cell office:value-type="float" office:value="0.708880265542922">
                <text:p>0.7088802655429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21">
                <text:p>0.721</text:p>
              </table:table-cell>
              <table:table-cell office:value-type="float" office:value="0.508026165964087">
                <text:p>0.5080261659640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22">
                <text:p>0.722</text:p>
              </table:table-cell>
              <table:table-cell office:value-type="float" office:value="-1.36249846410632">
                <text:p>-1.3624984641063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23">
                <text:p>0.723</text:p>
              </table:table-cell>
              <table:table-cell office:value-type="float" office:value="0.668618254270314">
                <text:p>0.6686182542703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24">
                <text:p>0.724</text:p>
              </table:table-cell>
              <table:table-cell office:value-type="float" office:value="-0.21964872182756">
                <text:p>-0.219648721827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25">
                <text:p>0.725</text:p>
              </table:table-cell>
              <table:table-cell office:value-type="float" office:value="0.234949367305668">
                <text:p>0.2349493673056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26">
                <text:p>0.726</text:p>
              </table:table-cell>
              <table:table-cell office:value-type="float" office:value="-0.456026471917295">
                <text:p>-0.4560264719172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27">
                <text:p>0.727</text:p>
              </table:table-cell>
              <table:table-cell office:value-type="float" office:value="-1.44494957087502">
                <text:p>-1.444949570875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8">
                <text:p>0.728</text:p>
              </table:table-cell>
              <table:table-cell office:value-type="float" office:value="-1.7120302379706">
                <text:p>-1.71203023797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29">
                <text:p>0.729</text:p>
              </table:table-cell>
              <table:table-cell office:value-type="float" office:value="-1.07424801202786">
                <text:p>-1.0742480120278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">
                <text:p>0.73</text:p>
              </table:table-cell>
              <table:table-cell office:value-type="float" office:value="0.001856146353289">
                <text:p>0.00185614635328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1">
                <text:p>0.731</text:p>
              </table:table-cell>
              <table:table-cell office:value-type="float" office:value="-0.94102873518479">
                <text:p>-0.9410287351847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32">
                <text:p>0.732</text:p>
              </table:table-cell>
              <table:table-cell office:value-type="float" office:value="-0.876517934866289">
                <text:p>-0.87651793486628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33">
                <text:p>0.733</text:p>
              </table:table-cell>
              <table:table-cell office:value-type="float" office:value="1.50461418865838">
                <text:p>1.5046141886583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34">
                <text:p>0.734</text:p>
              </table:table-cell>
              <table:table-cell office:value-type="float" office:value="2.00333721234556">
                <text:p>2.003337212345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5">
                <text:p>0.735</text:p>
              </table:table-cell>
              <table:table-cell office:value-type="float" office:value="0.688657496162416">
                <text:p>0.6886574961624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36">
                <text:p>0.736</text:p>
              </table:table-cell>
              <table:table-cell office:value-type="float" office:value="-0.444464397884809">
                <text:p>-0.44446439788480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37">
                <text:p>0.737</text:p>
              </table:table-cell>
              <table:table-cell office:value-type="float" office:value="-0.606400210444633">
                <text:p>-0.60640021044463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38">
                <text:p>0.738</text:p>
              </table:table-cell>
              <table:table-cell office:value-type="float" office:value="-0.254440960827167">
                <text:p>-0.2544409608271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39">
                <text:p>0.739</text:p>
              </table:table-cell>
              <table:table-cell office:value-type="float" office:value="0.094444224195238">
                <text:p>0.09444422419523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4">
                <text:p>0.74</text:p>
              </table:table-cell>
              <table:table-cell office:value-type="float" office:value="-0.987001019563833">
                <text:p>-0.9870010195638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41">
                <text:p>0.741</text:p>
              </table:table-cell>
              <table:table-cell office:value-type="float" office:value="-0.159684235513348">
                <text:p>-0.1596842355133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42">
                <text:p>0.742</text:p>
              </table:table-cell>
              <table:table-cell office:value-type="float" office:value="0.730303557000494">
                <text:p>0.7303035570004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43">
                <text:p>0.743</text:p>
              </table:table-cell>
              <table:table-cell office:value-type="float" office:value="0.583339038843174">
                <text:p>0.58333903884317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44">
                <text:p>0.744</text:p>
              </table:table-cell>
              <table:table-cell office:value-type="float" office:value="0.163576639637895">
                <text:p>0.1635766396378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45">
                <text:p>0.745</text:p>
              </table:table-cell>
              <table:table-cell office:value-type="float" office:value="0.388788173467407">
                <text:p>0.3887881734674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6">
                <text:p>0.746</text:p>
              </table:table-cell>
              <table:table-cell office:value-type="float" office:value="-0.354167165252911">
                <text:p>-0.3541671652529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47">
                <text:p>0.747</text:p>
              </table:table-cell>
              <table:table-cell office:value-type="float" office:value="-0.45853249125386">
                <text:p>-0.4585324912538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48">
                <text:p>0.748</text:p>
              </table:table-cell>
              <table:table-cell office:value-type="float" office:value="0.018652446580021">
                <text:p>0.0186524465800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49">
                <text:p>0.749</text:p>
              </table:table-cell>
              <table:table-cell office:value-type="float" office:value="-0.513521645162674">
                <text:p>-0.51352164516267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5">
                <text:p>0.75</text:p>
              </table:table-cell>
              <table:table-cell office:value-type="float" office:value="0.361062601373449">
                <text:p>0.3610626013734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51">
                <text:p>0.751</text:p>
              </table:table-cell>
              <table:table-cell office:value-type="float" office:value="-0.817965247676051">
                <text:p>-0.81796524767605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52">
                <text:p>0.752</text:p>
              </table:table-cell>
              <table:table-cell office:value-type="float" office:value="-1.02263682941753">
                <text:p>-1.0226368294175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3">
                <text:p>0.753</text:p>
              </table:table-cell>
              <table:table-cell office:value-type="float" office:value="0.017091574045205">
                <text:p>0.0170915740452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54">
                <text:p>0.754</text:p>
              </table:table-cell>
              <table:table-cell office:value-type="float" office:value="-0.245244020100246">
                <text:p>-0.2452440201002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55">
                <text:p>0.755</text:p>
              </table:table-cell>
              <table:table-cell office:value-type="float" office:value="1.08134560836906">
                <text:p>1.0813456083690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6">
                <text:p>0.756</text:p>
              </table:table-cell>
              <table:table-cell office:value-type="float" office:value="0.43094773371704">
                <text:p>0.4309477337170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57">
                <text:p>0.757</text:p>
              </table:table-cell>
              <table:table-cell office:value-type="float" office:value="-0.175345491119442">
                <text:p>-0.17534549111944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58">
                <text:p>0.758</text:p>
              </table:table-cell>
              <table:table-cell office:value-type="float" office:value="-1.31528766276296">
                <text:p>-1.3152876627629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59">
                <text:p>0.759</text:p>
              </table:table-cell>
              <table:table-cell office:value-type="float" office:value="-0.132814618244213">
                <text:p>-0.1328146182442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6">
                <text:p>0.76</text:p>
              </table:table-cell>
              <table:table-cell office:value-type="float" office:value="0.986293510318412">
                <text:p>0.9862935103184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61">
                <text:p>0.761</text:p>
              </table:table-cell>
              <table:table-cell office:value-type="float" office:value="0.421656007297763">
                <text:p>0.42165600729776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62">
                <text:p>0.762</text:p>
              </table:table-cell>
              <table:table-cell office:value-type="float" office:value="0.18593400582166">
                <text:p>0.185934005821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3">
                <text:p>0.763</text:p>
              </table:table-cell>
              <table:table-cell office:value-type="float" office:value="-1.8165833673554">
                <text:p>-1.816583367355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4">
                <text:p>0.764</text:p>
              </table:table-cell>
              <table:table-cell office:value-type="float" office:value="0.131705567670473">
                <text:p>0.1317055676704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65">
                <text:p>0.765</text:p>
              </table:table-cell>
              <table:table-cell office:value-type="float" office:value="1.02210440089893">
                <text:p>1.0221044008989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66">
                <text:p>0.766</text:p>
              </table:table-cell>
              <table:table-cell office:value-type="float" office:value="-1.49023693823479">
                <text:p>-1.490236938234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67">
                <text:p>0.767</text:p>
              </table:table-cell>
              <table:table-cell office:value-type="float" office:value="-0.767831154141279">
                <text:p>-0.76783115414127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68">
                <text:p>0.768</text:p>
              </table:table-cell>
              <table:table-cell office:value-type="float" office:value="0.141286722876451">
                <text:p>0.1412867228764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69">
                <text:p>0.769</text:p>
              </table:table-cell>
              <table:table-cell office:value-type="float" office:value="-0.060023467370509">
                <text:p>-0.06002346737050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7">
                <text:p>0.77</text:p>
              </table:table-cell>
              <table:table-cell office:value-type="float" office:value="1.05957308057351">
                <text:p>1.059573080573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71">
                <text:p>0.771</text:p>
              </table:table-cell>
              <table:table-cell office:value-type="float" office:value="0.09380607096674">
                <text:p>0.093806070966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72">
                <text:p>0.772</text:p>
              </table:table-cell>
              <table:table-cell office:value-type="float" office:value="-0.361231672782252">
                <text:p>-0.36123167278225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73">
                <text:p>0.773</text:p>
              </table:table-cell>
              <table:table-cell office:value-type="float" office:value="-0.455175454000688">
                <text:p>-0.4551754540006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74">
                <text:p>0.774</text:p>
              </table:table-cell>
              <table:table-cell office:value-type="float" office:value="-0.559131099029876">
                <text:p>-0.5591310990298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75">
                <text:p>0.775</text:p>
              </table:table-cell>
              <table:table-cell office:value-type="float" office:value="2.20338750507339">
                <text:p>2.203387505073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76">
                <text:p>0.776</text:p>
              </table:table-cell>
              <table:table-cell office:value-type="float" office:value="0.264690959780078">
                <text:p>0.26469095978007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77">
                <text:p>0.777</text:p>
              </table:table-cell>
              <table:table-cell office:value-type="float" office:value="0.016328838065421">
                <text:p>0.0163288380654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78">
                <text:p>0.778</text:p>
              </table:table-cell>
              <table:table-cell office:value-type="float" office:value="-1.10871552835662">
                <text:p>-1.1087155283566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79">
                <text:p>0.779</text:p>
              </table:table-cell>
              <table:table-cell office:value-type="float" office:value="0.158508872221057">
                <text:p>0.15850887222105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8">
                <text:p>0.78</text:p>
              </table:table-cell>
              <table:table-cell office:value-type="float" office:value="-0.53562393324702">
                <text:p>-0.535623933247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1">
                <text:p>0.781</text:p>
              </table:table-cell>
              <table:table-cell office:value-type="float" office:value="-1.63827290451705">
                <text:p>-1.638272904517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82">
                <text:p>0.782</text:p>
              </table:table-cell>
              <table:table-cell office:value-type="float" office:value="1.04053410617212">
                <text:p>1.040534106172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3">
                <text:p>0.783</text:p>
              </table:table-cell>
              <table:table-cell office:value-type="float" office:value="0.135598608478474">
                <text:p>0.1355986084784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84">
                <text:p>0.784</text:p>
              </table:table-cell>
              <table:table-cell office:value-type="float" office:value="0.839037460769696">
                <text:p>0.83903746076969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5">
                <text:p>0.785</text:p>
              </table:table-cell>
              <table:table-cell office:value-type="float" office:value="-0.603429712895395">
                <text:p>-0.6034297128953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6">
                <text:p>0.786</text:p>
              </table:table-cell>
              <table:table-cell office:value-type="float" office:value="-0.269276129506209">
                <text:p>-0.2692761295062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7">
                <text:p>0.787</text:p>
              </table:table-cell>
              <table:table-cell office:value-type="float" office:value="-0.295186429243143">
                <text:p>-0.2951864292431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8">
                <text:p>0.788</text:p>
              </table:table-cell>
              <table:table-cell office:value-type="float" office:value="0.496769817364082">
                <text:p>0.4967698173640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89">
                <text:p>0.789</text:p>
              </table:table-cell>
              <table:table-cell office:value-type="float" office:value="-0.582901631202479">
                <text:p>-0.5829016312024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">
                <text:p>0.79</text:p>
              </table:table-cell>
              <table:table-cell office:value-type="float" office:value="1.69651478149781">
                <text:p>1.696514781497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1">
                <text:p>0.791</text:p>
              </table:table-cell>
              <table:table-cell office:value-type="float" office:value="-0.044480205835902">
                <text:p>-0.0444802058359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2">
                <text:p>0.792</text:p>
              </table:table-cell>
              <table:table-cell office:value-type="float" office:value="1.61618670427287">
                <text:p>1.6161867042728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3">
                <text:p>0.793</text:p>
              </table:table-cell>
              <table:table-cell office:value-type="float" office:value="0.017899862410093">
                <text:p>0.0178998624100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4">
                <text:p>0.794</text:p>
              </table:table-cell>
              <table:table-cell office:value-type="float" office:value="0.638248531793591">
                <text:p>0.6382485317935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5">
                <text:p>0.795</text:p>
              </table:table-cell>
              <table:table-cell office:value-type="float" office:value="0.259059036852217">
                <text:p>0.2590590368522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6">
                <text:p>0.796</text:p>
              </table:table-cell>
              <table:table-cell office:value-type="float" office:value="1.33591565346378">
                <text:p>1.3359156534637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7">
                <text:p>0.797</text:p>
              </table:table-cell>
              <table:table-cell office:value-type="float" office:value="0.228873582143608">
                <text:p>0.2288735821436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98">
                <text:p>0.798</text:p>
              </table:table-cell>
              <table:table-cell office:value-type="float" office:value="-0.579769255467277">
                <text:p>-0.5797692554672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99">
                <text:p>0.799</text:p>
              </table:table-cell>
              <table:table-cell office:value-type="float" office:value="0.208865909244272">
                <text:p>0.20886590924427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">
                <text:p>0.8</text:p>
              </table:table-cell>
              <table:table-cell office:value-type="float" office:value="0.26944732568739">
                <text:p>0.269447325687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01">
                <text:p>0.801</text:p>
              </table:table-cell>
              <table:table-cell office:value-type="float" office:value="0.721585362975805">
                <text:p>0.7215853629758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2">
                <text:p>0.802</text:p>
              </table:table-cell>
              <table:table-cell office:value-type="float" office:value="-0.205550525783424">
                <text:p>-0.2055505257834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3">
                <text:p>0.803</text:p>
              </table:table-cell>
              <table:table-cell office:value-type="float" office:value="-0.544918180039906">
                <text:p>-0.54491818003990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04">
                <text:p>0.804</text:p>
              </table:table-cell>
              <table:table-cell office:value-type="float" office:value="-0.093781937432189">
                <text:p>-0.09378193743218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05">
                <text:p>0.805</text:p>
              </table:table-cell>
              <table:table-cell office:value-type="float" office:value="-0.675390497872674">
                <text:p>-0.67539049787267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06">
                <text:p>0.806</text:p>
              </table:table-cell>
              <table:table-cell office:value-type="float" office:value="-0.571511567817409">
                <text:p>-0.5715115678174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07">
                <text:p>0.807</text:p>
              </table:table-cell>
              <table:table-cell office:value-type="float" office:value="-0.030954411175047">
                <text:p>-0.03095441117504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08">
                <text:p>0.808</text:p>
              </table:table-cell>
              <table:table-cell office:value-type="float" office:value="1.5129214430639">
                <text:p>1.512921443063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09">
                <text:p>0.809</text:p>
              </table:table-cell>
              <table:table-cell office:value-type="float" office:value="0.925436831861703">
                <text:p>0.92543683186170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">
                <text:p>0.81</text:p>
              </table:table-cell>
              <table:table-cell office:value-type="float" office:value="-0.591493797352943">
                <text:p>-0.5914937973529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11">
                <text:p>0.811</text:p>
              </table:table-cell>
              <table:table-cell office:value-type="float" office:value="-0.760521442207951">
                <text:p>-0.76052144220795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2">
                <text:p>0.812</text:p>
              </table:table-cell>
              <table:table-cell office:value-type="float" office:value="0.901925442948767">
                <text:p>0.9019254429487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13">
                <text:p>0.813</text:p>
              </table:table-cell>
              <table:table-cell office:value-type="float" office:value="-0.118543252732209">
                <text:p>-0.1185432527322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4">
                <text:p>0.814</text:p>
              </table:table-cell>
              <table:table-cell office:value-type="float" office:value="-0.430861840622252">
                <text:p>-0.43086184062225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5">
                <text:p>0.815</text:p>
              </table:table-cell>
              <table:table-cell office:value-type="float" office:value="0.932309260209001">
                <text:p>0.93230926020900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16">
                <text:p>0.816</text:p>
              </table:table-cell>
              <table:table-cell office:value-type="float" office:value="-0.584912087789209">
                <text:p>-0.58491208778920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17">
                <text:p>0.817</text:p>
              </table:table-cell>
              <table:table-cell office:value-type="float" office:value="0.397259037024157">
                <text:p>0.3972590370241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18">
                <text:p>0.818</text:p>
              </table:table-cell>
              <table:table-cell office:value-type="float" office:value="1.12780901828336">
                <text:p>1.127809018283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19">
                <text:p>0.819</text:p>
              </table:table-cell>
              <table:table-cell office:value-type="float" office:value="0.715975788354354">
                <text:p>0.71597578835435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">
                <text:p>0.82</text:p>
              </table:table-cell>
              <table:table-cell office:value-type="float" office:value="-0.149698542401978">
                <text:p>-0.14969854240197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21">
                <text:p>0.821</text:p>
              </table:table-cell>
              <table:table-cell office:value-type="float" office:value="-1.04912568615443">
                <text:p>-1.0491256861544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22">
                <text:p>0.822</text:p>
              </table:table-cell>
              <table:table-cell office:value-type="float" office:value="1.12310928986384">
                <text:p>1.123109289863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3">
                <text:p>0.823</text:p>
              </table:table-cell>
              <table:table-cell office:value-type="float" office:value="-1.06687699117567">
                <text:p>-1.066876991175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24">
                <text:p>0.824</text:p>
              </table:table-cell>
              <table:table-cell office:value-type="float" office:value="0.495234377666891">
                <text:p>0.4952343776668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5">
                <text:p>0.825</text:p>
              </table:table-cell>
              <table:table-cell office:value-type="float" office:value="1.91436728976901">
                <text:p>1.914367289769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6">
                <text:p>0.826</text:p>
              </table:table-cell>
              <table:table-cell office:value-type="float" office:value="-1.10682133518729">
                <text:p>-1.1068213351872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27">
                <text:p>0.827</text:p>
              </table:table-cell>
              <table:table-cell office:value-type="float" office:value="-1.01245142715171">
                <text:p>-1.0124514271517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8">
                <text:p>0.828</text:p>
              </table:table-cell>
              <table:table-cell office:value-type="float" office:value="-0.081707309308112">
                <text:p>-0.0817073093081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29">
                <text:p>0.829</text:p>
              </table:table-cell>
              <table:table-cell office:value-type="float" office:value="-1.61315087192862">
                <text:p>-1.6131508719286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3">
                <text:p>0.83</text:p>
              </table:table-cell>
              <table:table-cell office:value-type="float" office:value="0.378799981613244">
                <text:p>0.3787999816132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31">
                <text:p>0.831</text:p>
              </table:table-cell>
              <table:table-cell office:value-type="float" office:value="-1.76279134065415">
                <text:p>-1.762791340654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2">
                <text:p>0.832</text:p>
              </table:table-cell>
              <table:table-cell office:value-type="float" office:value="0.863481743676192">
                <text:p>0.8634817436761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33">
                <text:p>0.833</text:p>
              </table:table-cell>
              <table:table-cell office:value-type="float" office:value="1.03604036474519">
                <text:p>1.036040364745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4">
                <text:p>0.834</text:p>
              </table:table-cell>
              <table:table-cell office:value-type="float" office:value="0.236263989306943">
                <text:p>0.23626398930694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5">
                <text:p>0.835</text:p>
              </table:table-cell>
              <table:table-cell office:value-type="float" office:value="0.633142168662176">
                <text:p>0.63314216866217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36">
                <text:p>0.836</text:p>
              </table:table-cell>
              <table:table-cell office:value-type="float" office:value="0.839327118670376">
                <text:p>0.83932711867037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37">
                <text:p>0.837</text:p>
              </table:table-cell>
              <table:table-cell office:value-type="float" office:value="-0.568648897444816">
                <text:p>-0.5686488974448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38">
                <text:p>0.838</text:p>
              </table:table-cell>
              <table:table-cell office:value-type="float" office:value="1.0120069764971">
                <text:p>1.012006976497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39">
                <text:p>0.839</text:p>
              </table:table-cell>
              <table:table-cell office:value-type="float" office:value="0.60507815183674">
                <text:p>0.605078151836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">
                <text:p>0.84</text:p>
              </table:table-cell>
              <table:table-cell office:value-type="float" office:value="0.854608300319639">
                <text:p>0.85460830031963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1">
                <text:p>0.841</text:p>
              </table:table-cell>
              <table:table-cell office:value-type="float" office:value="-0.059602672520796">
                <text:p>-0.0596026725207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2">
                <text:p>0.842</text:p>
              </table:table-cell>
              <table:table-cell office:value-type="float" office:value="0.425301513379538">
                <text:p>0.42530151337953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43">
                <text:p>0.843</text:p>
              </table:table-cell>
              <table:table-cell office:value-type="float" office:value="0.793991784124942">
                <text:p>0.79399178412494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44">
                <text:p>0.844</text:p>
              </table:table-cell>
              <table:table-cell office:value-type="float" office:value="1.06342098712548">
                <text:p>1.063420987125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5">
                <text:p>0.845</text:p>
              </table:table-cell>
              <table:table-cell office:value-type="float" office:value="-0.689282984013908">
                <text:p>-0.68928298401390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6">
                <text:p>0.846</text:p>
              </table:table-cell>
              <table:table-cell office:value-type="float" office:value="-0.246605021492178">
                <text:p>-0.2466050214921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7">
                <text:p>0.847</text:p>
              </table:table-cell>
              <table:table-cell office:value-type="float" office:value="0.585163684964149">
                <text:p>0.58516368496414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48">
                <text:p>0.848</text:p>
              </table:table-cell>
              <table:table-cell office:value-type="float" office:value="1.14087606662086">
                <text:p>1.1408760666208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49">
                <text:p>0.849</text:p>
              </table:table-cell>
              <table:table-cell office:value-type="float" office:value="1.27126151857495">
                <text:p>1.271261518574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">
                <text:p>0.85</text:p>
              </table:table-cell>
              <table:table-cell office:value-type="float" office:value="0.033368949972846">
                <text:p>0.03336894997284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1">
                <text:p>0.851</text:p>
              </table:table-cell>
              <table:table-cell office:value-type="float" office:value="0.54042683053789">
                <text:p>0.540426830537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2">
                <text:p>0.852</text:p>
              </table:table-cell>
              <table:table-cell office:value-type="float" office:value="0.648140239357897">
                <text:p>0.64814023935789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3">
                <text:p>0.853</text:p>
              </table:table-cell>
              <table:table-cell office:value-type="float" office:value="0.938777040810285">
                <text:p>0.9387770408102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4">
                <text:p>0.854</text:p>
              </table:table-cell>
              <table:table-cell office:value-type="float" office:value="1.16114828629944">
                <text:p>1.1611482862994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5">
                <text:p>0.855</text:p>
              </table:table-cell>
              <table:table-cell office:value-type="float" office:value="0.162874934414018">
                <text:p>0.1628749344140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6">
                <text:p>0.856</text:p>
              </table:table-cell>
              <table:table-cell office:value-type="float" office:value="-0.255404616016252">
                <text:p>-0.25540461601625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7">
                <text:p>0.857</text:p>
              </table:table-cell>
              <table:table-cell office:value-type="float" office:value="0.268058368825091">
                <text:p>0.2680583688250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8">
                <text:p>0.858</text:p>
              </table:table-cell>
              <table:table-cell office:value-type="float" office:value="1.04693224850925">
                <text:p>1.046932248509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59">
                <text:p>0.859</text:p>
              </table:table-cell>
              <table:table-cell office:value-type="float" office:value="-0.057344403427949">
                <text:p>-0.05734440342794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">
                <text:p>0.86</text:p>
              </table:table-cell>
              <table:table-cell office:value-type="float" office:value="-0.92542761950646">
                <text:p>-0.925427619506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1">
                <text:p>0.861</text:p>
              </table:table-cell>
              <table:table-cell office:value-type="float" office:value="0.311747068322569">
                <text:p>0.31174706832256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2">
                <text:p>0.862</text:p>
              </table:table-cell>
              <table:table-cell office:value-type="float" office:value="0.106106823359214">
                <text:p>0.1061068233592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3">
                <text:p>0.863</text:p>
              </table:table-cell>
              <table:table-cell office:value-type="float" office:value="0.545643776927412">
                <text:p>0.5456437769274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4">
                <text:p>0.864</text:p>
              </table:table-cell>
              <table:table-cell office:value-type="float" office:value="1.78547703945814">
                <text:p>1.785477039458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5">
                <text:p>0.865</text:p>
              </table:table-cell>
              <table:table-cell office:value-type="float" office:value="-1.46967460237584">
                <text:p>-1.4696746023758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6">
                <text:p>0.866</text:p>
              </table:table-cell>
              <table:table-cell office:value-type="float" office:value="-0.250817274156987">
                <text:p>-0.25081727415698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7">
                <text:p>0.867</text:p>
              </table:table-cell>
              <table:table-cell office:value-type="float" office:value="-0.781629154452763">
                <text:p>-0.78162915445276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8">
                <text:p>0.868</text:p>
              </table:table-cell>
              <table:table-cell office:value-type="float" office:value="-0.943039886623872">
                <text:p>-0.9430398866238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69">
                <text:p>0.869</text:p>
              </table:table-cell>
              <table:table-cell office:value-type="float" office:value="0.120466508968509">
                <text:p>0.12046650896850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">
                <text:p>0.87</text:p>
              </table:table-cell>
              <table:table-cell office:value-type="float" office:value="1.34277849960437">
                <text:p>1.3427784996043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71">
                <text:p>0.871</text:p>
              </table:table-cell>
              <table:table-cell office:value-type="float" office:value="-0.54566400000762">
                <text:p>-0.545664000007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2">
                <text:p>0.872</text:p>
              </table:table-cell>
              <table:table-cell office:value-type="float" office:value="-0.096528393701357">
                <text:p>-0.09652839370135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73">
                <text:p>0.873</text:p>
              </table:table-cell>
              <table:table-cell office:value-type="float" office:value="-0.729993995747568">
                <text:p>-0.7299939957475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74">
                <text:p>0.874</text:p>
              </table:table-cell>
              <table:table-cell office:value-type="float" office:value="-0.073995416798312">
                <text:p>-0.0739954167983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75">
                <text:p>0.875</text:p>
              </table:table-cell>
              <table:table-cell office:value-type="float" office:value="-0.919433455362581">
                <text:p>-0.91943345536258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6">
                <text:p>0.876</text:p>
              </table:table-cell>
              <table:table-cell office:value-type="float" office:value="0.995612990087944">
                <text:p>0.9956129900879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7">
                <text:p>0.877</text:p>
              </table:table-cell>
              <table:table-cell office:value-type="float" office:value="-0.191807085962616">
                <text:p>-0.1918070859626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78">
                <text:p>0.878</text:p>
              </table:table-cell>
              <table:table-cell office:value-type="float" office:value="-0.455718047744497">
                <text:p>-0.45571804774449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79">
                <text:p>0.879</text:p>
              </table:table-cell>
              <table:table-cell office:value-type="float" office:value="-0.684956186454374">
                <text:p>-0.6849561864543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8">
                <text:p>0.88</text:p>
              </table:table-cell>
              <table:table-cell office:value-type="float" office:value="0.120859786164373">
                <text:p>0.12085978616437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1">
                <text:p>0.881</text:p>
              </table:table-cell>
              <table:table-cell office:value-type="float" office:value="1.02632111793939">
                <text:p>1.0263211179393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2">
                <text:p>0.882</text:p>
              </table:table-cell>
              <table:table-cell office:value-type="float" office:value="1.07822487603542">
                <text:p>1.0782248760354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3">
                <text:p>0.883</text:p>
              </table:table-cell>
              <table:table-cell office:value-type="float" office:value="-1.17408726888566">
                <text:p>-1.1740872688856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4">
                <text:p>0.884</text:p>
              </table:table-cell>
              <table:table-cell office:value-type="float" office:value="-0.586323055928958">
                <text:p>-0.5863230559289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5">
                <text:p>0.885</text:p>
              </table:table-cell>
              <table:table-cell office:value-type="float" office:value="0.138747032881957">
                <text:p>0.1387470328819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6">
                <text:p>0.886</text:p>
              </table:table-cell>
              <table:table-cell office:value-type="float" office:value="0.630332995281614">
                <text:p>0.6303329952816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7">
                <text:p>0.887</text:p>
              </table:table-cell>
              <table:table-cell office:value-type="float" office:value="-0.676350503389772">
                <text:p>-0.67635050338977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8">
                <text:p>0.888</text:p>
              </table:table-cell>
              <table:table-cell office:value-type="float" office:value="-0.075635473414878">
                <text:p>-0.0756354734148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89">
                <text:p>0.889</text:p>
              </table:table-cell>
              <table:table-cell office:value-type="float" office:value="0.711181629802697">
                <text:p>0.71118162980269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">
                <text:p>0.89</text:p>
              </table:table-cell>
              <table:table-cell office:value-type="float" office:value="0.24770839853202">
                <text:p>0.2477083985320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1">
                <text:p>0.891</text:p>
              </table:table-cell>
              <table:table-cell office:value-type="float" office:value="-0.513350333895026">
                <text:p>-0.5133503338950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2">
                <text:p>0.892</text:p>
              </table:table-cell>
              <table:table-cell office:value-type="float" office:value="1.26745327957248">
                <text:p>1.2674532795724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93">
                <text:p>0.893</text:p>
              </table:table-cell>
              <table:table-cell office:value-type="float" office:value="-0.70427886196992">
                <text:p>-0.704278861969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94">
                <text:p>0.894</text:p>
              </table:table-cell>
              <table:table-cell office:value-type="float" office:value="-1.16230627558028">
                <text:p>-1.162306275580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5">
                <text:p>0.895</text:p>
              </table:table-cell>
              <table:table-cell office:value-type="float" office:value="0.269761288199905">
                <text:p>0.2697612881999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6">
                <text:p>0.896</text:p>
              </table:table-cell>
              <table:table-cell office:value-type="float" office:value="0.778061740006215">
                <text:p>0.7780617400062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7">
                <text:p>0.897</text:p>
              </table:table-cell>
              <table:table-cell office:value-type="float" office:value="0.3778302130044">
                <text:p>0.377830213004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8">
                <text:p>0.898</text:p>
              </table:table-cell>
              <table:table-cell office:value-type="float" office:value="1.670605428609">
                <text:p>1.6706054286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99">
                <text:p>0.899</text:p>
              </table:table-cell>
              <table:table-cell office:value-type="float" office:value="0.351664862414052">
                <text:p>0.35166486241405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">
                <text:p>0.9</text:p>
              </table:table-cell>
              <table:table-cell office:value-type="float" office:value="-0.401860599857909">
                <text:p>-0.4018605998579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01">
                <text:p>0.901</text:p>
              </table:table-cell>
              <table:table-cell office:value-type="float" office:value="-1.03146333495884">
                <text:p>-1.031463334958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02">
                <text:p>0.902</text:p>
              </table:table-cell>
              <table:table-cell office:value-type="float" office:value="-1.82760361511376">
                <text:p>-1.8276036151137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03">
                <text:p>0.903</text:p>
              </table:table-cell>
              <table:table-cell office:value-type="float" office:value="0.17742036589351">
                <text:p>0.1774203658935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04">
                <text:p>0.904</text:p>
              </table:table-cell>
              <table:table-cell office:value-type="float" office:value="-0.058866777341076">
                <text:p>-0.05886677734107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5">
                <text:p>0.905</text:p>
              </table:table-cell>
              <table:table-cell office:value-type="float" office:value="-0.39444565399063">
                <text:p>-0.394445653990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06">
                <text:p>0.906</text:p>
              </table:table-cell>
              <table:table-cell office:value-type="float" office:value="-1.16232666113517">
                <text:p>-1.1623266611351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07">
                <text:p>0.907</text:p>
              </table:table-cell>
              <table:table-cell office:value-type="float" office:value="-0.124706032849438">
                <text:p>-0.1247060328494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08">
                <text:p>0.908</text:p>
              </table:table-cell>
              <table:table-cell office:value-type="float" office:value="-0.320762816550134">
                <text:p>-0.3207628165501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09">
                <text:p>0.909</text:p>
              </table:table-cell>
              <table:table-cell office:value-type="float" office:value="0.491655917201944">
                <text:p>0.4916559172019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1">
                <text:p>0.91</text:p>
              </table:table-cell>
              <table:table-cell office:value-type="float" office:value="1.03260902156902">
                <text:p>1.0326090215690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1">
                <text:p>0.911</text:p>
              </table:table-cell>
              <table:table-cell office:value-type="float" office:value="-0.098431367482118">
                <text:p>-0.0984313674821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12">
                <text:p>0.912</text:p>
              </table:table-cell>
              <table:table-cell office:value-type="float" office:value="0.652266272934336">
                <text:p>0.6522662729343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13">
                <text:p>0.913</text:p>
              </table:table-cell>
              <table:table-cell office:value-type="float" office:value="0.647161318062075">
                <text:p>0.6471613180620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14">
                <text:p>0.914</text:p>
              </table:table-cell>
              <table:table-cell office:value-type="float" office:value="0.641244702920806">
                <text:p>0.64124470292080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5">
                <text:p>0.915</text:p>
              </table:table-cell>
              <table:table-cell office:value-type="float" office:value="-0.146947386361646">
                <text:p>-0.1469473863616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6">
                <text:p>0.916</text:p>
              </table:table-cell>
              <table:table-cell office:value-type="float" office:value="-0.959636828955474">
                <text:p>-0.95963682895547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17">
                <text:p>0.917</text:p>
              </table:table-cell>
              <table:table-cell office:value-type="float" office:value="0.146944069666689">
                <text:p>0.14694406966668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18">
                <text:p>0.918</text:p>
              </table:table-cell>
              <table:table-cell office:value-type="float" office:value="1.14703154032541">
                <text:p>1.147031540325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19">
                <text:p>0.919</text:p>
              </table:table-cell>
              <table:table-cell office:value-type="float" office:value="-0.605717674607622">
                <text:p>-0.6057176746076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2">
                <text:p>0.92</text:p>
              </table:table-cell>
              <table:table-cell office:value-type="float" office:value="0.696748212426732">
                <text:p>0.6967482124267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21">
                <text:p>0.921</text:p>
              </table:table-cell>
              <table:table-cell office:value-type="float" office:value="1.6008698112513">
                <text:p>1.60086981125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22">
                <text:p>0.922</text:p>
              </table:table-cell>
              <table:table-cell office:value-type="float" office:value="1.1690406287141">
                <text:p>1.16904062871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3">
                <text:p>0.923</text:p>
              </table:table-cell>
              <table:table-cell office:value-type="float" office:value="-0.341612569252931">
                <text:p>-0.3416125692529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4">
                <text:p>0.924</text:p>
              </table:table-cell>
              <table:table-cell office:value-type="float" office:value="0.900811832087362">
                <text:p>0.9008118320873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5">
                <text:p>0.925</text:p>
              </table:table-cell>
              <table:table-cell office:value-type="float" office:value="-0.277325241059482">
                <text:p>-0.27732524105948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6">
                <text:p>0.926</text:p>
              </table:table-cell>
              <table:table-cell office:value-type="float" office:value="-1.53556705959063">
                <text:p>-1.5355670595906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7">
                <text:p>0.927</text:p>
              </table:table-cell>
              <table:table-cell office:value-type="float" office:value="3.07310127664636">
                <text:p>3.073101276646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28">
                <text:p>0.928</text:p>
              </table:table-cell>
              <table:table-cell office:value-type="float" office:value="0.281110014794005">
                <text:p>0.28111001479400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29">
                <text:p>0.929</text:p>
              </table:table-cell>
              <table:table-cell office:value-type="float" office:value="0.669473019307985">
                <text:p>0.6694730193079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">
                <text:p>0.93</text:p>
              </table:table-cell>
              <table:table-cell office:value-type="float" office:value="-0.529647970417323">
                <text:p>-0.52964797041732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1">
                <text:p>0.931</text:p>
              </table:table-cell>
              <table:table-cell office:value-type="float" office:value="-0.543773798697841">
                <text:p>-0.54377379869784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2">
                <text:p>0.932</text:p>
              </table:table-cell>
              <table:table-cell office:value-type="float" office:value="-0.961770884501304">
                <text:p>-0.96177088450130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3">
                <text:p>0.933</text:p>
              </table:table-cell>
              <table:table-cell office:value-type="float" office:value="1.74006597763418">
                <text:p>1.7400659776341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4">
                <text:p>0.934</text:p>
              </table:table-cell>
              <table:table-cell office:value-type="float" office:value="1.51844453937092">
                <text:p>1.518444539370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5">
                <text:p>0.935</text:p>
              </table:table-cell>
              <table:table-cell office:value-type="float" office:value="0.794850141799875">
                <text:p>0.7948501417998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6">
                <text:p>0.936</text:p>
              </table:table-cell>
              <table:table-cell office:value-type="float" office:value="0.451679359092519">
                <text:p>0.4516793590925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7">
                <text:p>0.937</text:p>
              </table:table-cell>
              <table:table-cell office:value-type="float" office:value="-0.851084083951446">
                <text:p>-0.85108408395144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38">
                <text:p>0.938</text:p>
              </table:table-cell>
              <table:table-cell office:value-type="float" office:value="0.894629488120623">
                <text:p>0.89462948812062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39">
                <text:p>0.939</text:p>
              </table:table-cell>
              <table:table-cell office:value-type="float" office:value="-0.900846347432435">
                <text:p>-0.90084634743243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">
                <text:p>0.94</text:p>
              </table:table-cell>
              <table:table-cell office:value-type="float" office:value="0.069745899338629">
                <text:p>0.06974589933862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41">
                <text:p>0.941</text:p>
              </table:table-cell>
              <table:table-cell office:value-type="float" office:value="-0.469593224003736">
                <text:p>-0.46959322400373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2">
                <text:p>0.942</text:p>
              </table:table-cell>
              <table:table-cell office:value-type="float" office:value="0.821980544383071">
                <text:p>0.82198054438307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3">
                <text:p>0.943</text:p>
              </table:table-cell>
              <table:table-cell office:value-type="float" office:value="-0.676383604001304">
                <text:p>-0.67638360400130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4">
                <text:p>0.944</text:p>
              </table:table-cell>
              <table:table-cell office:value-type="float" office:value="0.889693629111583">
                <text:p>0.88969362911158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5">
                <text:p>0.945</text:p>
              </table:table-cell>
              <table:table-cell office:value-type="float" office:value="0.751958221669822">
                <text:p>0.75195822166982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6">
                <text:p>0.946</text:p>
              </table:table-cell>
              <table:table-cell office:value-type="float" office:value="1.34799287954033">
                <text:p>1.347992879540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7">
                <text:p>0.947</text:p>
              </table:table-cell>
              <table:table-cell office:value-type="float" office:value="-0.401601653088991">
                <text:p>-0.4016016530889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48">
                <text:p>0.948</text:p>
              </table:table-cell>
              <table:table-cell office:value-type="float" office:value="-1.61030762259798">
                <text:p>-1.610307622597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49">
                <text:p>0.949</text:p>
              </table:table-cell>
              <table:table-cell office:value-type="float" office:value="1.32659910723928">
                <text:p>1.3265991072392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5">
                <text:p>0.95</text:p>
              </table:table-cell>
              <table:table-cell office:value-type="float" office:value="-0.138842226446837">
                <text:p>-0.1388422264468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1">
                <text:p>0.951</text:p>
              </table:table-cell>
              <table:table-cell office:value-type="float" office:value="-1.72235557430503">
                <text:p>-1.722355574305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2">
                <text:p>0.952</text:p>
              </table:table-cell>
              <table:table-cell office:value-type="float" office:value="-0.275025335511245">
                <text:p>-0.27502533551124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3">
                <text:p>0.953</text:p>
              </table:table-cell>
              <table:table-cell office:value-type="float" office:value="-1.1534917389275">
                <text:p>-1.15349173892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4">
                <text:p>0.954</text:p>
              </table:table-cell>
              <table:table-cell office:value-type="float" office:value="0.548455302830121">
                <text:p>0.54845530283012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5">
                <text:p>0.955</text:p>
              </table:table-cell>
              <table:table-cell office:value-type="float" office:value="0.946131875851583">
                <text:p>0.9461318758515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6">
                <text:p>0.956</text:p>
              </table:table-cell>
              <table:table-cell office:value-type="float" office:value="0.524592340239648">
                <text:p>0.52459234023964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7">
                <text:p>0.957</text:p>
              </table:table-cell>
              <table:table-cell office:value-type="float" office:value="0.1024553140468">
                <text:p>0.10245531404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58">
                <text:p>0.958</text:p>
              </table:table-cell>
              <table:table-cell office:value-type="float" office:value="0.127902254441044">
                <text:p>0.1279022544410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59">
                <text:p>0.959</text:p>
              </table:table-cell>
              <table:table-cell office:value-type="float" office:value="-0.1178879221761">
                <text:p>-0.117887922176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6">
                <text:p>0.96</text:p>
              </table:table-cell>
              <table:table-cell office:value-type="float" office:value="1.66879240212709">
                <text:p>1.668792402127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1">
                <text:p>0.961</text:p>
              </table:table-cell>
              <table:table-cell office:value-type="float" office:value="-0.524507337047751">
                <text:p>-0.52450733704775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2">
                <text:p>0.962</text:p>
              </table:table-cell>
              <table:table-cell office:value-type="float" office:value="-0.645615677126235">
                <text:p>-0.64561567712623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3">
                <text:p>0.963</text:p>
              </table:table-cell>
              <table:table-cell office:value-type="float" office:value="-1.71755738844797">
                <text:p>-1.717557388447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4">
                <text:p>0.964</text:p>
              </table:table-cell>
              <table:table-cell office:value-type="float" office:value="1.6664105578884">
                <text:p>1.66641055788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65">
                <text:p>0.965</text:p>
              </table:table-cell>
              <table:table-cell office:value-type="float" office:value="0.105023986746898">
                <text:p>0.10502398674689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66">
                <text:p>0.966</text:p>
              </table:table-cell>
              <table:table-cell office:value-type="float" office:value="-0.633114609001067">
                <text:p>-0.63311460900106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7">
                <text:p>0.967</text:p>
              </table:table-cell>
              <table:table-cell office:value-type="float" office:value="-1.48888485046451">
                <text:p>-1.4888848504645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68">
                <text:p>0.968</text:p>
              </table:table-cell>
              <table:table-cell office:value-type="float" office:value="-0.432103338841198">
                <text:p>-0.43210333884119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69">
                <text:p>0.969</text:p>
              </table:table-cell>
              <table:table-cell office:value-type="float" office:value="0.030178581609563">
                <text:p>0.03017858160956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">
                <text:p>0.97</text:p>
              </table:table-cell>
              <table:table-cell office:value-type="float" office:value="0.107831752241965">
                <text:p>0.10783175224196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71">
                <text:p>0.971</text:p>
              </table:table-cell>
              <table:table-cell office:value-type="float" office:value="0.014868504552744">
                <text:p>0.01486850455274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72">
                <text:p>0.972</text:p>
              </table:table-cell>
              <table:table-cell office:value-type="float" office:value="1.03741152398501">
                <text:p>1.037411523985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73">
                <text:p>0.973</text:p>
              </table:table-cell>
              <table:table-cell office:value-type="float" office:value="0.002865424347096">
                <text:p>0.0028654243470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4">
                <text:p>0.974</text:p>
              </table:table-cell>
              <table:table-cell office:value-type="float" office:value="-0.007976840949257">
                <text:p>-0.00797684094925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75">
                <text:p>0.975</text:p>
              </table:table-cell>
              <table:table-cell office:value-type="float" office:value="-1.18392989312054">
                <text:p>-1.1839298931205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76">
                <text:p>0.976</text:p>
              </table:table-cell>
              <table:table-cell office:value-type="float" office:value="0.923339051930623">
                <text:p>0.9233390519306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77">
                <text:p>0.977</text:p>
              </table:table-cell>
              <table:table-cell office:value-type="float" office:value="-0.782518354078732">
                <text:p>-0.78251835407873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78">
                <text:p>0.978</text:p>
              </table:table-cell>
              <table:table-cell office:value-type="float" office:value="-0.358820760837131">
                <text:p>-0.3588207608371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79">
                <text:p>0.979</text:p>
              </table:table-cell>
              <table:table-cell office:value-type="float" office:value="0.136125143518583">
                <text:p>0.13612514351858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8">
                <text:p>0.98</text:p>
              </table:table-cell>
              <table:table-cell office:value-type="float" office:value="-1.57884692965832">
                <text:p>-1.5788469296583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1">
                <text:p>0.981</text:p>
              </table:table-cell>
              <table:table-cell office:value-type="float" office:value="-1.95079538861366">
                <text:p>-1.9507953886136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82">
                <text:p>0.982</text:p>
              </table:table-cell>
              <table:table-cell office:value-type="float" office:value="-1.16095527407288">
                <text:p>-1.1609552740728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83">
                <text:p>0.983</text:p>
              </table:table-cell>
              <table:table-cell office:value-type="float" office:value="0.51051081679395">
                <text:p>0.5105108167939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84">
                <text:p>0.984</text:p>
              </table:table-cell>
              <table:table-cell office:value-type="float" office:value="0.695001921424833">
                <text:p>0.6950019214248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85">
                <text:p>0.985</text:p>
              </table:table-cell>
              <table:table-cell office:value-type="float" office:value="0.140300637886614">
                <text:p>0.1403006378866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6">
                <text:p>0.986</text:p>
              </table:table-cell>
              <table:table-cell office:value-type="float" office:value="0.462058235736205">
                <text:p>0.4620582357362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7">
                <text:p>0.987</text:p>
              </table:table-cell>
              <table:table-cell office:value-type="float" office:value="-1.04173258790516">
                <text:p>-1.041732587905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88">
                <text:p>0.988</text:p>
              </table:table-cell>
              <table:table-cell office:value-type="float" office:value="-0.240825593331328">
                <text:p>-0.2408255933313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89">
                <text:p>0.989</text:p>
              </table:table-cell>
              <table:table-cell office:value-type="float" office:value="1.2486311672244">
                <text:p>1.24863116722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9">
                <text:p>0.99</text:p>
              </table:table-cell>
              <table:table-cell office:value-type="float" office:value="-1.0132754048413">
                <text:p>-1.01327540484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1">
                <text:p>0.991</text:p>
              </table:table-cell>
              <table:table-cell office:value-type="float" office:value="0.135378373112157">
                <text:p>0.1353783731121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2">
                <text:p>0.992</text:p>
              </table:table-cell>
              <table:table-cell office:value-type="float" office:value="0.597044110686846">
                <text:p>0.59704411068684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3">
                <text:p>0.993</text:p>
              </table:table-cell>
              <table:table-cell office:value-type="float" office:value="-0.666062799339474">
                <text:p>-0.66606279933947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94">
                <text:p>0.994</text:p>
              </table:table-cell>
              <table:table-cell office:value-type="float" office:value="-0.307541760975557">
                <text:p>-0.3075417609755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95">
                <text:p>0.995</text:p>
              </table:table-cell>
              <table:table-cell office:value-type="float" office:value="2.23679879501502">
                <text:p>2.2367987950150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96">
                <text:p>0.996</text:p>
              </table:table-cell>
              <table:table-cell office:value-type="float" office:value="1.11463133581847">
                <text:p>1.114631335818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97">
                <text:p>0.997</text:p>
              </table:table-cell>
              <table:table-cell office:value-type="float" office:value="-0.805893253426383">
                <text:p>-0.80589325342638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98">
                <text:p>0.998</text:p>
              </table:table-cell>
              <table:table-cell office:value-type="float" office:value="-1.09640990794016">
                <text:p>-1.0964099079401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99">
                <text:p>0.999</text:p>
              </table:table-cell>
              <table:table-cell office:value-type="float" office:value="-0.420333635646">
                <text:p>-0.420333635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</office:styles>
</office:document-styles>
</file>